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04mm"/>
    </style:style>
    <style:style style:name="co2" style:family="table-column">
      <style:table-column-properties fo:break-before="auto" style:column-width="14.83mm"/>
    </style:style>
    <style:style style:name="co3" style:family="table-column">
      <style:table-column-properties fo:break-before="auto" style:column-width="11.89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4.9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6" table:number-columns-repeated="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Path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/>
          <table:table-cell table:style-name="ce2"/>
          <table:table-cell table:formula="of:=[.C5]" office:value-type="float" office:value="852" calcext:value-type="float">
            <text:p>852</text:p>
          </table:table-cell>
          <table:table-cell office:value-type="float" office:value="650" calcext:value-type="float">
            <text:p>650</text:p>
          </table:table-cell>
          <table:table-cell table:formula="of:=[.H1]/[.G1]" office:value-type="float" office:value="0.762910798122066" calcext:value-type="float">
            <text:p>0.7629107981220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ncept.png</text:p>
          </table:table-cell>
          <table:table-cell office:value-type="string" calcext:value-type="string">
            <text:p>C:\Users\henkj\IOT\DesigningHousingsInFreeCAD\images\01-concept\concept.png</text:p>
          </table:table-cell>
          <table:table-cell office:value-type="float" office:value="1488" calcext:value-type="float">
            <text:p>1488</text:p>
          </table:table-cell>
          <table:table-cell office:value-type="float" office:value="617" calcext:value-type="float">
            <text:p>617</text:p>
          </table:table-cell>
          <table:table-cell/>
          <table:table-cell table:formula="of:=&quot;  &lt;img src=&quot;&amp;CHAR(34)&amp;SUBSTITUTE(SUBSTITUTE([.B2];&quot;C:\Users\henkj\IOT\DesigningHousingsInFreeCAD&quot;;&quot;.&quot;);&quot;\&quot;;&quot;/&quot;)&amp; CHAR(34) &amp; &quot; alt=&quot;&amp;CHAR(34)&amp;UPPER(LEFT(SUBSTITUTE([.A2];&quot;.png&quot;;&quot;&quot;);1))&amp;LOWER(MID(SUBSTITUTE(SUBSTITUTE([.A2];&quot;.png&quot;;&quot;&quot;);&quot;-&quot;;&quot; &quot;);2;255))&amp;CHAR(34)&amp;&quot; width=&quot;&amp;CHAR(34)&amp;ROUND([.C2]*[.$I$1])&amp;CHAR(34)&amp;&quot;&gt;&quot;" office:value-type="string" office:string-value="  &lt;img src=&quot;./images/01-concept/concept.png&quot; alt=&quot;Concept&quot; width=&quot;1135&quot;&gt;" calcext:value-type="string">
            <text:p>  &lt;img src="./images/01-concept/concept.png" alt="Concept" width="1135"&gt;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using-bottom.png</text:p>
          </table:table-cell>
          <table:table-cell office:value-type="string" calcext:value-type="string">
            <text:p>C:\Users\henkj\IOT\DesigningHousingsInFreeCAD\images\01-concept\housing-bottom.png</text:p>
          </table:table-cell>
          <table:table-cell office:value-type="float" office:value="1047" calcext:value-type="float">
            <text:p>1047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&quot;  &lt;img src=&quot;&amp;CHAR(34)&amp;SUBSTITUTE(SUBSTITUTE([.B3];&quot;C:\Users\henkj\IOT\DesigningHousingsInFreeCAD&quot;;&quot;.&quot;);&quot;\&quot;;&quot;/&quot;)&amp; CHAR(34) &amp; &quot; alt=&quot;&amp;CHAR(34)&amp;UPPER(LEFT(SUBSTITUTE([.A3];&quot;.png&quot;;&quot;&quot;);1))&amp;LOWER(MID(SUBSTITUTE(SUBSTITUTE([.A3];&quot;.png&quot;;&quot;&quot;);&quot;-&quot;;&quot; &quot;);2;255))&amp;CHAR(34)&amp;&quot; width=&quot;&amp;CHAR(34)&amp;ROUND([.C3]*[.$I$1])&amp;CHAR(34)&amp;&quot;&gt;&quot;" office:value-type="string" office:string-value="  &lt;img src=&quot;./images/01-concept/housing-bottom.png&quot; alt=&quot;Housing bottom&quot; width=&quot;799&quot;&gt;" calcext:value-type="string">
            <text:p>  &lt;img src="./images/01-concept/housing-bottom.png" alt="Housing bottom" width="799"&gt;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using-top.png</text:p>
          </table:table-cell>
          <table:table-cell office:value-type="string" calcext:value-type="string">
            <text:p>C:\Users\henkj\IOT\DesigningHousingsInFreeCAD\images\01-concept\housing-top.png</text:p>
          </table:table-cell>
          <table:table-cell office:value-type="float" office:value="1048" calcext:value-type="float">
            <text:p>1048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&quot;  &lt;img src=&quot;&amp;CHAR(34)&amp;SUBSTITUTE(SUBSTITUTE([.B4];&quot;C:\Users\henkj\IOT\DesigningHousingsInFreeCAD&quot;;&quot;.&quot;);&quot;\&quot;;&quot;/&quot;)&amp; CHAR(34) &amp; &quot; alt=&quot;&amp;CHAR(34)&amp;UPPER(LEFT(SUBSTITUTE([.A4];&quot;.png&quot;;&quot;&quot;);1))&amp;LOWER(MID(SUBSTITUTE(SUBSTITUTE([.A4];&quot;.png&quot;;&quot;&quot;);&quot;-&quot;;&quot; &quot;);2;255))&amp;CHAR(34)&amp;&quot; width=&quot;&amp;CHAR(34)&amp;ROUND([.C4]*[.$I$1])&amp;CHAR(34)&amp;&quot;&gt;&quot;" office:value-type="string" office:string-value="  &lt;img src=&quot;./images/01-concept/housing-top.png&quot; alt=&quot;Housing top&quot; width=&quot;800&quot;&gt;" calcext:value-type="string">
            <text:p>  &lt;img src="./images/01-concept/housing-top.png" alt="Housing top" width="800"&gt;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using.png</text:p>
          </table:table-cell>
          <table:table-cell office:value-type="string" calcext:value-type="string">
            <text:p>C:\Users\henkj\IOT\DesigningHousingsInFreeCAD\images\01-concept\housing.png</text:p>
          </table:table-cell>
          <table:table-cell office:value-type="float" office:value="852" calcext:value-type="float">
            <text:p>852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&quot;  &lt;img src=&quot;&amp;CHAR(34)&amp;SUBSTITUTE(SUBSTITUTE([.B5];&quot;C:\Users\henkj\IOT\DesigningHousingsInFreeCAD&quot;;&quot;.&quot;);&quot;\&quot;;&quot;/&quot;)&amp; CHAR(34) &amp; &quot; alt=&quot;&amp;CHAR(34)&amp;UPPER(LEFT(SUBSTITUTE([.A5];&quot;.png&quot;;&quot;&quot;);1))&amp;LOWER(MID(SUBSTITUTE(SUBSTITUTE([.A5];&quot;.png&quot;;&quot;&quot;);&quot;-&quot;;&quot; &quot;);2;255))&amp;CHAR(34)&amp;&quot; width=&quot;&amp;CHAR(34)&amp;ROUND([.C5]*[.$I$1])&amp;CHAR(34)&amp;&quot;&gt;&quot;" office:value-type="string" office:string-value="  &lt;img src=&quot;./images/01-concept/housing.png&quot; alt=&quot;Housing&quot; width=&quot;650&quot;&gt;" calcext:value-type="string">
            <text:p>  &lt;img src="./images/01-concept/housing.png" alt="Housing" width="650"&gt;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sult.png</text:p>
          </table:table-cell>
          <table:table-cell office:value-type="string" calcext:value-type="string">
            <text:p>C:\Users\henkj\IOT\DesigningHousingsInFreeCAD\images\01-concept\result.png</text:p>
          </table:table-cell>
          <table:table-cell office:value-type="float" office:value="894" calcext:value-type="float">
            <text:p>894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&quot;  &lt;img src=&quot;&amp;CHAR(34)&amp;SUBSTITUTE(SUBSTITUTE([.B6];&quot;C:\Users\henkj\IOT\DesigningHousingsInFreeCAD&quot;;&quot;.&quot;);&quot;\&quot;;&quot;/&quot;)&amp; CHAR(34) &amp; &quot; alt=&quot;&amp;CHAR(34)&amp;UPPER(LEFT(SUBSTITUTE([.A6];&quot;.png&quot;;&quot;&quot;);1))&amp;LOWER(MID(SUBSTITUTE(SUBSTITUTE([.A6];&quot;.png&quot;;&quot;&quot;);&quot;-&quot;;&quot; &quot;);2;255))&amp;CHAR(34)&amp;&quot; width=&quot;&amp;CHAR(34)&amp;ROUND([.C6]*[.$I$1])&amp;CHAR(34)&amp;&quot;&gt;&quot;" office:value-type="string" office:string-value="  &lt;img src=&quot;./images/01-concept/result.png&quot; alt=&quot;Result&quot; width=&quot;682&quot;&gt;" calcext:value-type="string">
            <text:p>  &lt;img src="./images/01-concept/result.png" alt="Result" width="682"&gt;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eparation-bottom.png</text:p>
          </table:table-cell>
          <table:table-cell office:value-type="string" calcext:value-type="string">
            <text:p>C:\Users\henkj\IOT\DesigningHousingsInFreeCAD\images\01-concept\separation-bottom.png</text:p>
          </table:table-cell>
          <table:table-cell office:value-type="float" office:value="780" calcext:value-type="float">
            <text:p>780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&quot;  &lt;img src=&quot;&amp;CHAR(34)&amp;SUBSTITUTE(SUBSTITUTE([.B7];&quot;C:\Users\henkj\IOT\DesigningHousingsInFreeCAD&quot;;&quot;.&quot;);&quot;\&quot;;&quot;/&quot;)&amp; CHAR(34) &amp; &quot; alt=&quot;&amp;CHAR(34)&amp;UPPER(LEFT(SUBSTITUTE([.A7];&quot;.png&quot;;&quot;&quot;);1))&amp;LOWER(MID(SUBSTITUTE(SUBSTITUTE([.A7];&quot;.png&quot;;&quot;&quot;);&quot;-&quot;;&quot; &quot;);2;255))&amp;CHAR(34)&amp;&quot; width=&quot;&amp;CHAR(34)&amp;ROUND([.C7]*[.$I$1])&amp;CHAR(34)&amp;&quot;&gt;&quot;" office:value-type="string" office:string-value="  &lt;img src=&quot;./images/01-concept/separation-bottom.png&quot; alt=&quot;Separation bottom&quot; width=&quot;595&quot;&gt;" calcext:value-type="string">
            <text:p>  &lt;img src="./images/01-concept/separation-bottom.png" alt="Separation bottom" width="595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paration-top.png</text:p>
          </table:table-cell>
          <table:table-cell office:value-type="string" calcext:value-type="string">
            <text:p>C:\Users\henkj\IOT\DesigningHousingsInFreeCAD\images\01-concept\separation-top.png</text:p>
          </table:table-cell>
          <table:table-cell office:value-type="float" office:value="881" calcext:value-type="float">
            <text:p>881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&quot;  &lt;img src=&quot;&amp;CHAR(34)&amp;SUBSTITUTE(SUBSTITUTE([.B8];&quot;C:\Users\henkj\IOT\DesigningHousingsInFreeCAD&quot;;&quot;.&quot;);&quot;\&quot;;&quot;/&quot;)&amp; CHAR(34) &amp; &quot; alt=&quot;&amp;CHAR(34)&amp;UPPER(LEFT(SUBSTITUTE([.A8];&quot;.png&quot;;&quot;&quot;);1))&amp;LOWER(MID(SUBSTITUTE(SUBSTITUTE([.A8];&quot;.png&quot;;&quot;&quot;);&quot;-&quot;;&quot; &quot;);2;255))&amp;CHAR(34)&amp;&quot; width=&quot;&amp;CHAR(34)&amp;ROUND([.C8]*[.$I$1])&amp;CHAR(34)&amp;&quot;&gt;&quot;" office:value-type="string" office:string-value="  &lt;img src=&quot;./images/01-concept/separation-top.png&quot; alt=&quot;Separation top&quot; width=&quot;672&quot;&gt;" calcext:value-type="string">
            <text:p>  &lt;img src="./images/01-concept/separation-top.png" alt="Separation top" width="672"&gt;</text:p>
          </table:table-cell>
          <table:table-cell table:number-columns-repeated="8"/>
          <table:table-cell table:style-name="ce4" office:value-type="string" calcext:value-type="string">
            <text:p>  &lt;img src="./images/01-concept/concept.png" alt="Concept" width="600"&gt; </text:p>
          </table:table-cell>
        </table:table-row>
        <table:table-row table:style-name="ro3">
          <table:table-cell office:value-type="string" calcext:value-type="string">
            <text:p>modifying-housing.png</text:p>
          </table:table-cell>
          <table:table-cell office:value-type="string" calcext:value-type="string">
            <text:p>C:\Users\henkj\IOT\DesigningHousingsInFreeCAD\images\02-making-modifications\modifying-housing.png</text:p>
          </table:table-cell>
          <table:table-cell office:value-type="float" office:value="923" calcext:value-type="float">
            <text:p>923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&quot;  &lt;img src=&quot;&amp;CHAR(34)&amp;SUBSTITUTE(SUBSTITUTE([.B9];&quot;C:\Users\henkj\IOT\DesigningHousingsInFreeCAD&quot;;&quot;.&quot;);&quot;\&quot;;&quot;/&quot;)&amp; CHAR(34) &amp; &quot; alt=&quot;&amp;CHAR(34)&amp;UPPER(LEFT(SUBSTITUTE([.A9];&quot;.png&quot;;&quot;&quot;);1))&amp;LOWER(MID(SUBSTITUTE(SUBSTITUTE([.A9];&quot;.png&quot;;&quot;&quot;);&quot;-&quot;;&quot; &quot;);2;255))&amp;CHAR(34)&amp;&quot; width=&quot;&amp;CHAR(34)&amp;ROUND([.C9]*[.$I$1])&amp;CHAR(34)&amp;&quot;&gt;&quot;" office:value-type="string" office:string-value="  &lt;img src=&quot;./images/02-making-modifications/modifying-housing.png&quot; alt=&quot;Modifying housing&quot; width=&quot;704&quot;&gt;" calcext:value-type="string">
            <text:p>  &lt;img src="./images/02-making-modifications/modifying-housing.png" alt="Modifying housing" width="704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sult.png</text:p>
          </table:table-cell>
          <table:table-cell office:value-type="string" calcext:value-type="string">
            <text:p>C:\Users\henkj\IOT\DesigningHousingsInFreeCAD\images\02-making-modifications\result.png</text:p>
          </table:table-cell>
          <table:table-cell office:value-type="float" office:value="958" calcext:value-type="float">
            <text:p>958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&quot;  &lt;img src=&quot;&amp;CHAR(34)&amp;SUBSTITUTE(SUBSTITUTE([.B10];&quot;C:\Users\henkj\IOT\DesigningHousingsInFreeCAD&quot;;&quot;.&quot;);&quot;\&quot;;&quot;/&quot;)&amp; CHAR(34) &amp; &quot; alt=&quot;&amp;CHAR(34)&amp;UPPER(LEFT(SUBSTITUTE([.A10];&quot;.png&quot;;&quot;&quot;);1))&amp;LOWER(MID(SUBSTITUTE(SUBSTITUTE([.A10];&quot;.png&quot;;&quot;&quot;);&quot;-&quot;;&quot; &quot;);2;255))&amp;CHAR(34)&amp;&quot; width=&quot;&amp;CHAR(34)&amp;ROUND([.C10]*[.$I$1])&amp;CHAR(34)&amp;&quot;&gt;&quot;" office:value-type="string" office:string-value="  &lt;img src=&quot;./images/02-making-modifications/result.png&quot; alt=&quot;Result&quot; width=&quot;731&quot;&gt;" calcext:value-type="string">
            <text:p>  &lt;img src="./images/02-making-modifications/result.png" alt="Result" width="731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lecting-housing.png</text:p>
          </table:table-cell>
          <table:table-cell office:value-type="string" calcext:value-type="string">
            <text:p>C:\Users\henkj\IOT\DesigningHousingsInFreeCAD\images\02-making-modifications\selecting-housing.png</text:p>
          </table:table-cell>
          <table:table-cell office:value-type="float" office:value="829" calcext:value-type="float">
            <text:p>829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&quot;  &lt;img src=&quot;&amp;CHAR(34)&amp;SUBSTITUTE(SUBSTITUTE([.B11];&quot;C:\Users\henkj\IOT\DesigningHousingsInFreeCAD&quot;;&quot;.&quot;);&quot;\&quot;;&quot;/&quot;)&amp; CHAR(34) &amp; &quot; alt=&quot;&amp;CHAR(34)&amp;UPPER(LEFT(SUBSTITUTE([.A11];&quot;.png&quot;;&quot;&quot;);1))&amp;LOWER(MID(SUBSTITUTE(SUBSTITUTE([.A11];&quot;.png&quot;;&quot;&quot;);&quot;-&quot;;&quot; &quot;);2;255))&amp;CHAR(34)&amp;&quot; width=&quot;&amp;CHAR(34)&amp;ROUND([.C11]*[.$I$1])&amp;CHAR(34)&amp;&quot;&gt;&quot;" office:value-type="string" office:string-value="  &lt;img src=&quot;./images/02-making-modifications/selecting-housing.png&quot; alt=&quot;Selecting housing&quot; width=&quot;632&quot;&gt;" calcext:value-type="string">
            <text:p>  &lt;img src="./images/02-making-modifications/selecting-housing.png" alt="Selecting housing" width="632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fferent-orientations.png</text:p>
          </table:table-cell>
          <table:table-cell office:value-type="string" calcext:value-type="string">
            <text:p>C:\Users\henkj\IOT\DesigningHousingsInFreeCAD\images\03-maintaining-colors\different-orientations.png</text:p>
          </table:table-cell>
          <table:table-cell office:value-type="float" office:value="1152" calcext:value-type="float">
            <text:p>1152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&quot;  &lt;img src=&quot;&amp;CHAR(34)&amp;SUBSTITUTE(SUBSTITUTE([.B12];&quot;C:\Users\henkj\IOT\DesigningHousingsInFreeCAD&quot;;&quot;.&quot;);&quot;\&quot;;&quot;/&quot;)&amp; CHAR(34) &amp; &quot; alt=&quot;&amp;CHAR(34)&amp;UPPER(LEFT(SUBSTITUTE([.A12];&quot;.png&quot;;&quot;&quot;);1))&amp;LOWER(MID(SUBSTITUTE(SUBSTITUTE([.A12];&quot;.png&quot;;&quot;&quot;);&quot;-&quot;;&quot; &quot;);2;255))&amp;CHAR(34)&amp;&quot; width=&quot;&amp;CHAR(34)&amp;ROUND([.C12]*[.$I$1])&amp;CHAR(34)&amp;&quot;&gt;&quot;" office:value-type="string" office:string-value="  &lt;img src=&quot;./images/03-maintaining-colors/different-orientations.png&quot; alt=&quot;Different orientations&quot; width=&quot;879&quot;&gt;" calcext:value-type="string">
            <text:p>  &lt;img src="./images/03-maintaining-colors/different-orientations.png" alt="Different orientations" width="879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fine-shape.png</text:p>
          </table:table-cell>
          <table:table-cell office:value-type="string" calcext:value-type="string">
            <text:p>C:\Users\henkj\IOT\DesigningHousingsInFreeCAD\images\03-maintaining-colors\refine-shape.png</text:p>
          </table:table-cell>
          <table:table-cell office:value-type="float" office:value="1166" calcext:value-type="float">
            <text:p>1166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&quot;  &lt;img src=&quot;&amp;CHAR(34)&amp;SUBSTITUTE(SUBSTITUTE([.B13];&quot;C:\Users\henkj\IOT\DesigningHousingsInFreeCAD&quot;;&quot;.&quot;);&quot;\&quot;;&quot;/&quot;)&amp; CHAR(34) &amp; &quot; alt=&quot;&amp;CHAR(34)&amp;UPPER(LEFT(SUBSTITUTE([.A13];&quot;.png&quot;;&quot;&quot;);1))&amp;LOWER(MID(SUBSTITUTE(SUBSTITUTE([.A13];&quot;.png&quot;;&quot;&quot;);&quot;-&quot;;&quot; &quot;);2;255))&amp;CHAR(34)&amp;&quot; width=&quot;&amp;CHAR(34)&amp;ROUND([.C13]*[.$I$1])&amp;CHAR(34)&amp;&quot;&gt;&quot;" office:value-type="string" office:string-value="  &lt;img src=&quot;./images/03-maintaining-colors/refine-shape.png&quot; alt=&quot;Refine shape&quot; width=&quot;890&quot;&gt;" calcext:value-type="string">
            <text:p>  &lt;img src="./images/03-maintaining-colors/refine-shape.png" alt="Refine shape" width="89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sult.png</text:p>
          </table:table-cell>
          <table:table-cell office:value-type="string" calcext:value-type="string">
            <text:p>C:\Users\henkj\IOT\DesigningHousingsInFreeCAD\images\03-maintaining-colors\result.png</text:p>
          </table:table-cell>
          <table:table-cell office:value-type="float" office:value="969" calcext:value-type="float">
            <text:p>969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&quot;  &lt;img src=&quot;&amp;CHAR(34)&amp;SUBSTITUTE(SUBSTITUTE([.B14];&quot;C:\Users\henkj\IOT\DesigningHousingsInFreeCAD&quot;;&quot;.&quot;);&quot;\&quot;;&quot;/&quot;)&amp; CHAR(34) &amp; &quot; alt=&quot;&amp;CHAR(34)&amp;UPPER(LEFT(SUBSTITUTE([.A14];&quot;.png&quot;;&quot;&quot;);1))&amp;LOWER(MID(SUBSTITUTE(SUBSTITUTE([.A14];&quot;.png&quot;;&quot;&quot;);&quot;-&quot;;&quot; &quot;);2;255))&amp;CHAR(34)&amp;&quot; width=&quot;&amp;CHAR(34)&amp;ROUND([.C14]*[.$I$1])&amp;CHAR(34)&amp;&quot;&gt;&quot;" office:value-type="string" office:string-value="  &lt;img src=&quot;./images/03-maintaining-colors/result.png&quot; alt=&quot;Result&quot; width=&quot;739&quot;&gt;" calcext:value-type="string">
            <text:p>  &lt;img src="./images/03-maintaining-colors/result.png" alt="Result" width="739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dding-sketches-to-skeleton.png</text:p>
          </table:table-cell>
          <table:table-cell office:value-type="string" calcext:value-type="string">
            <text:p>C:\Users\henkj\IOT\DesigningHousingsInFreeCAD\images\05-skeleton-body\adding-sketches-to-skeleton.png</text:p>
          </table:table-cell>
          <table:table-cell office:value-type="float" office:value="1140" calcext:value-type="float">
            <text:p>1140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&quot;  &lt;img src=&quot;&amp;CHAR(34)&amp;SUBSTITUTE(SUBSTITUTE([.B15];&quot;C:\Users\henkj\IOT\DesigningHousingsInFreeCAD&quot;;&quot;.&quot;);&quot;\&quot;;&quot;/&quot;)&amp; CHAR(34) &amp; &quot; alt=&quot;&amp;CHAR(34)&amp;UPPER(LEFT(SUBSTITUTE([.A15];&quot;.png&quot;;&quot;&quot;);1))&amp;LOWER(MID(SUBSTITUTE(SUBSTITUTE([.A15];&quot;.png&quot;;&quot;&quot;);&quot;-&quot;;&quot; &quot;);2;255))&amp;CHAR(34)&amp;&quot; width=&quot;&amp;CHAR(34)&amp;ROUND([.C15]*[.$I$1])&amp;CHAR(34)&amp;&quot;&gt;&quot;" office:value-type="string" office:string-value="  &lt;img src=&quot;./images/05-skeleton-body/adding-sketches-to-skeleton.png&quot; alt=&quot;Adding sketches to skeleton&quot; width=&quot;870&quot;&gt;" calcext:value-type="string">
            <text:p>  &lt;img src="./images/05-skeleton-body/adding-sketches-to-skeleton.png" alt="Adding sketches to skeleton" width="87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reate-sketch-on-datumplane.png</text:p>
          </table:table-cell>
          <table:table-cell office:value-type="string" calcext:value-type="string">
            <text:p>C:\Users\henkj\IOT\DesigningHousingsInFreeCAD\images\05-skeleton-body\create-sketch-on-datumplane.png</text:p>
          </table:table-cell>
          <table:table-cell office:value-type="float" office:value="1002" calcext:value-type="float">
            <text:p>1002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&quot;  &lt;img src=&quot;&amp;CHAR(34)&amp;SUBSTITUTE(SUBSTITUTE([.B16];&quot;C:\Users\henkj\IOT\DesigningHousingsInFreeCAD&quot;;&quot;.&quot;);&quot;\&quot;;&quot;/&quot;)&amp; CHAR(34) &amp; &quot; alt=&quot;&amp;CHAR(34)&amp;UPPER(LEFT(SUBSTITUTE([.A16];&quot;.png&quot;;&quot;&quot;);1))&amp;LOWER(MID(SUBSTITUTE(SUBSTITUTE([.A16];&quot;.png&quot;;&quot;&quot;);&quot;-&quot;;&quot; &quot;);2;255))&amp;CHAR(34)&amp;&quot; width=&quot;&amp;CHAR(34)&amp;ROUND([.C16]*[.$I$1])&amp;CHAR(34)&amp;&quot;&gt;&quot;" office:value-type="string" office:string-value="  &lt;img src=&quot;./images/05-skeleton-body/create-sketch-on-datumplane.png&quot; alt=&quot;Create sketch on datumplane&quot; width=&quot;764&quot;&gt;" calcext:value-type="string">
            <text:p>  &lt;img src="./images/05-skeleton-body/create-sketch-on-datumplane.png" alt="Create sketch on datumplane" width="764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atum-plane-to-drive-the-model.png</text:p>
          </table:table-cell>
          <table:table-cell office:value-type="string" calcext:value-type="string">
            <text:p>C:\Users\henkj\IOT\DesigningHousingsInFreeCAD\images\05-skeleton-body\datum-plane-to-drive-the-model.png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&quot;  &lt;img src=&quot;&amp;CHAR(34)&amp;SUBSTITUTE(SUBSTITUTE([.B17];&quot;C:\Users\henkj\IOT\DesigningHousingsInFreeCAD&quot;;&quot;.&quot;);&quot;\&quot;;&quot;/&quot;)&amp; CHAR(34) &amp; &quot; alt=&quot;&amp;CHAR(34)&amp;UPPER(LEFT(SUBSTITUTE([.A17];&quot;.png&quot;;&quot;&quot;);1))&amp;LOWER(MID(SUBSTITUTE(SUBSTITUTE([.A17];&quot;.png&quot;;&quot;&quot;);&quot;-&quot;;&quot; &quot;);2;255))&amp;CHAR(34)&amp;&quot; width=&quot;&amp;CHAR(34)&amp;ROUND([.C17]*[.$I$1])&amp;CHAR(34)&amp;&quot;&gt;&quot;" office:value-type="string" office:string-value="  &lt;img src=&quot;./images/05-skeleton-body/datum-plane-to-drive-the-model.png&quot; alt=&quot;Datum plane to drive the model&quot; width=&quot;381&quot;&gt;" calcext:value-type="string">
            <text:p>  &lt;img src="./images/05-skeleton-body/datum-plane-to-drive-the-model.png" alt="Datum plane to drive the model" width="381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efine-first-datumplane.png</text:p>
          </table:table-cell>
          <table:table-cell office:value-type="string" calcext:value-type="string">
            <text:p>C:\Users\henkj\IOT\DesigningHousingsInFreeCAD\images\05-skeleton-body\define-first-datumplane.png</text:p>
          </table:table-cell>
          <table:table-cell office:value-type="float" office:value="1656" calcext:value-type="float">
            <text:p>1656</text:p>
          </table:table-cell>
          <table:table-cell office:value-type="float" office:value="891" calcext:value-type="float">
            <text:p>891</text:p>
          </table:table-cell>
          <table:table-cell/>
          <table:table-cell table:formula="of:=&quot;  &lt;img src=&quot;&amp;CHAR(34)&amp;SUBSTITUTE(SUBSTITUTE([.B18];&quot;C:\Users\henkj\IOT\DesigningHousingsInFreeCAD&quot;;&quot;.&quot;);&quot;\&quot;;&quot;/&quot;)&amp; CHAR(34) &amp; &quot; alt=&quot;&amp;CHAR(34)&amp;UPPER(LEFT(SUBSTITUTE([.A18];&quot;.png&quot;;&quot;&quot;);1))&amp;LOWER(MID(SUBSTITUTE(SUBSTITUTE([.A18];&quot;.png&quot;;&quot;&quot;);&quot;-&quot;;&quot; &quot;);2;255))&amp;CHAR(34)&amp;&quot; width=&quot;&amp;CHAR(34)&amp;ROUND([.C18]*[.$I$1])&amp;CHAR(34)&amp;&quot;&gt;&quot;" office:value-type="string" office:string-value="  &lt;img src=&quot;./images/05-skeleton-body/define-first-datumplane.png&quot; alt=&quot;Define first datumplane&quot; width=&quot;1263&quot;&gt;" calcext:value-type="string">
            <text:p>  &lt;img src="./images/05-skeleton-body/define-first-datumplane.png" alt="Define first datumplane" width="1263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rawing-base-sketch.png</text:p>
          </table:table-cell>
          <table:table-cell office:value-type="string" calcext:value-type="string">
            <text:p>C:\Users\henkj\IOT\DesigningHousingsInFreeCAD\images\05-skeleton-body\drawing-base-sketch.png</text:p>
          </table:table-cell>
          <table:table-cell office:value-type="float" office:value="1071" calcext:value-type="float">
            <text:p>1071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&quot;  &lt;img src=&quot;&amp;CHAR(34)&amp;SUBSTITUTE(SUBSTITUTE([.B19];&quot;C:\Users\henkj\IOT\DesigningHousingsInFreeCAD&quot;;&quot;.&quot;);&quot;\&quot;;&quot;/&quot;)&amp; CHAR(34) &amp; &quot; alt=&quot;&amp;CHAR(34)&amp;UPPER(LEFT(SUBSTITUTE([.A19];&quot;.png&quot;;&quot;&quot;);1))&amp;LOWER(MID(SUBSTITUTE(SUBSTITUTE([.A19];&quot;.png&quot;;&quot;&quot;);&quot;-&quot;;&quot; &quot;);2;255))&amp;CHAR(34)&amp;&quot; width=&quot;&amp;CHAR(34)&amp;ROUND([.C19]*[.$I$1])&amp;CHAR(34)&amp;&quot;&gt;&quot;" office:value-type="string" office:string-value="  &lt;img src=&quot;./images/05-skeleton-body/drawing-base-sketch.png&quot; alt=&quot;Drawing base sketch&quot; width=&quot;817&quot;&gt;" calcext:value-type="string">
            <text:p>  &lt;img src="./images/05-skeleton-body/drawing-base-sketch.png" alt="Drawing base sketch" width="817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extrude-up-to-the-next-plane.png</text:p>
          </table:table-cell>
          <table:table-cell office:value-type="string" calcext:value-type="string">
            <text:p>C:\Users\henkj\IOT\DesigningHousingsInFreeCAD\images\05-skeleton-body\extrude-up-to-the-next-plane.png</text:p>
          </table:table-cell>
          <table:table-cell office:value-type="float" office:value="1032" calcext:value-type="float">
            <text:p>1032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&quot;  &lt;img src=&quot;&amp;CHAR(34)&amp;SUBSTITUTE(SUBSTITUTE([.B20];&quot;C:\Users\henkj\IOT\DesigningHousingsInFreeCAD&quot;;&quot;.&quot;);&quot;\&quot;;&quot;/&quot;)&amp; CHAR(34) &amp; &quot; alt=&quot;&amp;CHAR(34)&amp;UPPER(LEFT(SUBSTITUTE([.A20];&quot;.png&quot;;&quot;&quot;);1))&amp;LOWER(MID(SUBSTITUTE(SUBSTITUTE([.A20];&quot;.png&quot;;&quot;&quot;);&quot;-&quot;;&quot; &quot;);2;255))&amp;CHAR(34)&amp;&quot; width=&quot;&amp;CHAR(34)&amp;ROUND([.C20]*[.$I$1])&amp;CHAR(34)&amp;&quot;&gt;&quot;" office:value-type="string" office:string-value="  &lt;img src=&quot;./images/05-skeleton-body/extrude-up-to-the-next-plane.png&quot; alt=&quot;Extrude up to the next plane&quot; width=&quot;787&quot;&gt;" calcext:value-type="string">
            <text:p>  &lt;img src="./images/05-skeleton-body/extrude-up-to-the-next-plane.png" alt="Extrude up to the next plane" width="787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inal-result-original-closed.png</text:p>
          </table:table-cell>
          <table:table-cell office:value-type="string" calcext:value-type="string">
            <text:p>C:\Users\henkj\IOT\DesigningHousingsInFreeCAD\images\05-skeleton-body\final-result-original-closed.png</text:p>
          </table:table-cell>
          <table:table-cell office:value-type="float" office:value="1049" calcext:value-type="float">
            <text:p>1049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&quot;  &lt;img src=&quot;&amp;CHAR(34)&amp;SUBSTITUTE(SUBSTITUTE([.B21];&quot;C:\Users\henkj\IOT\DesigningHousingsInFreeCAD&quot;;&quot;.&quot;);&quot;\&quot;;&quot;/&quot;)&amp; CHAR(34) &amp; &quot; alt=&quot;&amp;CHAR(34)&amp;UPPER(LEFT(SUBSTITUTE([.A21];&quot;.png&quot;;&quot;&quot;);1))&amp;LOWER(MID(SUBSTITUTE(SUBSTITUTE([.A21];&quot;.png&quot;;&quot;&quot;);&quot;-&quot;;&quot; &quot;);2;255))&amp;CHAR(34)&amp;&quot; width=&quot;&amp;CHAR(34)&amp;ROUND([.C21]*[.$I$1])&amp;CHAR(34)&amp;&quot;&gt;&quot;" office:value-type="string" office:string-value="  &lt;img src=&quot;./images/05-skeleton-body/final-result-original-closed.png&quot; alt=&quot;Final result original closed&quot; width=&quot;800&quot;&gt;" calcext:value-type="string">
            <text:p>  &lt;img src="./images/05-skeleton-body/final-result-original-closed.png" alt="Final result original closed" width="80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inal-result-original.png</text:p>
          </table:table-cell>
          <table:table-cell office:value-type="string" calcext:value-type="string">
            <text:p>C:\Users\henkj\IOT\DesigningHousingsInFreeCAD\images\05-skeleton-body\final-result-original.png</text:p>
          </table:table-cell>
          <table:table-cell office:value-type="float" office:value="961" calcext:value-type="float">
            <text:p>961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&quot;  &lt;img src=&quot;&amp;CHAR(34)&amp;SUBSTITUTE(SUBSTITUTE([.B22];&quot;C:\Users\henkj\IOT\DesigningHousingsInFreeCAD&quot;;&quot;.&quot;);&quot;\&quot;;&quot;/&quot;)&amp; CHAR(34) &amp; &quot; alt=&quot;&amp;CHAR(34)&amp;UPPER(LEFT(SUBSTITUTE([.A22];&quot;.png&quot;;&quot;&quot;);1))&amp;LOWER(MID(SUBSTITUTE(SUBSTITUTE([.A22];&quot;.png&quot;;&quot;&quot;);&quot;-&quot;;&quot; &quot;);2;255))&amp;CHAR(34)&amp;&quot; width=&quot;&amp;CHAR(34)&amp;ROUND([.C22]*[.$I$1])&amp;CHAR(34)&amp;&quot;&gt;&quot;" office:value-type="string" office:string-value="  &lt;img src=&quot;./images/05-skeleton-body/final-result-original.png&quot; alt=&quot;Final result original&quot; width=&quot;733&quot;&gt;" calcext:value-type="string">
            <text:p>  &lt;img src="./images/05-skeleton-body/final-result-original.png" alt="Final result original" width="733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completed.png</text:p>
          </table:table-cell>
          <table:table-cell office:value-type="string" calcext:value-type="string">
            <text:p>C:\Users\henkj\IOT\DesigningHousingsInFreeCAD\images\05-skeleton-body\housing-completed.png</text:p>
          </table:table-cell>
          <table:table-cell office:value-type="float" office:value="1045" calcext:value-type="float">
            <text:p>1045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&quot;  &lt;img src=&quot;&amp;CHAR(34)&amp;SUBSTITUTE(SUBSTITUTE([.B23];&quot;C:\Users\henkj\IOT\DesigningHousingsInFreeCAD&quot;;&quot;.&quot;);&quot;\&quot;;&quot;/&quot;)&amp; CHAR(34) &amp; &quot; alt=&quot;&amp;CHAR(34)&amp;UPPER(LEFT(SUBSTITUTE([.A23];&quot;.png&quot;;&quot;&quot;);1))&amp;LOWER(MID(SUBSTITUTE(SUBSTITUTE([.A23];&quot;.png&quot;;&quot;&quot;);&quot;-&quot;;&quot; &quot;);2;255))&amp;CHAR(34)&amp;&quot; width=&quot;&amp;CHAR(34)&amp;ROUND([.C23]*[.$I$1])&amp;CHAR(34)&amp;&quot;&gt;&quot;" office:value-type="string" office:string-value="  &lt;img src=&quot;./images/05-skeleton-body/housing-completed.png&quot; alt=&quot;Housing completed&quot; width=&quot;797&quot;&gt;" calcext:value-type="string">
            <text:p>  &lt;img src="./images/05-skeleton-body/housing-completed.png" alt="Housing completed" width="797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rawing-base-sketch.png</text:p>
          </table:table-cell>
          <table:table-cell office:value-type="string" calcext:value-type="string">
            <text:p>C:\Users\henkj\IOT\DesigningHousingsInFreeCAD\images\05-skeleton-body\old\drawing-base-sketch.png</text:p>
          </table:table-cell>
          <table:table-cell office:value-type="float" office:value="1096" calcext:value-type="float">
            <text:p>1096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&quot;  &lt;img src=&quot;&amp;CHAR(34)&amp;SUBSTITUTE(SUBSTITUTE([.B24];&quot;C:\Users\henkj\IOT\DesigningHousingsInFreeCAD&quot;;&quot;.&quot;);&quot;\&quot;;&quot;/&quot;)&amp; CHAR(34) &amp; &quot; alt=&quot;&amp;CHAR(34)&amp;UPPER(LEFT(SUBSTITUTE([.A24];&quot;.png&quot;;&quot;&quot;);1))&amp;LOWER(MID(SUBSTITUTE(SUBSTITUTE([.A24];&quot;.png&quot;;&quot;&quot;);&quot;-&quot;;&quot; &quot;);2;255))&amp;CHAR(34)&amp;&quot; width=&quot;&amp;CHAR(34)&amp;ROUND([.C24]*[.$I$1])&amp;CHAR(34)&amp;&quot;&gt;&quot;" office:value-type="string" office:string-value="  &lt;img src=&quot;./images/05-skeleton-body/old/drawing-base-sketch.png&quot; alt=&quot;Drawing base sketch&quot; width=&quot;836&quot;&gt;" calcext:value-type="string">
            <text:p>  &lt;img src="./images/05-skeleton-body/old/drawing-base-sketch.png" alt="Drawing base sketch" width="836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extrude-base-until-right-plane.png</text:p>
          </table:table-cell>
          <table:table-cell office:value-type="string" calcext:value-type="string">
            <text:p>C:\Users\henkj\IOT\DesigningHousingsInFreeCAD\images\05-skeleton-body\old\extrude-base-until-right-plane.png</text:p>
          </table:table-cell>
          <table:table-cell office:value-type="float" office:value="1117" calcext:value-type="float">
            <text:p>1117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&quot;  &lt;img src=&quot;&amp;CHAR(34)&amp;SUBSTITUTE(SUBSTITUTE([.B25];&quot;C:\Users\henkj\IOT\DesigningHousingsInFreeCAD&quot;;&quot;.&quot;);&quot;\&quot;;&quot;/&quot;)&amp; CHAR(34) &amp; &quot; alt=&quot;&amp;CHAR(34)&amp;UPPER(LEFT(SUBSTITUTE([.A25];&quot;.png&quot;;&quot;&quot;);1))&amp;LOWER(MID(SUBSTITUTE(SUBSTITUTE([.A25];&quot;.png&quot;;&quot;&quot;);&quot;-&quot;;&quot; &quot;);2;255))&amp;CHAR(34)&amp;&quot; width=&quot;&amp;CHAR(34)&amp;ROUND([.C25]*[.$I$1])&amp;CHAR(34)&amp;&quot;&gt;&quot;" office:value-type="string" office:string-value="  &lt;img src=&quot;./images/05-skeleton-body/old/extrude-base-until-right-plane.png&quot; alt=&quot;Extrude base until right plane&quot; width=&quot;852&quot;&gt;" calcext:value-type="string">
            <text:p>  &lt;img src="./images/05-skeleton-body/old/extrude-base-until-right-plane.png" alt="Extrude base until right plane" width="852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separated.png</text:p>
          </table:table-cell>
          <table:table-cell office:value-type="string" calcext:value-type="string">
            <text:p>C:\Users\henkj\IOT\DesigningHousingsInFreeCAD\images\05-skeleton-body\old\housing-separated.png</text:p>
          </table:table-cell>
          <table:table-cell office:value-type="float" office:value="1127" calcext:value-type="float">
            <text:p>1127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&quot;  &lt;img src=&quot;&amp;CHAR(34)&amp;SUBSTITUTE(SUBSTITUTE([.B26];&quot;C:\Users\henkj\IOT\DesigningHousingsInFreeCAD&quot;;&quot;.&quot;);&quot;\&quot;;&quot;/&quot;)&amp; CHAR(34) &amp; &quot; alt=&quot;&amp;CHAR(34)&amp;UPPER(LEFT(SUBSTITUTE([.A26];&quot;.png&quot;;&quot;&quot;);1))&amp;LOWER(MID(SUBSTITUTE(SUBSTITUTE([.A26];&quot;.png&quot;;&quot;&quot;);&quot;-&quot;;&quot; &quot;);2;255))&amp;CHAR(34)&amp;&quot; width=&quot;&amp;CHAR(34)&amp;ROUND([.C26]*[.$I$1])&amp;CHAR(34)&amp;&quot;&gt;&quot;" office:value-type="string" office:string-value="  &lt;img src=&quot;./images/05-skeleton-body/old/housing-separated.png&quot; alt=&quot;Housing separated&quot; width=&quot;860&quot;&gt;" calcext:value-type="string">
            <text:p>  &lt;img src="./images/05-skeleton-body/old/housing-separated.png" alt="Housing separated" width="86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.png</text:p>
          </table:table-cell>
          <table:table-cell office:value-type="string" calcext:value-type="string">
            <text:p>C:\Users\henkj\IOT\DesigningHousingsInFreeCAD\images\05-skeleton-body\old\housing.png</text:p>
          </table:table-cell>
          <table:table-cell office:value-type="float" office:value="930" calcext:value-type="float">
            <text:p>930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&quot;  &lt;img src=&quot;&amp;CHAR(34)&amp;SUBSTITUTE(SUBSTITUTE([.B27];&quot;C:\Users\henkj\IOT\DesigningHousingsInFreeCAD&quot;;&quot;.&quot;);&quot;\&quot;;&quot;/&quot;)&amp; CHAR(34) &amp; &quot; alt=&quot;&amp;CHAR(34)&amp;UPPER(LEFT(SUBSTITUTE([.A27];&quot;.png&quot;;&quot;&quot;);1))&amp;LOWER(MID(SUBSTITUTE(SUBSTITUTE([.A27];&quot;.png&quot;;&quot;&quot;);&quot;-&quot;;&quot; &quot;);2;255))&amp;CHAR(34)&amp;&quot; width=&quot;&amp;CHAR(34)&amp;ROUND([.C27]*[.$I$1])&amp;CHAR(34)&amp;&quot;&gt;&quot;" office:value-type="string" office:string-value="  &lt;img src=&quot;./images/05-skeleton-body/old/housing.png&quot; alt=&quot;Housing&quot; width=&quot;710&quot;&gt;" calcext:value-type="string">
            <text:p>  &lt;img src="./images/05-skeleton-body/old/housing.png" alt="Housing" width="71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s-base-created.png</text:p>
          </table:table-cell>
          <table:table-cell office:value-type="string" calcext:value-type="string">
            <text:p>C:\Users\henkj\IOT\DesigningHousingsInFreeCAD\images\05-skeleton-body\old\hs-base-created.png</text:p>
          </table:table-cell>
          <table:table-cell office:value-type="float" office:value="1143" calcext:value-type="float">
            <text:p>1143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&quot;  &lt;img src=&quot;&amp;CHAR(34)&amp;SUBSTITUTE(SUBSTITUTE([.B28];&quot;C:\Users\henkj\IOT\DesigningHousingsInFreeCAD&quot;;&quot;.&quot;);&quot;\&quot;;&quot;/&quot;)&amp; CHAR(34) &amp; &quot; alt=&quot;&amp;CHAR(34)&amp;UPPER(LEFT(SUBSTITUTE([.A28];&quot;.png&quot;;&quot;&quot;);1))&amp;LOWER(MID(SUBSTITUTE(SUBSTITUTE([.A28];&quot;.png&quot;;&quot;&quot;);&quot;-&quot;;&quot; &quot;);2;255))&amp;CHAR(34)&amp;&quot; width=&quot;&amp;CHAR(34)&amp;ROUND([.C28]*[.$I$1])&amp;CHAR(34)&amp;&quot;&gt;&quot;" office:value-type="string" office:string-value="  &lt;img src=&quot;./images/05-skeleton-body/old/hs-base-created.png&quot; alt=&quot;Hs base created&quot; width=&quot;872&quot;&gt;" calcext:value-type="string">
            <text:p>  &lt;img src="./images/05-skeleton-body/old/hs-base-created.png" alt="Hs base created" width="872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link-to-other-sketch.png</text:p>
          </table:table-cell>
          <table:table-cell office:value-type="string" calcext:value-type="string">
            <text:p>C:\Users\henkj\IOT\DesigningHousingsInFreeCAD\images\05-skeleton-body\old\link-to-other-sketch.png</text:p>
          </table:table-cell>
          <table:table-cell office:value-type="float" office:value="995" calcext:value-type="float">
            <text:p>995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&quot;  &lt;img src=&quot;&amp;CHAR(34)&amp;SUBSTITUTE(SUBSTITUTE([.B29];&quot;C:\Users\henkj\IOT\DesigningHousingsInFreeCAD&quot;;&quot;.&quot;);&quot;\&quot;;&quot;/&quot;)&amp; CHAR(34) &amp; &quot; alt=&quot;&amp;CHAR(34)&amp;UPPER(LEFT(SUBSTITUTE([.A29];&quot;.png&quot;;&quot;&quot;);1))&amp;LOWER(MID(SUBSTITUTE(SUBSTITUTE([.A29];&quot;.png&quot;;&quot;&quot;);&quot;-&quot;;&quot; &quot;);2;255))&amp;CHAR(34)&amp;&quot; width=&quot;&amp;CHAR(34)&amp;ROUND([.C29]*[.$I$1])&amp;CHAR(34)&amp;&quot;&gt;&quot;" office:value-type="string" office:string-value="  &lt;img src=&quot;./images/05-skeleton-body/old/link-to-other-sketch.png&quot; alt=&quot;Link to other sketch&quot; width=&quot;759&quot;&gt;" calcext:value-type="string">
            <text:p>  &lt;img src="./images/05-skeleton-body/old/link-to-other-sketch.png" alt="Link to other sketch" width="759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sult-of-change.png</text:p>
          </table:table-cell>
          <table:table-cell office:value-type="string" calcext:value-type="string">
            <text:p>C:\Users\henkj\IOT\DesigningHousingsInFreeCAD\images\05-skeleton-body\old\result-of-change.png</text:p>
          </table:table-cell>
          <table:table-cell office:value-type="float" office:value="965" calcext:value-type="float">
            <text:p>965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&quot;  &lt;img src=&quot;&amp;CHAR(34)&amp;SUBSTITUTE(SUBSTITUTE([.B30];&quot;C:\Users\henkj\IOT\DesigningHousingsInFreeCAD&quot;;&quot;.&quot;);&quot;\&quot;;&quot;/&quot;)&amp; CHAR(34) &amp; &quot; alt=&quot;&amp;CHAR(34)&amp;UPPER(LEFT(SUBSTITUTE([.A30];&quot;.png&quot;;&quot;&quot;);1))&amp;LOWER(MID(SUBSTITUTE(SUBSTITUTE([.A30];&quot;.png&quot;;&quot;&quot;);&quot;-&quot;;&quot; &quot;);2;255))&amp;CHAR(34)&amp;&quot; width=&quot;&amp;CHAR(34)&amp;ROUND([.C30]*[.$I$1])&amp;CHAR(34)&amp;&quot;&gt;&quot;" office:value-type="string" office:string-value="  &lt;img src=&quot;./images/05-skeleton-body/old/result-of-change.png&quot; alt=&quot;Result of change&quot; width=&quot;736&quot;&gt;" calcext:value-type="string">
            <text:p>  &lt;img src="./images/05-skeleton-body/old/result-of-change.png" alt="Result of change" width="736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paration-bottom.png</text:p>
          </table:table-cell>
          <table:table-cell office:value-type="string" calcext:value-type="string">
            <text:p>C:\Users\henkj\IOT\DesigningHousingsInFreeCAD\images\05-skeleton-body\old\separation-bottom.png</text:p>
          </table:table-cell>
          <table:table-cell office:value-type="float" office:value="1071" calcext:value-type="float">
            <text:p>1071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  &lt;img src=&quot;&amp;CHAR(34)&amp;SUBSTITUTE(SUBSTITUTE([.B31];&quot;C:\Users\henkj\IOT\DesigningHousingsInFreeCAD&quot;;&quot;.&quot;);&quot;\&quot;;&quot;/&quot;)&amp; CHAR(34) &amp; &quot; alt=&quot;&amp;CHAR(34)&amp;UPPER(LEFT(SUBSTITUTE([.A31];&quot;.png&quot;;&quot;&quot;);1))&amp;LOWER(MID(SUBSTITUTE(SUBSTITUTE([.A31];&quot;.png&quot;;&quot;&quot;);&quot;-&quot;;&quot; &quot;);2;255))&amp;CHAR(34)&amp;&quot; width=&quot;&amp;CHAR(34)&amp;ROUND([.C31]*[.$I$1])&amp;CHAR(34)&amp;&quot;&gt;&quot;" office:value-type="string" office:string-value="  &lt;img src=&quot;./images/05-skeleton-body/old/separation-bottom.png&quot; alt=&quot;Separation bottom&quot; width=&quot;817&quot;&gt;" calcext:value-type="string">
            <text:p>  &lt;img src="./images/05-skeleton-body/old/separation-bottom.png" alt="Separation bottom" width="817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paration-top.png</text:p>
          </table:table-cell>
          <table:table-cell office:value-type="string" calcext:value-type="string">
            <text:p>C:\Users\henkj\IOT\DesigningHousingsInFreeCAD\images\05-skeleton-body\old\separation-top.png</text:p>
          </table:table-cell>
          <table:table-cell office:value-type="float" office:value="982" calcext:value-type="float">
            <text:p>982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&quot;  &lt;img src=&quot;&amp;CHAR(34)&amp;SUBSTITUTE(SUBSTITUTE([.B32];&quot;C:\Users\henkj\IOT\DesigningHousingsInFreeCAD&quot;;&quot;.&quot;);&quot;\&quot;;&quot;/&quot;)&amp; CHAR(34) &amp; &quot; alt=&quot;&amp;CHAR(34)&amp;UPPER(LEFT(SUBSTITUTE([.A32];&quot;.png&quot;;&quot;&quot;);1))&amp;LOWER(MID(SUBSTITUTE(SUBSTITUTE([.A32];&quot;.png&quot;;&quot;&quot;);&quot;-&quot;;&quot; &quot;);2;255))&amp;CHAR(34)&amp;&quot; width=&quot;&amp;CHAR(34)&amp;ROUND([.C32]*[.$I$1])&amp;CHAR(34)&amp;&quot;&gt;&quot;" office:value-type="string" office:string-value="  &lt;img src=&quot;./images/05-skeleton-body/old/separation-top.png&quot; alt=&quot;Separation top&quot; width=&quot;749&quot;&gt;" calcext:value-type="string">
            <text:p>  &lt;img src="./images/05-skeleton-body/old/separation-top.png" alt="Separation top" width="749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hape-binder.png</text:p>
          </table:table-cell>
          <table:table-cell office:value-type="string" calcext:value-type="string">
            <text:p>C:\Users\henkj\IOT\DesigningHousingsInFreeCAD\images\05-skeleton-body\old\shape-binder.png</text:p>
          </table:table-cell>
          <table:table-cell office:value-type="float" office:value="1043" calcext:value-type="float">
            <text:p>1043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&quot;  &lt;img src=&quot;&amp;CHAR(34)&amp;SUBSTITUTE(SUBSTITUTE([.B33];&quot;C:\Users\henkj\IOT\DesigningHousingsInFreeCAD&quot;;&quot;.&quot;);&quot;\&quot;;&quot;/&quot;)&amp; CHAR(34) &amp; &quot; alt=&quot;&amp;CHAR(34)&amp;UPPER(LEFT(SUBSTITUTE([.A33];&quot;.png&quot;;&quot;&quot;);1))&amp;LOWER(MID(SUBSTITUTE(SUBSTITUTE([.A33];&quot;.png&quot;;&quot;&quot;);&quot;-&quot;;&quot; &quot;);2;255))&amp;CHAR(34)&amp;&quot; width=&quot;&amp;CHAR(34)&amp;ROUND([.C33]*[.$I$1])&amp;CHAR(34)&amp;&quot;&gt;&quot;" office:value-type="string" office:string-value="  &lt;img src=&quot;./images/05-skeleton-body/old/shape-binder.png&quot; alt=&quot;Shape binder&quot; width=&quot;796&quot;&gt;" calcext:value-type="string">
            <text:p>  &lt;img src="./images/05-skeleton-body/old/shape-binder.png" alt="Shape binder" width="796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k-front-after-change.png</text:p>
          </table:table-cell>
          <table:table-cell office:value-type="string" calcext:value-type="string">
            <text:p>C:\Users\henkj\IOT\DesigningHousingsInFreeCAD\images\05-skeleton-body\old\sk-front-after-change.png</text:p>
          </table:table-cell>
          <table:table-cell office:value-type="float" office:value="1113" calcext:value-type="float">
            <text:p>1113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&quot;  &lt;img src=&quot;&amp;CHAR(34)&amp;SUBSTITUTE(SUBSTITUTE([.B34];&quot;C:\Users\henkj\IOT\DesigningHousingsInFreeCAD&quot;;&quot;.&quot;);&quot;\&quot;;&quot;/&quot;)&amp; CHAR(34) &amp; &quot; alt=&quot;&amp;CHAR(34)&amp;UPPER(LEFT(SUBSTITUTE([.A34];&quot;.png&quot;;&quot;&quot;);1))&amp;LOWER(MID(SUBSTITUTE(SUBSTITUTE([.A34];&quot;.png&quot;;&quot;&quot;);&quot;-&quot;;&quot; &quot;);2;255))&amp;CHAR(34)&amp;&quot; width=&quot;&amp;CHAR(34)&amp;ROUND([.C34]*[.$I$1])&amp;CHAR(34)&amp;&quot;&gt;&quot;" office:value-type="string" office:string-value="  &lt;img src=&quot;./images/05-skeleton-body/old/sk-front-after-change.png&quot; alt=&quot;Sk front after change&quot; width=&quot;849&quot;&gt;" calcext:value-type="string">
            <text:p>  &lt;img src="./images/05-skeleton-body/old/sk-front-after-change.png" alt="Sk front after change" width="849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k-front.png</text:p>
          </table:table-cell>
          <table:table-cell office:value-type="string" calcext:value-type="string">
            <text:p>C:\Users\henkj\IOT\DesigningHousingsInFreeCAD\images\05-skeleton-body\old\sk-front.png</text:p>
          </table:table-cell>
          <table:table-cell office:value-type="float" office:value="1134" calcext:value-type="float">
            <text:p>1134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&quot;  &lt;img src=&quot;&amp;CHAR(34)&amp;SUBSTITUTE(SUBSTITUTE([.B35];&quot;C:\Users\henkj\IOT\DesigningHousingsInFreeCAD&quot;;&quot;.&quot;);&quot;\&quot;;&quot;/&quot;)&amp; CHAR(34) &amp; &quot; alt=&quot;&amp;CHAR(34)&amp;UPPER(LEFT(SUBSTITUTE([.A35];&quot;.png&quot;;&quot;&quot;);1))&amp;LOWER(MID(SUBSTITUTE(SUBSTITUTE([.A35];&quot;.png&quot;;&quot;&quot;);&quot;-&quot;;&quot; &quot;);2;255))&amp;CHAR(34)&amp;&quot; width=&quot;&amp;CHAR(34)&amp;ROUND([.C35]*[.$I$1])&amp;CHAR(34)&amp;&quot;&gt;&quot;" office:value-type="string" office:string-value="  &lt;img src=&quot;./images/05-skeleton-body/old/sk-front.png&quot; alt=&quot;Sk front&quot; width=&quot;865&quot;&gt;" calcext:value-type="string">
            <text:p>  &lt;img src="./images/05-skeleton-body/old/sk-front.png" alt="Sk front" width="865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keleton.png</text:p>
          </table:table-cell>
          <table:table-cell office:value-type="string" calcext:value-type="string">
            <text:p>C:\Users\henkj\IOT\DesigningHousingsInFreeCAD\images\05-skeleton-body\old\skeleton.png</text:p>
          </table:table-cell>
          <table:table-cell office:value-type="float" office:value="941" calcext:value-type="float">
            <text:p>941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&quot;  &lt;img src=&quot;&amp;CHAR(34)&amp;SUBSTITUTE(SUBSTITUTE([.B36];&quot;C:\Users\henkj\IOT\DesigningHousingsInFreeCAD&quot;;&quot;.&quot;);&quot;\&quot;;&quot;/&quot;)&amp; CHAR(34) &amp; &quot; alt=&quot;&amp;CHAR(34)&amp;UPPER(LEFT(SUBSTITUTE([.A36];&quot;.png&quot;;&quot;&quot;);1))&amp;LOWER(MID(SUBSTITUTE(SUBSTITUTE([.A36];&quot;.png&quot;;&quot;&quot;);&quot;-&quot;;&quot; &quot;);2;255))&amp;CHAR(34)&amp;&quot; width=&quot;&amp;CHAR(34)&amp;ROUND([.C36]*[.$I$1])&amp;CHAR(34)&amp;&quot;&gt;&quot;" office:value-type="string" office:string-value="  &lt;img src=&quot;./images/05-skeleton-body/old/skeleton.png&quot; alt=&quot;Skeleton&quot; width=&quot;718&quot;&gt;" calcext:value-type="string">
            <text:p>  &lt;img src="./images/05-skeleton-body/old/skeleton.png" alt="Skeleton" width="718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ferencing-in-iso-view.png</text:p>
          </table:table-cell>
          <table:table-cell office:value-type="string" calcext:value-type="string">
            <text:p>C:\Users\henkj\IOT\DesigningHousingsInFreeCAD\images\05-skeleton-body\referencing-in-iso-view.png</text:p>
          </table:table-cell>
          <table:table-cell office:value-type="float" office:value="931" calcext:value-type="float">
            <text:p>931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&quot;  &lt;img src=&quot;&amp;CHAR(34)&amp;SUBSTITUTE(SUBSTITUTE([.B37];&quot;C:\Users\henkj\IOT\DesigningHousingsInFreeCAD&quot;;&quot;.&quot;);&quot;\&quot;;&quot;/&quot;)&amp; CHAR(34) &amp; &quot; alt=&quot;&amp;CHAR(34)&amp;UPPER(LEFT(SUBSTITUTE([.A37];&quot;.png&quot;;&quot;&quot;);1))&amp;LOWER(MID(SUBSTITUTE(SUBSTITUTE([.A37];&quot;.png&quot;;&quot;&quot;);&quot;-&quot;;&quot; &quot;);2;255))&amp;CHAR(34)&amp;&quot; width=&quot;&amp;CHAR(34)&amp;ROUND([.C37]*[.$I$1])&amp;CHAR(34)&amp;&quot;&gt;&quot;" office:value-type="string" office:string-value="  &lt;img src=&quot;./images/05-skeleton-body/referencing-in-iso-view.png&quot; alt=&quot;Referencing in iso view&quot; width=&quot;710&quot;&gt;" calcext:value-type="string">
            <text:p>  &lt;img src="./images/05-skeleton-body/referencing-in-iso-view.png" alt="Referencing in iso view" width="71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sult-after-changes-open.png</text:p>
          </table:table-cell>
          <table:table-cell office:value-type="string" calcext:value-type="string">
            <text:p>C:\Users\henkj\IOT\DesigningHousingsInFreeCAD\images\05-skeleton-body\result-after-changes-open.png</text:p>
          </table:table-cell>
          <table:table-cell office:value-type="float" office:value="930" calcext:value-type="float">
            <text:p>930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&quot;  &lt;img src=&quot;&amp;CHAR(34)&amp;SUBSTITUTE(SUBSTITUTE([.B38];&quot;C:\Users\henkj\IOT\DesigningHousingsInFreeCAD&quot;;&quot;.&quot;);&quot;\&quot;;&quot;/&quot;)&amp; CHAR(34) &amp; &quot; alt=&quot;&amp;CHAR(34)&amp;UPPER(LEFT(SUBSTITUTE([.A38];&quot;.png&quot;;&quot;&quot;);1))&amp;LOWER(MID(SUBSTITUTE(SUBSTITUTE([.A38];&quot;.png&quot;;&quot;&quot;);&quot;-&quot;;&quot; &quot;);2;255))&amp;CHAR(34)&amp;&quot; width=&quot;&amp;CHAR(34)&amp;ROUND([.C38]*[.$I$1])&amp;CHAR(34)&amp;&quot;&gt;&quot;" office:value-type="string" office:string-value="  &lt;img src=&quot;./images/05-skeleton-body/result-after-changes-open.png&quot; alt=&quot;Result after changes open&quot; width=&quot;710&quot;&gt;" calcext:value-type="string">
            <text:p>  &lt;img src="./images/05-skeleton-body/result-after-changes-open.png" alt="Result after changes open" width="71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sult-after-changes.png</text:p>
          </table:table-cell>
          <table:table-cell office:value-type="string" calcext:value-type="string">
            <text:p>C:\Users\henkj\IOT\DesigningHousingsInFreeCAD\images\05-skeleton-body\result-after-changes.png</text:p>
          </table:table-cell>
          <table:table-cell office:value-type="float" office:value="949" calcext:value-type="float">
            <text:p>949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&quot;  &lt;img src=&quot;&amp;CHAR(34)&amp;SUBSTITUTE(SUBSTITUTE([.B39];&quot;C:\Users\henkj\IOT\DesigningHousingsInFreeCAD&quot;;&quot;.&quot;);&quot;\&quot;;&quot;/&quot;)&amp; CHAR(34) &amp; &quot; alt=&quot;&amp;CHAR(34)&amp;UPPER(LEFT(SUBSTITUTE([.A39];&quot;.png&quot;;&quot;&quot;);1))&amp;LOWER(MID(SUBSTITUTE(SUBSTITUTE([.A39];&quot;.png&quot;;&quot;&quot;);&quot;-&quot;;&quot; &quot;);2;255))&amp;CHAR(34)&amp;&quot; width=&quot;&amp;CHAR(34)&amp;ROUND([.C39]*[.$I$1])&amp;CHAR(34)&amp;&quot;&gt;&quot;" office:value-type="string" office:string-value="  &lt;img src=&quot;./images/05-skeleton-body/result-after-changes.png&quot; alt=&quot;Result after changes&quot; width=&quot;724&quot;&gt;" calcext:value-type="string">
            <text:p>  &lt;img src="./images/05-skeleton-body/result-after-changes.png" alt="Result after changes" width="724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paration-bottom-completed.png</text:p>
          </table:table-cell>
          <table:table-cell office:value-type="string" calcext:value-type="string">
            <text:p>C:\Users\henkj\IOT\DesigningHousingsInFreeCAD\images\05-skeleton-body\separation-bottom-completed.png</text:p>
          </table:table-cell>
          <table:table-cell office:value-type="float" office:value="862" calcext:value-type="float">
            <text:p>8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&quot;  &lt;img src=&quot;&amp;CHAR(34)&amp;SUBSTITUTE(SUBSTITUTE([.B40];&quot;C:\Users\henkj\IOT\DesigningHousingsInFreeCAD&quot;;&quot;.&quot;);&quot;\&quot;;&quot;/&quot;)&amp; CHAR(34) &amp; &quot; alt=&quot;&amp;CHAR(34)&amp;UPPER(LEFT(SUBSTITUTE([.A40];&quot;.png&quot;;&quot;&quot;);1))&amp;LOWER(MID(SUBSTITUTE(SUBSTITUTE([.A40];&quot;.png&quot;;&quot;&quot;);&quot;-&quot;;&quot; &quot;);2;255))&amp;CHAR(34)&amp;&quot; width=&quot;&amp;CHAR(34)&amp;ROUND([.C40]*[.$I$1])&amp;CHAR(34)&amp;&quot;&gt;&quot;" office:value-type="string" office:string-value="  &lt;img src=&quot;./images/05-skeleton-body/separation-bottom-completed.png&quot; alt=&quot;Separation bottom completed&quot; width=&quot;658&quot;&gt;" calcext:value-type="string">
            <text:p>  &lt;img src="./images/05-skeleton-body/separation-bottom-completed.png" alt="Separation bottom completed" width="658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paration-bottom-shape-binders.png</text:p>
          </table:table-cell>
          <table:table-cell office:value-type="string" calcext:value-type="string">
            <text:p>C:\Users\henkj\IOT\DesigningHousingsInFreeCAD\images\05-skeleton-body\separation-bottom-shape-binders.png</text:p>
          </table:table-cell>
          <table:table-cell office:value-type="float" office:value="872" calcext:value-type="float">
            <text:p>872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&quot;  &lt;img src=&quot;&amp;CHAR(34)&amp;SUBSTITUTE(SUBSTITUTE([.B41];&quot;C:\Users\henkj\IOT\DesigningHousingsInFreeCAD&quot;;&quot;.&quot;);&quot;\&quot;;&quot;/&quot;)&amp; CHAR(34) &amp; &quot; alt=&quot;&amp;CHAR(34)&amp;UPPER(LEFT(SUBSTITUTE([.A41];&quot;.png&quot;;&quot;&quot;);1))&amp;LOWER(MID(SUBSTITUTE(SUBSTITUTE([.A41];&quot;.png&quot;;&quot;&quot;);&quot;-&quot;;&quot; &quot;);2;255))&amp;CHAR(34)&amp;&quot; width=&quot;&amp;CHAR(34)&amp;ROUND([.C41]*[.$I$1])&amp;CHAR(34)&amp;&quot;&gt;&quot;" office:value-type="string" office:string-value="  &lt;img src=&quot;./images/05-skeleton-body/separation-bottom-shape-binders.png&quot; alt=&quot;Separation bottom shape binders&quot; width=&quot;665&quot;&gt;" calcext:value-type="string">
            <text:p>  &lt;img src="./images/05-skeleton-body/separation-bottom-shape-binders.png" alt="Separation bottom shape binders" width="665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paration-top-completed.png</text:p>
          </table:table-cell>
          <table:table-cell office:value-type="string" calcext:value-type="string">
            <text:p>C:\Users\henkj\IOT\DesigningHousingsInFreeCAD\images\05-skeleton-body\separation-top-completed.png</text:p>
          </table:table-cell>
          <table:table-cell office:value-type="float" office:value="958" calcext:value-type="float">
            <text:p>958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&quot;  &lt;img src=&quot;&amp;CHAR(34)&amp;SUBSTITUTE(SUBSTITUTE([.B42];&quot;C:\Users\henkj\IOT\DesigningHousingsInFreeCAD&quot;;&quot;.&quot;);&quot;\&quot;;&quot;/&quot;)&amp; CHAR(34) &amp; &quot; alt=&quot;&amp;CHAR(34)&amp;UPPER(LEFT(SUBSTITUTE([.A42];&quot;.png&quot;;&quot;&quot;);1))&amp;LOWER(MID(SUBSTITUTE(SUBSTITUTE([.A42];&quot;.png&quot;;&quot;&quot;);&quot;-&quot;;&quot; &quot;);2;255))&amp;CHAR(34)&amp;&quot; width=&quot;&amp;CHAR(34)&amp;ROUND([.C42]*[.$I$1])&amp;CHAR(34)&amp;&quot;&gt;&quot;" office:value-type="string" office:string-value="  &lt;img src=&quot;./images/05-skeleton-body/separation-top-completed.png&quot; alt=&quot;Separation top completed&quot; width=&quot;731&quot;&gt;" calcext:value-type="string">
            <text:p>  &lt;img src="./images/05-skeleton-body/separation-top-completed.png" alt="Separation top completed" width="731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hape-binders.png</text:p>
          </table:table-cell>
          <table:table-cell office:value-type="string" calcext:value-type="string">
            <text:p>C:\Users\henkj\IOT\DesigningHousingsInFreeCAD\images\05-skeleton-body\shape-binders.png</text:p>
          </table:table-cell>
          <table:table-cell office:value-type="float" office:value="655" calcext:value-type="float">
            <text:p>655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&quot;  &lt;img src=&quot;&amp;CHAR(34)&amp;SUBSTITUTE(SUBSTITUTE([.B43];&quot;C:\Users\henkj\IOT\DesigningHousingsInFreeCAD&quot;;&quot;.&quot;);&quot;\&quot;;&quot;/&quot;)&amp; CHAR(34) &amp; &quot; alt=&quot;&amp;CHAR(34)&amp;UPPER(LEFT(SUBSTITUTE([.A43];&quot;.png&quot;;&quot;&quot;);1))&amp;LOWER(MID(SUBSTITUTE(SUBSTITUTE([.A43];&quot;.png&quot;;&quot;&quot;);&quot;-&quot;;&quot; &quot;);2;255))&amp;CHAR(34)&amp;&quot; width=&quot;&amp;CHAR(34)&amp;ROUND([.C43]*[.$I$1])&amp;CHAR(34)&amp;&quot;&gt;&quot;" office:value-type="string" office:string-value="  &lt;img src=&quot;./images/05-skeleton-body/shape-binders.png&quot; alt=&quot;Shape binders&quot; width=&quot;500&quot;&gt;" calcext:value-type="string">
            <text:p>  &lt;img src="./images/05-skeleton-body/shape-binders.png" alt="Shape binders" width="50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k-rim-trj.png</text:p>
          </table:table-cell>
          <table:table-cell office:value-type="string" calcext:value-type="string">
            <text:p>C:\Users\henkj\IOT\DesigningHousingsInFreeCAD\images\05-skeleton-body\sk-rim-trj.png</text:p>
          </table:table-cell>
          <table:table-cell office:value-type="float" office:value="725" calcext:value-type="float">
            <text:p>725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&quot;  &lt;img src=&quot;&amp;CHAR(34)&amp;SUBSTITUTE(SUBSTITUTE([.B44];&quot;C:\Users\henkj\IOT\DesigningHousingsInFreeCAD&quot;;&quot;.&quot;);&quot;\&quot;;&quot;/&quot;)&amp; CHAR(34) &amp; &quot; alt=&quot;&amp;CHAR(34)&amp;UPPER(LEFT(SUBSTITUTE([.A44];&quot;.png&quot;;&quot;&quot;);1))&amp;LOWER(MID(SUBSTITUTE(SUBSTITUTE([.A44];&quot;.png&quot;;&quot;&quot;);&quot;-&quot;;&quot; &quot;);2;255))&amp;CHAR(34)&amp;&quot; width=&quot;&amp;CHAR(34)&amp;ROUND([.C44]*[.$I$1])&amp;CHAR(34)&amp;&quot;&gt;&quot;" office:value-type="string" office:string-value="  &lt;img src=&quot;./images/05-skeleton-body/sk-rim-trj.png&quot; alt=&quot;Sk rim trj&quot; width=&quot;553&quot;&gt;" calcext:value-type="string">
            <text:p>  &lt;img src="./images/05-skeleton-body/sk-rim-trj.png" alt="Sk rim trj" width="553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ketches-in-skeleton.png</text:p>
          </table:table-cell>
          <table:table-cell office:value-type="string" calcext:value-type="string">
            <text:p>C:\Users\henkj\IOT\DesigningHousingsInFreeCAD\images\05-skeleton-body\sketches-in-skeleton.png</text:p>
          </table:table-cell>
          <table:table-cell office:value-type="float" office:value="651" calcext:value-type="float">
            <text:p>651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&quot;  &lt;img src=&quot;&amp;CHAR(34)&amp;SUBSTITUTE(SUBSTITUTE([.B45];&quot;C:\Users\henkj\IOT\DesigningHousingsInFreeCAD&quot;;&quot;.&quot;);&quot;\&quot;;&quot;/&quot;)&amp; CHAR(34) &amp; &quot; alt=&quot;&amp;CHAR(34)&amp;UPPER(LEFT(SUBSTITUTE([.A45];&quot;.png&quot;;&quot;&quot;);1))&amp;LOWER(MID(SUBSTITUTE(SUBSTITUTE([.A45];&quot;.png&quot;;&quot;&quot;);&quot;-&quot;;&quot; &quot;);2;255))&amp;CHAR(34)&amp;&quot; width=&quot;&amp;CHAR(34)&amp;ROUND([.C45]*[.$I$1])&amp;CHAR(34)&amp;&quot;&gt;&quot;" office:value-type="string" office:string-value="  &lt;img src=&quot;./images/05-skeleton-body/sketches-in-skeleton.png&quot; alt=&quot;Sketches in skeleton&quot; width=&quot;497&quot;&gt;" calcext:value-type="string">
            <text:p>  &lt;img src="./images/05-skeleton-body/sketches-in-skeleton.png" alt="Sketches in skeleton" width="497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eck-geometry-button-small.png</text:p>
          </table:table-cell>
          <table:table-cell office:value-type="string" calcext:value-type="string">
            <text:p>C:\Users\henkj\IOT\DesigningHousingsInFreeCAD\images\06-check-model\check-geometry-button-small.png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table:formula="of:=&quot;  &lt;img src=&quot;&amp;CHAR(34)&amp;SUBSTITUTE(SUBSTITUTE([.B46];&quot;C:\Users\henkj\IOT\DesigningHousingsInFreeCAD&quot;;&quot;.&quot;);&quot;\&quot;;&quot;/&quot;)&amp; CHAR(34) &amp; &quot; alt=&quot;&amp;CHAR(34)&amp;UPPER(LEFT(SUBSTITUTE([.A46];&quot;.png&quot;;&quot;&quot;);1))&amp;LOWER(MID(SUBSTITUTE(SUBSTITUTE([.A46];&quot;.png&quot;;&quot;&quot;);&quot;-&quot;;&quot; &quot;);2;255))&amp;CHAR(34)&amp;&quot; width=&quot;&amp;CHAR(34)&amp;ROUND([.C46]*[.$I$1])&amp;CHAR(34)&amp;&quot;&gt;&quot;" office:value-type="string" office:string-value="  &lt;img src=&quot;./images/06-check-model/check-geometry-button-small.png&quot; alt=&quot;Check geometry button small&quot; width=&quot;18&quot;&gt;" calcext:value-type="string">
            <text:p>  &lt;img src="./images/06-check-model/check-geometry-button-small.png" alt="Check geometry button small" width="18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eck-geometry-button.png</text:p>
          </table:table-cell>
          <table:table-cell office:value-type="string" calcext:value-type="string">
            <text:p>C:\Users\henkj\IOT\DesigningHousingsInFreeCAD\images\06-check-model\check-geometry-button.png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&quot;  &lt;img src=&quot;&amp;CHAR(34)&amp;SUBSTITUTE(SUBSTITUTE([.B47];&quot;C:\Users\henkj\IOT\DesigningHousingsInFreeCAD&quot;;&quot;.&quot;);&quot;\&quot;;&quot;/&quot;)&amp; CHAR(34) &amp; &quot; alt=&quot;&amp;CHAR(34)&amp;UPPER(LEFT(SUBSTITUTE([.A47];&quot;.png&quot;;&quot;&quot;);1))&amp;LOWER(MID(SUBSTITUTE(SUBSTITUTE([.A47];&quot;.png&quot;;&quot;&quot;);&quot;-&quot;;&quot; &quot;);2;255))&amp;CHAR(34)&amp;&quot; width=&quot;&amp;CHAR(34)&amp;ROUND([.C47]*[.$I$1])&amp;CHAR(34)&amp;&quot;&gt;&quot;" office:value-type="string" office:string-value="  &lt;img src=&quot;./images/06-check-model/check-geometry-button.png&quot; alt=&quot;Check geometry button&quot; width=&quot;23&quot;&gt;" calcext:value-type="string">
            <text:p>  &lt;img src="./images/06-check-model/check-geometry-button.png" alt="Check geometry button" width="23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ependency-graph.png</text:p>
          </table:table-cell>
          <table:table-cell office:value-type="string" calcext:value-type="string">
            <text:p>C:\Users\henkj\IOT\DesigningHousingsInFreeCAD\images\06-check-model\dependency-graph.png</text:p>
          </table:table-cell>
          <table:table-cell office:value-type="float" office:value="3973" calcext:value-type="float">
            <text:p>3973</text:p>
          </table:table-cell>
          <table:table-cell office:value-type="float" office:value="2430" calcext:value-type="float">
            <text:p>2430</text:p>
          </table:table-cell>
          <table:table-cell/>
          <table:table-cell table:formula="of:=&quot;  &lt;img src=&quot;&amp;CHAR(34)&amp;SUBSTITUTE(SUBSTITUTE([.B48];&quot;C:\Users\henkj\IOT\DesigningHousingsInFreeCAD&quot;;&quot;.&quot;);&quot;\&quot;;&quot;/&quot;)&amp; CHAR(34) &amp; &quot; alt=&quot;&amp;CHAR(34)&amp;UPPER(LEFT(SUBSTITUTE([.A48];&quot;.png&quot;;&quot;&quot;);1))&amp;LOWER(MID(SUBSTITUTE(SUBSTITUTE([.A48];&quot;.png&quot;;&quot;&quot;);&quot;-&quot;;&quot; &quot;);2;255))&amp;CHAR(34)&amp;&quot; width=&quot;&amp;CHAR(34)&amp;ROUND([.C48]*[.$I$1])&amp;CHAR(34)&amp;&quot;&gt;&quot;" office:value-type="string" office:string-value="  &lt;img src=&quot;./images/06-check-model/dependency-graph.png&quot; alt=&quot;Dependency graph&quot; width=&quot;3031&quot;&gt;" calcext:value-type="string">
            <text:p>  &lt;img src="./images/06-check-model/dependency-graph.png" alt="Dependency graph" width="3031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persistent-section-cut.png</text:p>
          </table:table-cell>
          <table:table-cell office:value-type="string" calcext:value-type="string">
            <text:p>C:\Users\henkj\IOT\DesigningHousingsInFreeCAD\images\06-check-model\persistent-section-cut.png</text:p>
          </table:table-cell>
          <table:table-cell office:value-type="float" office:value="718" calcext:value-type="float">
            <text:p>718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&quot;  &lt;img src=&quot;&amp;CHAR(34)&amp;SUBSTITUTE(SUBSTITUTE([.B49];&quot;C:\Users\henkj\IOT\DesigningHousingsInFreeCAD&quot;;&quot;.&quot;);&quot;\&quot;;&quot;/&quot;)&amp; CHAR(34) &amp; &quot; alt=&quot;&amp;CHAR(34)&amp;UPPER(LEFT(SUBSTITUTE([.A49];&quot;.png&quot;;&quot;&quot;);1))&amp;LOWER(MID(SUBSTITUTE(SUBSTITUTE([.A49];&quot;.png&quot;;&quot;&quot;);&quot;-&quot;;&quot; &quot;);2;255))&amp;CHAR(34)&amp;&quot; width=&quot;&amp;CHAR(34)&amp;ROUND([.C49]*[.$I$1])&amp;CHAR(34)&amp;&quot;&gt;&quot;" office:value-type="string" office:string-value="  &lt;img src=&quot;./images/06-check-model/persistent-section-cut.png&quot; alt=&quot;Persistent section cut&quot; width=&quot;548&quot;&gt;" calcext:value-type="string">
            <text:p>  &lt;img src="./images/06-check-model/persistent-section-cut.png" alt="Persistent section cut" width="548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licing.png</text:p>
          </table:table-cell>
          <table:table-cell office:value-type="string" calcext:value-type="string">
            <text:p>C:\Users\henkj\IOT\DesigningHousingsInFreeCAD\images\06-check-model\slicing.png</text:p>
          </table:table-cell>
          <table:table-cell office:value-type="float" office:value="1409" calcext:value-type="float">
            <text:p>1409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&quot;  &lt;img src=&quot;&amp;CHAR(34)&amp;SUBSTITUTE(SUBSTITUTE([.B50];&quot;C:\Users\henkj\IOT\DesigningHousingsInFreeCAD&quot;;&quot;.&quot;);&quot;\&quot;;&quot;/&quot;)&amp; CHAR(34) &amp; &quot; alt=&quot;&amp;CHAR(34)&amp;UPPER(LEFT(SUBSTITUTE([.A50];&quot;.png&quot;;&quot;&quot;);1))&amp;LOWER(MID(SUBSTITUTE(SUBSTITUTE([.A50];&quot;.png&quot;;&quot;&quot;);&quot;-&quot;;&quot; &quot;);2;255))&amp;CHAR(34)&amp;&quot; width=&quot;&amp;CHAR(34)&amp;ROUND([.C50]*[.$I$1])&amp;CHAR(34)&amp;&quot;&gt;&quot;" office:value-type="string" office:string-value="  &lt;img src=&quot;./images/06-check-model/slicing.png&quot; alt=&quot;Slicing&quot; width=&quot;1075&quot;&gt;" calcext:value-type="string">
            <text:p>  &lt;img src="./images/06-check-model/slicing.png" alt="Slicing" width="1075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inal-housing-bottom.png</text:p>
          </table:table-cell>
          <table:table-cell office:value-type="string" calcext:value-type="string">
            <text:p>C:\Users\henkj\IOT\DesigningHousingsInFreeCAD\images\07-referencing-components\final-housing-bottom.png</text:p>
          </table:table-cell>
          <table:table-cell office:value-type="float" office:value="1652" calcext:value-type="float">
            <text:p>1652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&quot;  &lt;img src=&quot;&amp;CHAR(34)&amp;SUBSTITUTE(SUBSTITUTE([.B51];&quot;C:\Users\henkj\IOT\DesigningHousingsInFreeCAD&quot;;&quot;.&quot;);&quot;\&quot;;&quot;/&quot;)&amp; CHAR(34) &amp; &quot; alt=&quot;&amp;CHAR(34)&amp;UPPER(LEFT(SUBSTITUTE([.A51];&quot;.png&quot;;&quot;&quot;);1))&amp;LOWER(MID(SUBSTITUTE(SUBSTITUTE([.A51];&quot;.png&quot;;&quot;&quot;);&quot;-&quot;;&quot; &quot;);2;255))&amp;CHAR(34)&amp;&quot; width=&quot;&amp;CHAR(34)&amp;ROUND([.C51]*[.$I$1])&amp;CHAR(34)&amp;&quot;&gt;&quot;" office:value-type="string" office:string-value="  &lt;img src=&quot;./images/07-referencing-components/final-housing-bottom.png&quot; alt=&quot;Final housing bottom&quot; width=&quot;1260&quot;&gt;" calcext:value-type="string">
            <text:p>  &lt;img src="./images/07-referencing-components/final-housing-bottom.png" alt="Final housing bottom" width="126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inal-housing-total.png</text:p>
          </table:table-cell>
          <table:table-cell office:value-type="string" calcext:value-type="string">
            <text:p>C:\Users\henkj\IOT\DesigningHousingsInFreeCAD\images\07-referencing-components\final-housing-total.png</text:p>
          </table:table-cell>
          <table:table-cell office:value-type="float" office:value="1655" calcext:value-type="float">
            <text:p>1655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&quot;  &lt;img src=&quot;&amp;CHAR(34)&amp;SUBSTITUTE(SUBSTITUTE([.B52];&quot;C:\Users\henkj\IOT\DesigningHousingsInFreeCAD&quot;;&quot;.&quot;);&quot;\&quot;;&quot;/&quot;)&amp; CHAR(34) &amp; &quot; alt=&quot;&amp;CHAR(34)&amp;UPPER(LEFT(SUBSTITUTE([.A52];&quot;.png&quot;;&quot;&quot;);1))&amp;LOWER(MID(SUBSTITUTE(SUBSTITUTE([.A52];&quot;.png&quot;;&quot;&quot;);&quot;-&quot;;&quot; &quot;);2;255))&amp;CHAR(34)&amp;&quot; width=&quot;&amp;CHAR(34)&amp;ROUND([.C52]*[.$I$1])&amp;CHAR(34)&amp;&quot;&gt;&quot;" office:value-type="string" office:string-value="  &lt;img src=&quot;./images/07-referencing-components/final-housing-total.png&quot; alt=&quot;Final housing total&quot; width=&quot;1263&quot;&gt;" calcext:value-type="string">
            <text:p>  &lt;img src="./images/07-referencing-components/final-housing-total.png" alt="Final housing total" width="1263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port-components.png</text:p>
          </table:table-cell>
          <table:table-cell office:value-type="string" calcext:value-type="string">
            <text:p>C:\Users\henkj\IOT\DesigningHousingsInFreeCAD\images\07-referencing-components\import-components.png</text:p>
          </table:table-cell>
          <table:table-cell office:value-type="float" office:value="1118" calcext:value-type="float">
            <text:p>1118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&quot;  &lt;img src=&quot;&amp;CHAR(34)&amp;SUBSTITUTE(SUBSTITUTE([.B53];&quot;C:\Users\henkj\IOT\DesigningHousingsInFreeCAD&quot;;&quot;.&quot;);&quot;\&quot;;&quot;/&quot;)&amp; CHAR(34) &amp; &quot; alt=&quot;&amp;CHAR(34)&amp;UPPER(LEFT(SUBSTITUTE([.A53];&quot;.png&quot;;&quot;&quot;);1))&amp;LOWER(MID(SUBSTITUTE(SUBSTITUTE([.A53];&quot;.png&quot;;&quot;&quot;);&quot;-&quot;;&quot; &quot;);2;255))&amp;CHAR(34)&amp;&quot; width=&quot;&amp;CHAR(34)&amp;ROUND([.C53]*[.$I$1])&amp;CHAR(34)&amp;&quot;&gt;&quot;" office:value-type="string" office:string-value="  &lt;img src=&quot;./images/07-referencing-components/import-components.png&quot; alt=&quot;Import components&quot; width=&quot;853&quot;&gt;" calcext:value-type="string">
            <text:p>  &lt;img src="./images/07-referencing-components/import-components.png" alt="Import components" width="853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ferences-to-components.png</text:p>
          </table:table-cell>
          <table:table-cell office:value-type="string" calcext:value-type="string">
            <text:p>C:\Users\henkj\IOT\DesigningHousingsInFreeCAD\images\07-referencing-components\references-to-components.png</text:p>
          </table:table-cell>
          <table:table-cell office:value-type="float" office:value="1110" calcext:value-type="float">
            <text:p>1110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&quot;  &lt;img src=&quot;&amp;CHAR(34)&amp;SUBSTITUTE(SUBSTITUTE([.B54];&quot;C:\Users\henkj\IOT\DesigningHousingsInFreeCAD&quot;;&quot;.&quot;);&quot;\&quot;;&quot;/&quot;)&amp; CHAR(34) &amp; &quot; alt=&quot;&amp;CHAR(34)&amp;UPPER(LEFT(SUBSTITUTE([.A54];&quot;.png&quot;;&quot;&quot;);1))&amp;LOWER(MID(SUBSTITUTE(SUBSTITUTE([.A54];&quot;.png&quot;;&quot;&quot;);&quot;-&quot;;&quot; &quot;);2;255))&amp;CHAR(34)&amp;&quot; width=&quot;&amp;CHAR(34)&amp;ROUND([.C54]*[.$I$1])&amp;CHAR(34)&amp;&quot;&gt;&quot;" office:value-type="string" office:string-value="  &lt;img src=&quot;./images/07-referencing-components/references-to-components.png&quot; alt=&quot;References to components&quot; width=&quot;847&quot;&gt;" calcext:value-type="string">
            <text:p>  &lt;img src="./images/07-referencing-components/references-to-components.png" alt="References to components" width="847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ketches-in-skeleton.png</text:p>
          </table:table-cell>
          <table:table-cell office:value-type="string" calcext:value-type="string">
            <text:p>C:\Users\henkj\IOT\DesigningHousingsInFreeCAD\images\07-referencing-components\sketches-in-skeleton.png</text:p>
          </table:table-cell>
          <table:table-cell office:value-type="float" office:value="1149" calcext:value-type="float">
            <text:p>1149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&quot;  &lt;img src=&quot;&amp;CHAR(34)&amp;SUBSTITUTE(SUBSTITUTE([.B55];&quot;C:\Users\henkj\IOT\DesigningHousingsInFreeCAD&quot;;&quot;.&quot;);&quot;\&quot;;&quot;/&quot;)&amp; CHAR(34) &amp; &quot; alt=&quot;&amp;CHAR(34)&amp;UPPER(LEFT(SUBSTITUTE([.A55];&quot;.png&quot;;&quot;&quot;);1))&amp;LOWER(MID(SUBSTITUTE(SUBSTITUTE([.A55];&quot;.png&quot;;&quot;&quot;);&quot;-&quot;;&quot; &quot;);2;255))&amp;CHAR(34)&amp;&quot; width=&quot;&amp;CHAR(34)&amp;ROUND([.C55]*[.$I$1])&amp;CHAR(34)&amp;&quot;&gt;&quot;" office:value-type="string" office:string-value="  &lt;img src=&quot;./images/07-referencing-components/sketches-in-skeleton.png&quot; alt=&quot;Sketches in skeleton&quot; width=&quot;877&quot;&gt;" calcext:value-type="string">
            <text:p>  &lt;img src="./images/07-referencing-components/sketches-in-skeleton.png" alt="Sketches in skeleton" width="877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dditional-sketch.png</text:p>
          </table:table-cell>
          <table:table-cell office:value-type="string" calcext:value-type="string">
            <text:p>C:\Users\henkj\IOT\DesigningHousingsInFreeCAD\images\08-self-tapping-screws\additional-sketch.png</text:p>
          </table:table-cell>
          <table:table-cell office:value-type="float" office:value="1448" calcext:value-type="float">
            <text:p>1448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&quot;  &lt;img src=&quot;&amp;CHAR(34)&amp;SUBSTITUTE(SUBSTITUTE([.B56];&quot;C:\Users\henkj\IOT\DesigningHousingsInFreeCAD&quot;;&quot;.&quot;);&quot;\&quot;;&quot;/&quot;)&amp; CHAR(34) &amp; &quot; alt=&quot;&amp;CHAR(34)&amp;UPPER(LEFT(SUBSTITUTE([.A56];&quot;.png&quot;;&quot;&quot;);1))&amp;LOWER(MID(SUBSTITUTE(SUBSTITUTE([.A56];&quot;.png&quot;;&quot;&quot;);&quot;-&quot;;&quot; &quot;);2;255))&amp;CHAR(34)&amp;&quot; width=&quot;&amp;CHAR(34)&amp;ROUND([.C56]*[.$I$1])&amp;CHAR(34)&amp;&quot;&gt;&quot;" office:value-type="string" office:string-value="  &lt;img src=&quot;./images/08-self-tapping-screws/additional-sketch.png&quot; alt=&quot;Additional sketch&quot; width=&quot;1105&quot;&gt;" calcext:value-type="string">
            <text:p>  &lt;img src="./images/08-self-tapping-screws/additional-sketch.png" alt="Additional sketch" width="1105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lignment-of-pillar-height.png</text:p>
          </table:table-cell>
          <table:table-cell office:value-type="string" calcext:value-type="string">
            <text:p>C:\Users\henkj\IOT\DesigningHousingsInFreeCAD\images\08-self-tapping-screws\alignment-of-pillar-height.png</text:p>
          </table:table-cell>
          <table:table-cell office:value-type="float" office:value="813" calcext:value-type="float">
            <text:p>81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&quot;  &lt;img src=&quot;&amp;CHAR(34)&amp;SUBSTITUTE(SUBSTITUTE([.B57];&quot;C:\Users\henkj\IOT\DesigningHousingsInFreeCAD&quot;;&quot;.&quot;);&quot;\&quot;;&quot;/&quot;)&amp; CHAR(34) &amp; &quot; alt=&quot;&amp;CHAR(34)&amp;UPPER(LEFT(SUBSTITUTE([.A57];&quot;.png&quot;;&quot;&quot;);1))&amp;LOWER(MID(SUBSTITUTE(SUBSTITUTE([.A57];&quot;.png&quot;;&quot;&quot;);&quot;-&quot;;&quot; &quot;);2;255))&amp;CHAR(34)&amp;&quot; width=&quot;&amp;CHAR(34)&amp;ROUND([.C57]*[.$I$1])&amp;CHAR(34)&amp;&quot;&gt;&quot;" office:value-type="string" office:string-value="  &lt;img src=&quot;./images/08-self-tapping-screws/alignment-of-pillar-height.png&quot; alt=&quot;Alignment of pillar height&quot; width=&quot;620&quot;&gt;" calcext:value-type="string">
            <text:p>  &lt;img src="./images/08-self-tapping-screws/alignment-of-pillar-height.png" alt="Alignment of pillar height" width="62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reate-datum-plane.png</text:p>
          </table:table-cell>
          <table:table-cell office:value-type="string" calcext:value-type="string">
            <text:p>C:\Users\henkj\IOT\DesigningHousingsInFreeCAD\images\08-self-tapping-screws\create-datum-plane.png</text:p>
          </table:table-cell>
          <table:table-cell office:value-type="float" office:value="1134" calcext:value-type="float">
            <text:p>1134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&quot;  &lt;img src=&quot;&amp;CHAR(34)&amp;SUBSTITUTE(SUBSTITUTE([.B58];&quot;C:\Users\henkj\IOT\DesigningHousingsInFreeCAD&quot;;&quot;.&quot;);&quot;\&quot;;&quot;/&quot;)&amp; CHAR(34) &amp; &quot; alt=&quot;&amp;CHAR(34)&amp;UPPER(LEFT(SUBSTITUTE([.A58];&quot;.png&quot;;&quot;&quot;);1))&amp;LOWER(MID(SUBSTITUTE(SUBSTITUTE([.A58];&quot;.png&quot;;&quot;&quot;);&quot;-&quot;;&quot; &quot;);2;255))&amp;CHAR(34)&amp;&quot; width=&quot;&amp;CHAR(34)&amp;ROUND([.C58]*[.$I$1])&amp;CHAR(34)&amp;&quot;&gt;&quot;" office:value-type="string" office:string-value="  &lt;img src=&quot;./images/08-self-tapping-screws/create-datum-plane.png&quot; alt=&quot;Create datum plane&quot; width=&quot;865&quot;&gt;" calcext:value-type="string">
            <text:p>  &lt;img src="./images/08-self-tapping-screws/create-datum-plane.png" alt="Create datum plane" width="865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reate-groove.png</text:p>
          </table:table-cell>
          <table:table-cell office:value-type="string" calcext:value-type="string">
            <text:p>C:\Users\henkj\IOT\DesigningHousingsInFreeCAD\images\08-self-tapping-screws\create-groove.png</text:p>
          </table:table-cell>
          <table:table-cell office:value-type="float" office:value="1059" calcext:value-type="float">
            <text:p>1059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&quot;  &lt;img src=&quot;&amp;CHAR(34)&amp;SUBSTITUTE(SUBSTITUTE([.B59];&quot;C:\Users\henkj\IOT\DesigningHousingsInFreeCAD&quot;;&quot;.&quot;);&quot;\&quot;;&quot;/&quot;)&amp; CHAR(34) &amp; &quot; alt=&quot;&amp;CHAR(34)&amp;UPPER(LEFT(SUBSTITUTE([.A59];&quot;.png&quot;;&quot;&quot;);1))&amp;LOWER(MID(SUBSTITUTE(SUBSTITUTE([.A59];&quot;.png&quot;;&quot;&quot;);&quot;-&quot;;&quot; &quot;);2;255))&amp;CHAR(34)&amp;&quot; width=&quot;&amp;CHAR(34)&amp;ROUND([.C59]*[.$I$1])&amp;CHAR(34)&amp;&quot;&gt;&quot;" office:value-type="string" office:string-value="  &lt;img src=&quot;./images/08-self-tapping-screws/create-groove.png&quot; alt=&quot;Create groove&quot; width=&quot;808&quot;&gt;" calcext:value-type="string">
            <text:p>  &lt;img src="./images/08-self-tapping-screws/create-groove.png" alt="Create groove" width="808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reate-sketch.png</text:p>
          </table:table-cell>
          <table:table-cell office:value-type="string" calcext:value-type="string">
            <text:p>C:\Users\henkj\IOT\DesigningHousingsInFreeCAD\images\08-self-tapping-screws\create-sketch.png</text:p>
          </table:table-cell>
          <table:table-cell office:value-type="float" office:value="435" calcext:value-type="float">
            <text:p>435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&quot;  &lt;img src=&quot;&amp;CHAR(34)&amp;SUBSTITUTE(SUBSTITUTE([.B60];&quot;C:\Users\henkj\IOT\DesigningHousingsInFreeCAD&quot;;&quot;.&quot;);&quot;\&quot;;&quot;/&quot;)&amp; CHAR(34) &amp; &quot; alt=&quot;&amp;CHAR(34)&amp;UPPER(LEFT(SUBSTITUTE([.A60];&quot;.png&quot;;&quot;&quot;);1))&amp;LOWER(MID(SUBSTITUTE(SUBSTITUTE([.A60];&quot;.png&quot;;&quot;&quot;);&quot;-&quot;;&quot; &quot;);2;255))&amp;CHAR(34)&amp;&quot; width=&quot;&amp;CHAR(34)&amp;ROUND([.C60]*[.$I$1])&amp;CHAR(34)&amp;&quot;&gt;&quot;" office:value-type="string" office:string-value="  &lt;img src=&quot;./images/08-self-tapping-screws/create-sketch.png&quot; alt=&quot;Create sketch&quot; width=&quot;332&quot;&gt;" calcext:value-type="string">
            <text:p>  &lt;img src="./images/08-self-tapping-screws/create-sketch.png" alt="Create sketch" width="332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atum-plane-in-separation-bottom.png</text:p>
          </table:table-cell>
          <table:table-cell office:value-type="string" calcext:value-type="string">
            <text:p>C:\Users\henkj\IOT\DesigningHousingsInFreeCAD\images\08-self-tapping-screws\datum-plane-in-separation-bottom.png</text:p>
          </table:table-cell>
          <table:table-cell office:value-type="float" office:value="1429" calcext:value-type="float">
            <text:p>142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&quot;  &lt;img src=&quot;&amp;CHAR(34)&amp;SUBSTITUTE(SUBSTITUTE([.B61];&quot;C:\Users\henkj\IOT\DesigningHousingsInFreeCAD&quot;;&quot;.&quot;);&quot;\&quot;;&quot;/&quot;)&amp; CHAR(34) &amp; &quot; alt=&quot;&amp;CHAR(34)&amp;UPPER(LEFT(SUBSTITUTE([.A61];&quot;.png&quot;;&quot;&quot;);1))&amp;LOWER(MID(SUBSTITUTE(SUBSTITUTE([.A61];&quot;.png&quot;;&quot;&quot;);&quot;-&quot;;&quot; &quot;);2;255))&amp;CHAR(34)&amp;&quot; width=&quot;&amp;CHAR(34)&amp;ROUND([.C61]*[.$I$1])&amp;CHAR(34)&amp;&quot;&gt;&quot;" office:value-type="string" office:string-value="  &lt;img src=&quot;./images/08-self-tapping-screws/datum-plane-in-separation-bottom.png&quot; alt=&quot;Datum plane in separation bottom&quot; width=&quot;1090&quot;&gt;" calcext:value-type="string">
            <text:p>  &lt;img src="./images/08-self-tapping-screws/datum-plane-in-separation-bottom.png" alt="Datum plane in separation bottom" width="109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completed.png</text:p>
          </table:table-cell>
          <table:table-cell office:value-type="string" calcext:value-type="string">
            <text:p>C:\Users\henkj\IOT\DesigningHousingsInFreeCAD\images\08-self-tapping-screws\housing-completed.png</text:p>
          </table:table-cell>
          <table:table-cell office:value-type="float" office:value="878" calcext:value-type="float">
            <text:p>878</text:p>
          </table:table-cell>
          <table:table-cell office:value-type="float" office:value="668" calcext:value-type="float">
            <text:p>668</text:p>
          </table:table-cell>
          <table:table-cell/>
          <table:table-cell table:formula="of:=&quot;  &lt;img src=&quot;&amp;CHAR(34)&amp;SUBSTITUTE(SUBSTITUTE([.B62];&quot;C:\Users\henkj\IOT\DesigningHousingsInFreeCAD&quot;;&quot;.&quot;);&quot;\&quot;;&quot;/&quot;)&amp; CHAR(34) &amp; &quot; alt=&quot;&amp;CHAR(34)&amp;UPPER(LEFT(SUBSTITUTE([.A62];&quot;.png&quot;;&quot;&quot;);1))&amp;LOWER(MID(SUBSTITUTE(SUBSTITUTE([.A62];&quot;.png&quot;;&quot;&quot;);&quot;-&quot;;&quot; &quot;);2;255))&amp;CHAR(34)&amp;&quot; width=&quot;&amp;CHAR(34)&amp;ROUND([.C62]*[.$I$1])&amp;CHAR(34)&amp;&quot;&gt;&quot;" office:value-type="string" office:string-value="  &lt;img src=&quot;./images/08-self-tapping-screws/housing-completed.png&quot; alt=&quot;Housing completed&quot; width=&quot;670&quot;&gt;" calcext:value-type="string">
            <text:p>  &lt;img src="./images/08-self-tapping-screws/housing-completed.png" alt="Housing completed" width="67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mage1.png</text:p>
          </table:table-cell>
          <table:table-cell office:value-type="string" calcext:value-type="string">
            <text:p>C:\Users\henkj\IOT\DesigningHousingsInFreeCAD\images\08-self-tapping-screws\image1.png</text:p>
          </table:table-cell>
          <table:table-cell office:value-type="float" office:value="965" calcext:value-type="float">
            <text:p>965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&quot;  &lt;img src=&quot;&amp;CHAR(34)&amp;SUBSTITUTE(SUBSTITUTE([.B63];&quot;C:\Users\henkj\IOT\DesigningHousingsInFreeCAD&quot;;&quot;.&quot;);&quot;\&quot;;&quot;/&quot;)&amp; CHAR(34) &amp; &quot; alt=&quot;&amp;CHAR(34)&amp;UPPER(LEFT(SUBSTITUTE([.A63];&quot;.png&quot;;&quot;&quot;);1))&amp;LOWER(MID(SUBSTITUTE(SUBSTITUTE([.A63];&quot;.png&quot;;&quot;&quot;);&quot;-&quot;;&quot; &quot;);2;255))&amp;CHAR(34)&amp;&quot; width=&quot;&amp;CHAR(34)&amp;ROUND([.C63]*[.$I$1])&amp;CHAR(34)&amp;&quot;&gt;&quot;" office:value-type="string" office:string-value="  &lt;img src=&quot;./images/08-self-tapping-screws/image1.png&quot; alt=&quot;Image1&quot; width=&quot;736&quot;&gt;" calcext:value-type="string">
            <text:p>  &lt;img src="./images/08-self-tapping-screws/image1.png" alt="Image1" width="736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crew-holes-in-separation-top.png</text:p>
          </table:table-cell>
          <table:table-cell office:value-type="string" calcext:value-type="string">
            <text:p>C:\Users\henkj\IOT\DesigningHousingsInFreeCAD\images\08-self-tapping-screws\screw-holes-in-separation-top.png</text:p>
          </table:table-cell>
          <table:table-cell office:value-type="float" office:value="963" calcext:value-type="float">
            <text:p>963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&quot;  &lt;img src=&quot;&amp;CHAR(34)&amp;SUBSTITUTE(SUBSTITUTE([.B64];&quot;C:\Users\henkj\IOT\DesigningHousingsInFreeCAD&quot;;&quot;.&quot;);&quot;\&quot;;&quot;/&quot;)&amp; CHAR(34) &amp; &quot; alt=&quot;&amp;CHAR(34)&amp;UPPER(LEFT(SUBSTITUTE([.A64];&quot;.png&quot;;&quot;&quot;);1))&amp;LOWER(MID(SUBSTITUTE(SUBSTITUTE([.A64];&quot;.png&quot;;&quot;&quot;);&quot;-&quot;;&quot; &quot;);2;255))&amp;CHAR(34)&amp;&quot; width=&quot;&amp;CHAR(34)&amp;ROUND([.C64]*[.$I$1])&amp;CHAR(34)&amp;&quot;&gt;&quot;" office:value-type="string" office:string-value="  &lt;img src=&quot;./images/08-self-tapping-screws/screw-holes-in-separation-top.png&quot; alt=&quot;Screw holes in separation top&quot; width=&quot;735&quot;&gt;" calcext:value-type="string">
            <text:p>  &lt;img src="./images/08-self-tapping-screws/screw-holes-in-separation-top.png" alt="Screw holes in separation top" width="735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crew-pillar-sketch-in-separation-bottom.png</text:p>
          </table:table-cell>
          <table:table-cell office:value-type="string" calcext:value-type="string">
            <text:p>C:\Users\henkj\IOT\DesigningHousingsInFreeCAD\images\08-self-tapping-screws\screw-pillar-sketch-in-separation-bottom.png</text:p>
          </table:table-cell>
          <table:table-cell office:value-type="float" office:value="745" calcext:value-type="float">
            <text:p>745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&quot;  &lt;img src=&quot;&amp;CHAR(34)&amp;SUBSTITUTE(SUBSTITUTE([.B65];&quot;C:\Users\henkj\IOT\DesigningHousingsInFreeCAD&quot;;&quot;.&quot;);&quot;\&quot;;&quot;/&quot;)&amp; CHAR(34) &amp; &quot; alt=&quot;&amp;CHAR(34)&amp;UPPER(LEFT(SUBSTITUTE([.A65];&quot;.png&quot;;&quot;&quot;);1))&amp;LOWER(MID(SUBSTITUTE(SUBSTITUTE([.A65];&quot;.png&quot;;&quot;&quot;);&quot;-&quot;;&quot; &quot;);2;255))&amp;CHAR(34)&amp;&quot; width=&quot;&amp;CHAR(34)&amp;ROUND([.C65]*[.$I$1])&amp;CHAR(34)&amp;&quot;&gt;&quot;" office:value-type="string" office:string-value="  &lt;img src=&quot;./images/08-self-tapping-screws/screw-pillar-sketch-in-separation-bottom.png&quot; alt=&quot;Screw pillar sketch in separation bottom&quot; width=&quot;568&quot;&gt;" calcext:value-type="string">
            <text:p>  &lt;img src="./images/08-self-tapping-screws/screw-pillar-sketch-in-separation-bottom.png" alt="Screw pillar sketch in separation bottom" width="568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lf-tapping-screws.png</text:p>
          </table:table-cell>
          <table:table-cell office:value-type="string" calcext:value-type="string">
            <text:p>C:\Users\henkj\IOT\DesigningHousingsInFreeCAD\images\08-self-tapping-screws\self-tapping-screws.png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table:formula="of:=&quot;  &lt;img src=&quot;&amp;CHAR(34)&amp;SUBSTITUTE(SUBSTITUTE([.B66];&quot;C:\Users\henkj\IOT\DesigningHousingsInFreeCAD&quot;;&quot;.&quot;);&quot;\&quot;;&quot;/&quot;)&amp; CHAR(34) &amp; &quot; alt=&quot;&amp;CHAR(34)&amp;UPPER(LEFT(SUBSTITUTE([.A66];&quot;.png&quot;;&quot;&quot;);1))&amp;LOWER(MID(SUBSTITUTE(SUBSTITUTE([.A66];&quot;.png&quot;;&quot;&quot;);&quot;-&quot;;&quot; &quot;);2;255))&amp;CHAR(34)&amp;&quot; width=&quot;&amp;CHAR(34)&amp;ROUND([.C66]*[.$I$1])&amp;CHAR(34)&amp;&quot;&gt;&quot;" office:value-type="string" office:string-value="  &lt;img src=&quot;./images/08-self-tapping-screws/self-tapping-screws.png&quot; alt=&quot;Self tapping screws&quot; width=&quot;610&quot;&gt;" calcext:value-type="string">
            <text:p>  &lt;img src="./images/08-self-tapping-screws/self-tapping-screws.png" alt="Self tapping screws" width="61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paration-bottom-with-pillars.png</text:p>
          </table:table-cell>
          <table:table-cell office:value-type="string" calcext:value-type="string">
            <text:p>C:\Users\henkj\IOT\DesigningHousingsInFreeCAD\images\08-self-tapping-screws\separation-bottom-with-pillars.png</text:p>
          </table:table-cell>
          <table:table-cell office:value-type="float" office:value="981" calcext:value-type="float">
            <text:p>981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&quot;  &lt;img src=&quot;&amp;CHAR(34)&amp;SUBSTITUTE(SUBSTITUTE([.B67];&quot;C:\Users\henkj\IOT\DesigningHousingsInFreeCAD&quot;;&quot;.&quot;);&quot;\&quot;;&quot;/&quot;)&amp; CHAR(34) &amp; &quot; alt=&quot;&amp;CHAR(34)&amp;UPPER(LEFT(SUBSTITUTE([.A67];&quot;.png&quot;;&quot;&quot;);1))&amp;LOWER(MID(SUBSTITUTE(SUBSTITUTE([.A67];&quot;.png&quot;;&quot;&quot;);&quot;-&quot;;&quot; &quot;);2;255))&amp;CHAR(34)&amp;&quot; width=&quot;&amp;CHAR(34)&amp;ROUND([.C67]*[.$I$1])&amp;CHAR(34)&amp;&quot;&gt;&quot;" office:value-type="string" office:string-value="  &lt;img src=&quot;./images/08-self-tapping-screws/separation-bottom-with-pillars.png&quot; alt=&quot;Separation bottom with pillars&quot; width=&quot;748&quot;&gt;" calcext:value-type="string">
            <text:p>  &lt;img src="./images/08-self-tapping-screws/separation-bottom-with-pillars.png" alt="Separation bottom with pillars" width="748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keleton-sketch-screw-pillar.png</text:p>
          </table:table-cell>
          <table:table-cell office:value-type="string" calcext:value-type="string">
            <text:p>C:\Users\henkj\IOT\DesigningHousingsInFreeCAD\images\08-self-tapping-screws\skeleton-sketch-screw-pillar.png</text:p>
          </table:table-cell>
          <table:table-cell office:value-type="float" office:value="1219" calcext:value-type="float">
            <text:p>1219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&quot;  &lt;img src=&quot;&amp;CHAR(34)&amp;SUBSTITUTE(SUBSTITUTE([.B68];&quot;C:\Users\henkj\IOT\DesigningHousingsInFreeCAD&quot;;&quot;.&quot;);&quot;\&quot;;&quot;/&quot;)&amp; CHAR(34) &amp; &quot; alt=&quot;&amp;CHAR(34)&amp;UPPER(LEFT(SUBSTITUTE([.A68];&quot;.png&quot;;&quot;&quot;);1))&amp;LOWER(MID(SUBSTITUTE(SUBSTITUTE([.A68];&quot;.png&quot;;&quot;&quot;);&quot;-&quot;;&quot; &quot;);2;255))&amp;CHAR(34)&amp;&quot; width=&quot;&amp;CHAR(34)&amp;ROUND([.C68]*[.$I$1])&amp;CHAR(34)&amp;&quot;&gt;&quot;" office:value-type="string" office:string-value="  &lt;img src=&quot;./images/08-self-tapping-screws/skeleton-sketch-screw-pillar.png&quot; alt=&quot;Skeleton sketch screw pillar&quot; width=&quot;930&quot;&gt;" calcext:value-type="string">
            <text:p>  &lt;img src="./images/08-self-tapping-screws/skeleton-sketch-screw-pillar.png" alt="Skeleton sketch screw pillar" width="93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warning.png</text:p>
          </table:table-cell>
          <table:table-cell office:value-type="string" calcext:value-type="string">
            <text:p>C:\Users\henkj\IOT\DesigningHousingsInFreeCAD\images\08-self-tapping-screws\warning.png</text:p>
          </table:table-cell>
          <table:table-cell office:value-type="float" office:value="1038" calcext:value-type="float">
            <text:p>103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&quot;  &lt;img src=&quot;&amp;CHAR(34)&amp;SUBSTITUTE(SUBSTITUTE([.B69];&quot;C:\Users\henkj\IOT\DesigningHousingsInFreeCAD&quot;;&quot;.&quot;);&quot;\&quot;;&quot;/&quot;)&amp; CHAR(34) &amp; &quot; alt=&quot;&amp;CHAR(34)&amp;UPPER(LEFT(SUBSTITUTE([.A69];&quot;.png&quot;;&quot;&quot;);1))&amp;LOWER(MID(SUBSTITUTE(SUBSTITUTE([.A69];&quot;.png&quot;;&quot;&quot;);&quot;-&quot;;&quot; &quot;);2;255))&amp;CHAR(34)&amp;&quot; width=&quot;&amp;CHAR(34)&amp;ROUND([.C69]*[.$I$1])&amp;CHAR(34)&amp;&quot;&gt;&quot;" office:value-type="string" office:string-value="  &lt;img src=&quot;./images/08-self-tapping-screws/warning.png&quot; alt=&quot;Warning&quot; width=&quot;792&quot;&gt;" calcext:value-type="string">
            <text:p>  &lt;img src="./images/08-self-tapping-screws/warning.png" alt="Warning" width="792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warning2.png</text:p>
          </table:table-cell>
          <table:table-cell office:value-type="string" calcext:value-type="string">
            <text:p>C:\Users\henkj\IOT\DesigningHousingsInFreeCAD\images\08-self-tapping-screws\warning2.png</text:p>
          </table:table-cell>
          <table:table-cell office:value-type="float" office:value="1038" calcext:value-type="float">
            <text:p>103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&quot;  &lt;img src=&quot;&amp;CHAR(34)&amp;SUBSTITUTE(SUBSTITUTE([.B70];&quot;C:\Users\henkj\IOT\DesigningHousingsInFreeCAD&quot;;&quot;.&quot;);&quot;\&quot;;&quot;/&quot;)&amp; CHAR(34) &amp; &quot; alt=&quot;&amp;CHAR(34)&amp;UPPER(LEFT(SUBSTITUTE([.A70];&quot;.png&quot;;&quot;&quot;);1))&amp;LOWER(MID(SUBSTITUTE(SUBSTITUTE([.A70];&quot;.png&quot;;&quot;&quot;);&quot;-&quot;;&quot; &quot;);2;255))&amp;CHAR(34)&amp;&quot; width=&quot;&amp;CHAR(34)&amp;ROUND([.C70]*[.$I$1])&amp;CHAR(34)&amp;&quot;&gt;&quot;" office:value-type="string" office:string-value="  &lt;img src=&quot;./images/08-self-tapping-screws/warning2.png&quot; alt=&quot;Warning2&quot; width=&quot;792&quot;&gt;" calcext:value-type="string">
            <text:p>  &lt;img src="./images/08-self-tapping-screws/warning2.png" alt="Warning2" width="792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ross-section-closed.png</text:p>
          </table:table-cell>
          <table:table-cell office:value-type="string" calcext:value-type="string">
            <text:p>C:\Users\henkj\IOT\DesigningHousingsInFreeCAD\images\09-hinge\cross-section-closed.png</text:p>
          </table:table-cell>
          <table:table-cell office:value-type="float" office:value="785" calcext:value-type="float">
            <text:p>785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&quot;  &lt;img src=&quot;&amp;CHAR(34)&amp;SUBSTITUTE(SUBSTITUTE([.B71];&quot;C:\Users\henkj\IOT\DesigningHousingsInFreeCAD&quot;;&quot;.&quot;);&quot;\&quot;;&quot;/&quot;)&amp; CHAR(34) &amp; &quot; alt=&quot;&amp;CHAR(34)&amp;UPPER(LEFT(SUBSTITUTE([.A71];&quot;.png&quot;;&quot;&quot;);1))&amp;LOWER(MID(SUBSTITUTE(SUBSTITUTE([.A71];&quot;.png&quot;;&quot;&quot;);&quot;-&quot;;&quot; &quot;);2;255))&amp;CHAR(34)&amp;&quot; width=&quot;&amp;CHAR(34)&amp;ROUND([.C71]*[.$I$1])&amp;CHAR(34)&amp;&quot;&gt;&quot;" office:value-type="string" office:string-value="  &lt;img src=&quot;./images/09-hinge/cross-section-closed.png&quot; alt=&quot;Cross section closed&quot; width=&quot;599&quot;&gt;" calcext:value-type="string">
            <text:p>  &lt;img src="./images/09-hinge/cross-section-closed.png" alt="Cross section closed" width="599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ross-section-open.png</text:p>
          </table:table-cell>
          <table:table-cell office:value-type="string" calcext:value-type="string">
            <text:p>C:\Users\henkj\IOT\DesigningHousingsInFreeCAD\images\09-hinge\cross-section-open.png</text:p>
          </table:table-cell>
          <table:table-cell office:value-type="float" office:value="1219" calcext:value-type="float">
            <text:p>1219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&quot;  &lt;img src=&quot;&amp;CHAR(34)&amp;SUBSTITUTE(SUBSTITUTE([.B72];&quot;C:\Users\henkj\IOT\DesigningHousingsInFreeCAD&quot;;&quot;.&quot;);&quot;\&quot;;&quot;/&quot;)&amp; CHAR(34) &amp; &quot; alt=&quot;&amp;CHAR(34)&amp;UPPER(LEFT(SUBSTITUTE([.A72];&quot;.png&quot;;&quot;&quot;);1))&amp;LOWER(MID(SUBSTITUTE(SUBSTITUTE([.A72];&quot;.png&quot;;&quot;&quot;);&quot;-&quot;;&quot; &quot;);2;255))&amp;CHAR(34)&amp;&quot; width=&quot;&amp;CHAR(34)&amp;ROUND([.C72]*[.$I$1])&amp;CHAR(34)&amp;&quot;&gt;&quot;" office:value-type="string" office:string-value="  &lt;img src=&quot;./images/09-hinge/cross-section-open.png&quot; alt=&quot;Cross section open&quot; width=&quot;930&quot;&gt;" calcext:value-type="string">
            <text:p>  &lt;img src="./images/09-hinge/cross-section-open.png" alt="Cross section open" width="93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ront-view-closed.png</text:p>
          </table:table-cell>
          <table:table-cell office:value-type="string" calcext:value-type="string">
            <text:p>C:\Users\henkj\IOT\DesigningHousingsInFreeCAD\images\09-hinge\front-view-closed.png</text:p>
          </table:table-cell>
          <table:table-cell office:value-type="float" office:value="854" calcext:value-type="float">
            <text:p>854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&quot;  &lt;img src=&quot;&amp;CHAR(34)&amp;SUBSTITUTE(SUBSTITUTE([.B73];&quot;C:\Users\henkj\IOT\DesigningHousingsInFreeCAD&quot;;&quot;.&quot;);&quot;\&quot;;&quot;/&quot;)&amp; CHAR(34) &amp; &quot; alt=&quot;&amp;CHAR(34)&amp;UPPER(LEFT(SUBSTITUTE([.A73];&quot;.png&quot;;&quot;&quot;);1))&amp;LOWER(MID(SUBSTITUTE(SUBSTITUTE([.A73];&quot;.png&quot;;&quot;&quot;);&quot;-&quot;;&quot; &quot;);2;255))&amp;CHAR(34)&amp;&quot; width=&quot;&amp;CHAR(34)&amp;ROUND([.C73]*[.$I$1])&amp;CHAR(34)&amp;&quot;&gt;&quot;" office:value-type="string" office:string-value="  &lt;img src=&quot;./images/09-hinge/front-view-closed.png&quot; alt=&quot;Front view closed&quot; width=&quot;652&quot;&gt;" calcext:value-type="string">
            <text:p>  &lt;img src="./images/09-hinge/front-view-closed.png" alt="Front view closed" width="652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ront-view-open.png</text:p>
          </table:table-cell>
          <table:table-cell office:value-type="string" calcext:value-type="string">
            <text:p>C:\Users\henkj\IOT\DesigningHousingsInFreeCAD\images\09-hinge\front-view-open.png</text:p>
          </table:table-cell>
          <table:table-cell office:value-type="float" office:value="925" calcext:value-type="float">
            <text:p>925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&quot;  &lt;img src=&quot;&amp;CHAR(34)&amp;SUBSTITUTE(SUBSTITUTE([.B74];&quot;C:\Users\henkj\IOT\DesigningHousingsInFreeCAD&quot;;&quot;.&quot;);&quot;\&quot;;&quot;/&quot;)&amp; CHAR(34) &amp; &quot; alt=&quot;&amp;CHAR(34)&amp;UPPER(LEFT(SUBSTITUTE([.A74];&quot;.png&quot;;&quot;&quot;);1))&amp;LOWER(MID(SUBSTITUTE(SUBSTITUTE([.A74];&quot;.png&quot;;&quot;&quot;);&quot;-&quot;;&quot; &quot;);2;255))&amp;CHAR(34)&amp;&quot; width=&quot;&amp;CHAR(34)&amp;ROUND([.C74]*[.$I$1])&amp;CHAR(34)&amp;&quot;&gt;&quot;" office:value-type="string" office:string-value="  &lt;img src=&quot;./images/09-hinge/front-view-open.png&quot; alt=&quot;Front view open&quot; width=&quot;706&quot;&gt;" calcext:value-type="string">
            <text:p>  &lt;img src="./images/09-hinge/front-view-open.png" alt="Front view open" width="706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inge-check.png</text:p>
          </table:table-cell>
          <table:table-cell office:value-type="string" calcext:value-type="string">
            <text:p>C:\Users\henkj\IOT\DesigningHousingsInFreeCAD\images\09-hinge\hinge-check.png</text:p>
          </table:table-cell>
          <table:table-cell office:value-type="float" office:value="1019" calcext:value-type="float">
            <text:p>1019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&quot;  &lt;img src=&quot;&amp;CHAR(34)&amp;SUBSTITUTE(SUBSTITUTE([.B75];&quot;C:\Users\henkj\IOT\DesigningHousingsInFreeCAD&quot;;&quot;.&quot;);&quot;\&quot;;&quot;/&quot;)&amp; CHAR(34) &amp; &quot; alt=&quot;&amp;CHAR(34)&amp;UPPER(LEFT(SUBSTITUTE([.A75];&quot;.png&quot;;&quot;&quot;);1))&amp;LOWER(MID(SUBSTITUTE(SUBSTITUTE([.A75];&quot;.png&quot;;&quot;&quot;);&quot;-&quot;;&quot; &quot;);2;255))&amp;CHAR(34)&amp;&quot; width=&quot;&amp;CHAR(34)&amp;ROUND([.C75]*[.$I$1])&amp;CHAR(34)&amp;&quot;&gt;&quot;" office:value-type="string" office:string-value="  &lt;img src=&quot;./images/09-hinge/hinge-check.png&quot; alt=&quot;Hinge check&quot; width=&quot;777&quot;&gt;" calcext:value-type="string">
            <text:p>  &lt;img src="./images/09-hinge/hinge-check.png" alt="Hinge check" width="777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bottom.png</text:p>
          </table:table-cell>
          <table:table-cell office:value-type="string" calcext:value-type="string">
            <text:p>C:\Users\henkj\IOT\DesigningHousingsInFreeCAD\images\09-hinge\housing-bottom.png</text:p>
          </table:table-cell>
          <table:table-cell office:value-type="float" office:value="1198" calcext:value-type="float">
            <text:p>1198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&quot;  &lt;img src=&quot;&amp;CHAR(34)&amp;SUBSTITUTE(SUBSTITUTE([.B76];&quot;C:\Users\henkj\IOT\DesigningHousingsInFreeCAD&quot;;&quot;.&quot;);&quot;\&quot;;&quot;/&quot;)&amp; CHAR(34) &amp; &quot; alt=&quot;&amp;CHAR(34)&amp;UPPER(LEFT(SUBSTITUTE([.A76];&quot;.png&quot;;&quot;&quot;);1))&amp;LOWER(MID(SUBSTITUTE(SUBSTITUTE([.A76];&quot;.png&quot;;&quot;&quot;);&quot;-&quot;;&quot; &quot;);2;255))&amp;CHAR(34)&amp;&quot; width=&quot;&amp;CHAR(34)&amp;ROUND([.C76]*[.$I$1])&amp;CHAR(34)&amp;&quot;&gt;&quot;" office:value-type="string" office:string-value="  &lt;img src=&quot;./images/09-hinge/housing-bottom.png&quot; alt=&quot;Housing bottom&quot; width=&quot;914&quot;&gt;" calcext:value-type="string">
            <text:p>  &lt;img src="./images/09-hinge/housing-bottom.png" alt="Housing bottom" width="914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external-1.png</text:p>
          </table:table-cell>
          <table:table-cell office:value-type="string" calcext:value-type="string">
            <text:p>C:\Users\henkj\IOT\DesigningHousingsInFreeCAD\images\09-hinge\housing-external-1.png</text:p>
          </table:table-cell>
          <table:table-cell office:value-type="float" office:value="1267" calcext:value-type="float">
            <text:p>1267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&quot;  &lt;img src=&quot;&amp;CHAR(34)&amp;SUBSTITUTE(SUBSTITUTE([.B77];&quot;C:\Users\henkj\IOT\DesigningHousingsInFreeCAD&quot;;&quot;.&quot;);&quot;\&quot;;&quot;/&quot;)&amp; CHAR(34) &amp; &quot; alt=&quot;&amp;CHAR(34)&amp;UPPER(LEFT(SUBSTITUTE([.A77];&quot;.png&quot;;&quot;&quot;);1))&amp;LOWER(MID(SUBSTITUTE(SUBSTITUTE([.A77];&quot;.png&quot;;&quot;&quot;);&quot;-&quot;;&quot; &quot;);2;255))&amp;CHAR(34)&amp;&quot; width=&quot;&amp;CHAR(34)&amp;ROUND([.C77]*[.$I$1])&amp;CHAR(34)&amp;&quot;&gt;&quot;" office:value-type="string" office:string-value="  &lt;img src=&quot;./images/09-hinge/housing-external-1.png&quot; alt=&quot;Housing external 1&quot; width=&quot;967&quot;&gt;" calcext:value-type="string">
            <text:p>  &lt;img src="./images/09-hinge/housing-external-1.png" alt="Housing external 1" width="967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external-2.png</text:p>
          </table:table-cell>
          <table:table-cell office:value-type="string" calcext:value-type="string">
            <text:p>C:\Users\henkj\IOT\DesigningHousingsInFreeCAD\images\09-hinge\housing-external-2.png</text:p>
          </table:table-cell>
          <table:table-cell office:value-type="float" office:value="883" calcext:value-type="float">
            <text:p>883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&quot;  &lt;img src=&quot;&amp;CHAR(34)&amp;SUBSTITUTE(SUBSTITUTE([.B78];&quot;C:\Users\henkj\IOT\DesigningHousingsInFreeCAD&quot;;&quot;.&quot;);&quot;\&quot;;&quot;/&quot;)&amp; CHAR(34) &amp; &quot; alt=&quot;&amp;CHAR(34)&amp;UPPER(LEFT(SUBSTITUTE([.A78];&quot;.png&quot;;&quot;&quot;);1))&amp;LOWER(MID(SUBSTITUTE(SUBSTITUTE([.A78];&quot;.png&quot;;&quot;&quot;);&quot;-&quot;;&quot; &quot;);2;255))&amp;CHAR(34)&amp;&quot; width=&quot;&amp;CHAR(34)&amp;ROUND([.C78]*[.$I$1])&amp;CHAR(34)&amp;&quot;&gt;&quot;" office:value-type="string" office:string-value="  &lt;img src=&quot;./images/09-hinge/housing-external-2.png&quot; alt=&quot;Housing external 2&quot; width=&quot;674&quot;&gt;" calcext:value-type="string">
            <text:p>  &lt;img src="./images/09-hinge/housing-external-2.png" alt="Housing external 2" width="674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external-3.png</text:p>
          </table:table-cell>
          <table:table-cell office:value-type="string" calcext:value-type="string">
            <text:p>C:\Users\henkj\IOT\DesigningHousingsInFreeCAD\images\09-hinge\housing-external-3.png</text:p>
          </table:table-cell>
          <table:table-cell office:value-type="float" office:value="1291" calcext:value-type="float">
            <text:p>1291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&quot;  &lt;img src=&quot;&amp;CHAR(34)&amp;SUBSTITUTE(SUBSTITUTE([.B79];&quot;C:\Users\henkj\IOT\DesigningHousingsInFreeCAD&quot;;&quot;.&quot;);&quot;\&quot;;&quot;/&quot;)&amp; CHAR(34) &amp; &quot; alt=&quot;&amp;CHAR(34)&amp;UPPER(LEFT(SUBSTITUTE([.A79];&quot;.png&quot;;&quot;&quot;);1))&amp;LOWER(MID(SUBSTITUTE(SUBSTITUTE([.A79];&quot;.png&quot;;&quot;&quot;);&quot;-&quot;;&quot; &quot;);2;255))&amp;CHAR(34)&amp;&quot; width=&quot;&amp;CHAR(34)&amp;ROUND([.C79]*[.$I$1])&amp;CHAR(34)&amp;&quot;&gt;&quot;" office:value-type="string" office:string-value="  &lt;img src=&quot;./images/09-hinge/housing-external-3.png&quot; alt=&quot;Housing external 3&quot; width=&quot;985&quot;&gt;" calcext:value-type="string">
            <text:p>  &lt;img src="./images/09-hinge/housing-external-3.png" alt="Housing external 3" width="985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external-4.png</text:p>
          </table:table-cell>
          <table:table-cell office:value-type="string" calcext:value-type="string">
            <text:p>C:\Users\henkj\IOT\DesigningHousingsInFreeCAD\images\09-hinge\housing-external-4.png</text:p>
          </table:table-cell>
          <table:table-cell office:value-type="float" office:value="1142" calcext:value-type="float">
            <text:p>1142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&quot;  &lt;img src=&quot;&amp;CHAR(34)&amp;SUBSTITUTE(SUBSTITUTE([.B80];&quot;C:\Users\henkj\IOT\DesigningHousingsInFreeCAD&quot;;&quot;.&quot;);&quot;\&quot;;&quot;/&quot;)&amp; CHAR(34) &amp; &quot; alt=&quot;&amp;CHAR(34)&amp;UPPER(LEFT(SUBSTITUTE([.A80];&quot;.png&quot;;&quot;&quot;);1))&amp;LOWER(MID(SUBSTITUTE(SUBSTITUTE([.A80];&quot;.png&quot;;&quot;&quot;);&quot;-&quot;;&quot; &quot;);2;255))&amp;CHAR(34)&amp;&quot; width=&quot;&amp;CHAR(34)&amp;ROUND([.C80]*[.$I$1])&amp;CHAR(34)&amp;&quot;&gt;&quot;" office:value-type="string" office:string-value="  &lt;img src=&quot;./images/09-hinge/housing-external-4.png&quot; alt=&quot;Housing external 4&quot; width=&quot;871&quot;&gt;" calcext:value-type="string">
            <text:p>  &lt;img src="./images/09-hinge/housing-external-4.png" alt="Housing external 4" width="871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external-5.png</text:p>
          </table:table-cell>
          <table:table-cell office:value-type="string" calcext:value-type="string">
            <text:p>C:\Users\henkj\IOT\DesigningHousingsInFreeCAD\images\09-hinge\housing-external-5.png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&quot;  &lt;img src=&quot;&amp;CHAR(34)&amp;SUBSTITUTE(SUBSTITUTE([.B81];&quot;C:\Users\henkj\IOT\DesigningHousingsInFreeCAD&quot;;&quot;.&quot;);&quot;\&quot;;&quot;/&quot;)&amp; CHAR(34) &amp; &quot; alt=&quot;&amp;CHAR(34)&amp;UPPER(LEFT(SUBSTITUTE([.A81];&quot;.png&quot;;&quot;&quot;);1))&amp;LOWER(MID(SUBSTITUTE(SUBSTITUTE([.A81];&quot;.png&quot;;&quot;&quot;);&quot;-&quot;;&quot; &quot;);2;255))&amp;CHAR(34)&amp;&quot; width=&quot;&amp;CHAR(34)&amp;ROUND([.C81]*[.$I$1])&amp;CHAR(34)&amp;&quot;&gt;&quot;" office:value-type="string" office:string-value="  &lt;img src=&quot;./images/09-hinge/housing-external-5.png&quot; alt=&quot;Housing external 5&quot; width=&quot;1106&quot;&gt;" calcext:value-type="string">
            <text:p>  &lt;img src="./images/09-hinge/housing-external-5.png" alt="Housing external 5" width="1106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external-6.png</text:p>
          </table:table-cell>
          <table:table-cell office:value-type="string" calcext:value-type="string">
            <text:p>C:\Users\henkj\IOT\DesigningHousingsInFreeCAD\images\09-hinge\housing-external-6.png</text:p>
          </table:table-cell>
          <table:table-cell office:value-type="float" office:value="510" calcext:value-type="float">
            <text:p>510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&quot;  &lt;img src=&quot;&amp;CHAR(34)&amp;SUBSTITUTE(SUBSTITUTE([.B82];&quot;C:\Users\henkj\IOT\DesigningHousingsInFreeCAD&quot;;&quot;.&quot;);&quot;\&quot;;&quot;/&quot;)&amp; CHAR(34) &amp; &quot; alt=&quot;&amp;CHAR(34)&amp;UPPER(LEFT(SUBSTITUTE([.A82];&quot;.png&quot;;&quot;&quot;);1))&amp;LOWER(MID(SUBSTITUTE(SUBSTITUTE([.A82];&quot;.png&quot;;&quot;&quot;);&quot;-&quot;;&quot; &quot;);2;255))&amp;CHAR(34)&amp;&quot; width=&quot;&amp;CHAR(34)&amp;ROUND([.C82]*[.$I$1])&amp;CHAR(34)&amp;&quot;&gt;&quot;" office:value-type="string" office:string-value="  &lt;img src=&quot;./images/09-hinge/housing-external-6.png&quot; alt=&quot;Housing external 6&quot; width=&quot;389&quot;&gt;" calcext:value-type="string">
            <text:p>  &lt;img src="./images/09-hinge/housing-external-6.png" alt="Housing external 6" width="389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external-7.png</text:p>
          </table:table-cell>
          <table:table-cell office:value-type="string" calcext:value-type="string">
            <text:p>C:\Users\henkj\IOT\DesigningHousingsInFreeCAD\images\09-hinge\housing-external-7.png</text:p>
          </table:table-cell>
          <table:table-cell office:value-type="float" office:value="1518" calcext:value-type="float">
            <text:p>1518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&quot;  &lt;img src=&quot;&amp;CHAR(34)&amp;SUBSTITUTE(SUBSTITUTE([.B83];&quot;C:\Users\henkj\IOT\DesigningHousingsInFreeCAD&quot;;&quot;.&quot;);&quot;\&quot;;&quot;/&quot;)&amp; CHAR(34) &amp; &quot; alt=&quot;&amp;CHAR(34)&amp;UPPER(LEFT(SUBSTITUTE([.A83];&quot;.png&quot;;&quot;&quot;);1))&amp;LOWER(MID(SUBSTITUTE(SUBSTITUTE([.A83];&quot;.png&quot;;&quot;&quot;);&quot;-&quot;;&quot; &quot;);2;255))&amp;CHAR(34)&amp;&quot; width=&quot;&amp;CHAR(34)&amp;ROUND([.C83]*[.$I$1])&amp;CHAR(34)&amp;&quot;&gt;&quot;" office:value-type="string" office:string-value="  &lt;img src=&quot;./images/09-hinge/housing-external-7.png&quot; alt=&quot;Housing external 7&quot; width=&quot;1158&quot;&gt;" calcext:value-type="string">
            <text:p>  &lt;img src="./images/09-hinge/housing-external-7.png" alt="Housing external 7" width="1158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external-8.png</text:p>
          </table:table-cell>
          <table:table-cell office:value-type="string" calcext:value-type="string">
            <text:p>C:\Users\henkj\IOT\DesigningHousingsInFreeCAD\images\09-hinge\housing-external-8.png</text:p>
          </table:table-cell>
          <table:table-cell office:value-type="float" office:value="814" calcext:value-type="float">
            <text:p>814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&quot;  &lt;img src=&quot;&amp;CHAR(34)&amp;SUBSTITUTE(SUBSTITUTE([.B84];&quot;C:\Users\henkj\IOT\DesigningHousingsInFreeCAD&quot;;&quot;.&quot;);&quot;\&quot;;&quot;/&quot;)&amp; CHAR(34) &amp; &quot; alt=&quot;&amp;CHAR(34)&amp;UPPER(LEFT(SUBSTITUTE([.A84];&quot;.png&quot;;&quot;&quot;);1))&amp;LOWER(MID(SUBSTITUTE(SUBSTITUTE([.A84];&quot;.png&quot;;&quot;&quot;);&quot;-&quot;;&quot; &quot;);2;255))&amp;CHAR(34)&amp;&quot; width=&quot;&amp;CHAR(34)&amp;ROUND([.C84]*[.$I$1])&amp;CHAR(34)&amp;&quot;&gt;&quot;" office:value-type="string" office:string-value="  &lt;img src=&quot;./images/09-hinge/housing-external-8.png&quot; alt=&quot;Housing external 8&quot; width=&quot;621&quot;&gt;" calcext:value-type="string">
            <text:p>  &lt;img src="./images/09-hinge/housing-external-8.png" alt="Housing external 8" width="621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external-9.png</text:p>
          </table:table-cell>
          <table:table-cell office:value-type="string" calcext:value-type="string">
            <text:p>C:\Users\henkj\IOT\DesigningHousingsInFreeCAD\images\09-hinge\housing-external-9.png</text:p>
          </table:table-cell>
          <table:table-cell office:value-type="float" office:value="1110" calcext:value-type="float">
            <text:p>1110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&quot;  &lt;img src=&quot;&amp;CHAR(34)&amp;SUBSTITUTE(SUBSTITUTE([.B85];&quot;C:\Users\henkj\IOT\DesigningHousingsInFreeCAD&quot;;&quot;.&quot;);&quot;\&quot;;&quot;/&quot;)&amp; CHAR(34) &amp; &quot; alt=&quot;&amp;CHAR(34)&amp;UPPER(LEFT(SUBSTITUTE([.A85];&quot;.png&quot;;&quot;&quot;);1))&amp;LOWER(MID(SUBSTITUTE(SUBSTITUTE([.A85];&quot;.png&quot;;&quot;&quot;);&quot;-&quot;;&quot; &quot;);2;255))&amp;CHAR(34)&amp;&quot; width=&quot;&amp;CHAR(34)&amp;ROUND([.C85]*[.$I$1])&amp;CHAR(34)&amp;&quot;&gt;&quot;" office:value-type="string" office:string-value="  &lt;img src=&quot;./images/09-hinge/housing-external-9.png&quot; alt=&quot;Housing external 9&quot; width=&quot;847&quot;&gt;" calcext:value-type="string">
            <text:p>  &lt;img src="./images/09-hinge/housing-external-9.png" alt="Housing external 9" width="847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internal-1.png</text:p>
          </table:table-cell>
          <table:table-cell office:value-type="string" calcext:value-type="string">
            <text:p>C:\Users\henkj\IOT\DesigningHousingsInFreeCAD\images\09-hinge\housing-internal-1.png</text:p>
          </table:table-cell>
          <table:table-cell office:value-type="float" office:value="1016" calcext:value-type="float">
            <text:p>1016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&quot;  &lt;img src=&quot;&amp;CHAR(34)&amp;SUBSTITUTE(SUBSTITUTE([.B86];&quot;C:\Users\henkj\IOT\DesigningHousingsInFreeCAD&quot;;&quot;.&quot;);&quot;\&quot;;&quot;/&quot;)&amp; CHAR(34) &amp; &quot; alt=&quot;&amp;CHAR(34)&amp;UPPER(LEFT(SUBSTITUTE([.A86];&quot;.png&quot;;&quot;&quot;);1))&amp;LOWER(MID(SUBSTITUTE(SUBSTITUTE([.A86];&quot;.png&quot;;&quot;&quot;);&quot;-&quot;;&quot; &quot;);2;255))&amp;CHAR(34)&amp;&quot; width=&quot;&amp;CHAR(34)&amp;ROUND([.C86]*[.$I$1])&amp;CHAR(34)&amp;&quot;&gt;&quot;" office:value-type="string" office:string-value="  &lt;img src=&quot;./images/09-hinge/housing-internal-1.png&quot; alt=&quot;Housing internal 1&quot; width=&quot;775&quot;&gt;" calcext:value-type="string">
            <text:p>  &lt;img src="./images/09-hinge/housing-internal-1.png" alt="Housing internal 1" width="775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internal-2.png</text:p>
          </table:table-cell>
          <table:table-cell office:value-type="string" calcext:value-type="string">
            <text:p>C:\Users\henkj\IOT\DesigningHousingsInFreeCAD\images\09-hinge\housing-internal-2.png</text:p>
          </table:table-cell>
          <table:table-cell office:value-type="float" office:value="1059" calcext:value-type="float">
            <text:p>1059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&quot;  &lt;img src=&quot;&amp;CHAR(34)&amp;SUBSTITUTE(SUBSTITUTE([.B87];&quot;C:\Users\henkj\IOT\DesigningHousingsInFreeCAD&quot;;&quot;.&quot;);&quot;\&quot;;&quot;/&quot;)&amp; CHAR(34) &amp; &quot; alt=&quot;&amp;CHAR(34)&amp;UPPER(LEFT(SUBSTITUTE([.A87];&quot;.png&quot;;&quot;&quot;);1))&amp;LOWER(MID(SUBSTITUTE(SUBSTITUTE([.A87];&quot;.png&quot;;&quot;&quot;);&quot;-&quot;;&quot; &quot;);2;255))&amp;CHAR(34)&amp;&quot; width=&quot;&amp;CHAR(34)&amp;ROUND([.C87]*[.$I$1])&amp;CHAR(34)&amp;&quot;&gt;&quot;" office:value-type="string" office:string-value="  &lt;img src=&quot;./images/09-hinge/housing-internal-2.png&quot; alt=&quot;Housing internal 2&quot; width=&quot;808&quot;&gt;" calcext:value-type="string">
            <text:p>  &lt;img src="./images/09-hinge/housing-internal-2.png" alt="Housing internal 2" width="808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internal-3.png</text:p>
          </table:table-cell>
          <table:table-cell office:value-type="string" calcext:value-type="string">
            <text:p>C:\Users\henkj\IOT\DesigningHousingsInFreeCAD\images\09-hinge\housing-internal-3.png</text:p>
          </table:table-cell>
          <table:table-cell office:value-type="float" office:value="1097" calcext:value-type="float">
            <text:p>1097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&quot;  &lt;img src=&quot;&amp;CHAR(34)&amp;SUBSTITUTE(SUBSTITUTE([.B88];&quot;C:\Users\henkj\IOT\DesigningHousingsInFreeCAD&quot;;&quot;.&quot;);&quot;\&quot;;&quot;/&quot;)&amp; CHAR(34) &amp; &quot; alt=&quot;&amp;CHAR(34)&amp;UPPER(LEFT(SUBSTITUTE([.A88];&quot;.png&quot;;&quot;&quot;);1))&amp;LOWER(MID(SUBSTITUTE(SUBSTITUTE([.A88];&quot;.png&quot;;&quot;&quot;);&quot;-&quot;;&quot; &quot;);2;255))&amp;CHAR(34)&amp;&quot; width=&quot;&amp;CHAR(34)&amp;ROUND([.C88]*[.$I$1])&amp;CHAR(34)&amp;&quot;&gt;&quot;" office:value-type="string" office:string-value="  &lt;img src=&quot;./images/09-hinge/housing-internal-3.png&quot; alt=&quot;Housing internal 3&quot; width=&quot;837&quot;&gt;" calcext:value-type="string">
            <text:p>  &lt;img src="./images/09-hinge/housing-internal-3.png" alt="Housing internal 3" width="837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-top.png</text:p>
          </table:table-cell>
          <table:table-cell office:value-type="string" calcext:value-type="string">
            <text:p>C:\Users\henkj\IOT\DesigningHousingsInFreeCAD\images\09-hinge\housing-top.png</text:p>
          </table:table-cell>
          <table:table-cell office:value-type="float" office:value="1481" calcext:value-type="float">
            <text:p>1481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&quot;  &lt;img src=&quot;&amp;CHAR(34)&amp;SUBSTITUTE(SUBSTITUTE([.B89];&quot;C:\Users\henkj\IOT\DesigningHousingsInFreeCAD&quot;;&quot;.&quot;);&quot;\&quot;;&quot;/&quot;)&amp; CHAR(34) &amp; &quot; alt=&quot;&amp;CHAR(34)&amp;UPPER(LEFT(SUBSTITUTE([.A89];&quot;.png&quot;;&quot;&quot;);1))&amp;LOWER(MID(SUBSTITUTE(SUBSTITUTE([.A89];&quot;.png&quot;;&quot;&quot;);&quot;-&quot;;&quot; &quot;);2;255))&amp;CHAR(34)&amp;&quot; width=&quot;&amp;CHAR(34)&amp;ROUND([.C89]*[.$I$1])&amp;CHAR(34)&amp;&quot;&gt;&quot;" office:value-type="string" office:string-value="  &lt;img src=&quot;./images/09-hinge/housing-top.png&quot; alt=&quot;Housing top&quot; width=&quot;1130&quot;&gt;" calcext:value-type="string">
            <text:p>  &lt;img src="./images/09-hinge/housing-top.png" alt="Housing top" width="113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using.png</text:p>
          </table:table-cell>
          <table:table-cell office:value-type="string" calcext:value-type="string">
            <text:p>C:\Users\henkj\IOT\DesigningHousingsInFreeCAD\images\09-hinge\housing.png</text:p>
          </table:table-cell>
          <table:table-cell office:value-type="float" office:value="1255" calcext:value-type="float">
            <text:p>1255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&quot;  &lt;img src=&quot;&amp;CHAR(34)&amp;SUBSTITUTE(SUBSTITUTE([.B90];&quot;C:\Users\henkj\IOT\DesigningHousingsInFreeCAD&quot;;&quot;.&quot;);&quot;\&quot;;&quot;/&quot;)&amp; CHAR(34) &amp; &quot; alt=&quot;&amp;CHAR(34)&amp;UPPER(LEFT(SUBSTITUTE([.A90];&quot;.png&quot;;&quot;&quot;);1))&amp;LOWER(MID(SUBSTITUTE(SUBSTITUTE([.A90];&quot;.png&quot;;&quot;&quot;);&quot;-&quot;;&quot; &quot;);2;255))&amp;CHAR(34)&amp;&quot; width=&quot;&amp;CHAR(34)&amp;ROUND([.C90]*[.$I$1])&amp;CHAR(34)&amp;&quot;&gt;&quot;" office:value-type="string" office:string-value="  &lt;img src=&quot;./images/09-hinge/housing.png&quot; alt=&quot;Housing&quot; width=&quot;957&quot;&gt;" calcext:value-type="string">
            <text:p>  &lt;img src="./images/09-hinge/housing.png" alt="Housing" width="957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printability-test-1.png</text:p>
          </table:table-cell>
          <table:table-cell office:value-type="string" calcext:value-type="string">
            <text:p>C:\Users\henkj\IOT\DesigningHousingsInFreeCAD\images\09-hinge\printability-test-1.png</text:p>
          </table:table-cell>
          <table:table-cell office:value-type="float" office:value="1044" calcext:value-type="float">
            <text:p>1044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&quot;  &lt;img src=&quot;&amp;CHAR(34)&amp;SUBSTITUTE(SUBSTITUTE([.B91];&quot;C:\Users\henkj\IOT\DesigningHousingsInFreeCAD&quot;;&quot;.&quot;);&quot;\&quot;;&quot;/&quot;)&amp; CHAR(34) &amp; &quot; alt=&quot;&amp;CHAR(34)&amp;UPPER(LEFT(SUBSTITUTE([.A91];&quot;.png&quot;;&quot;&quot;);1))&amp;LOWER(MID(SUBSTITUTE(SUBSTITUTE([.A91];&quot;.png&quot;;&quot;&quot;);&quot;-&quot;;&quot; &quot;);2;255))&amp;CHAR(34)&amp;&quot; width=&quot;&amp;CHAR(34)&amp;ROUND([.C91]*[.$I$1])&amp;CHAR(34)&amp;&quot;&gt;&quot;" office:value-type="string" office:string-value="  &lt;img src=&quot;./images/09-hinge/printability-test-1.png&quot; alt=&quot;Printability test 1&quot; width=&quot;796&quot;&gt;" calcext:value-type="string">
            <text:p>  &lt;img src="./images/09-hinge/printability-test-1.png" alt="Printability test 1" width="796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ar-view-with-hinge.png</text:p>
          </table:table-cell>
          <table:table-cell office:value-type="string" calcext:value-type="string">
            <text:p>C:\Users\henkj\IOT\DesigningHousingsInFreeCAD\images\09-hinge\rear-view-with-hinge.png</text:p>
          </table:table-cell>
          <table:table-cell office:value-type="float" office:value="707" calcext:value-type="float">
            <text:p>707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&quot;  &lt;img src=&quot;&amp;CHAR(34)&amp;SUBSTITUTE(SUBSTITUTE([.B92];&quot;C:\Users\henkj\IOT\DesigningHousingsInFreeCAD&quot;;&quot;.&quot;);&quot;\&quot;;&quot;/&quot;)&amp; CHAR(34) &amp; &quot; alt=&quot;&amp;CHAR(34)&amp;UPPER(LEFT(SUBSTITUTE([.A92];&quot;.png&quot;;&quot;&quot;);1))&amp;LOWER(MID(SUBSTITUTE(SUBSTITUTE([.A92];&quot;.png&quot;;&quot;&quot;);&quot;-&quot;;&quot; &quot;);2;255))&amp;CHAR(34)&amp;&quot; width=&quot;&amp;CHAR(34)&amp;ROUND([.C92]*[.$I$1])&amp;CHAR(34)&amp;&quot;&gt;&quot;" office:value-type="string" office:string-value="  &lt;img src=&quot;./images/09-hinge/rear-view-with-hinge.png&quot; alt=&quot;Rear view with hinge&quot; width=&quot;539&quot;&gt;" calcext:value-type="string">
            <text:p>  &lt;img src="./images/09-hinge/rear-view-with-hinge.png" alt="Rear view with hinge" width="539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paration-bottom-1.png</text:p>
          </table:table-cell>
          <table:table-cell office:value-type="string" calcext:value-type="string">
            <text:p>C:\Users\henkj\IOT\DesigningHousingsInFreeCAD\images\09-hinge\separation-bottom-1.png</text:p>
          </table:table-cell>
          <table:table-cell office:value-type="float" office:value="1567" calcext:value-type="float">
            <text:p>1567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&quot;  &lt;img src=&quot;&amp;CHAR(34)&amp;SUBSTITUTE(SUBSTITUTE([.B93];&quot;C:\Users\henkj\IOT\DesigningHousingsInFreeCAD&quot;;&quot;.&quot;);&quot;\&quot;;&quot;/&quot;)&amp; CHAR(34) &amp; &quot; alt=&quot;&amp;CHAR(34)&amp;UPPER(LEFT(SUBSTITUTE([.A93];&quot;.png&quot;;&quot;&quot;);1))&amp;LOWER(MID(SUBSTITUTE(SUBSTITUTE([.A93];&quot;.png&quot;;&quot;&quot;);&quot;-&quot;;&quot; &quot;);2;255))&amp;CHAR(34)&amp;&quot; width=&quot;&amp;CHAR(34)&amp;ROUND([.C93]*[.$I$1])&amp;CHAR(34)&amp;&quot;&gt;&quot;" office:value-type="string" office:string-value="  &lt;img src=&quot;./images/09-hinge/separation-bottom-1.png&quot; alt=&quot;Separation bottom 1&quot; width=&quot;1195&quot;&gt;" calcext:value-type="string">
            <text:p>  &lt;img src="./images/09-hinge/separation-bottom-1.png" alt="Separation bottom 1" width="1195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paration-bottom-2.png</text:p>
          </table:table-cell>
          <table:table-cell office:value-type="string" calcext:value-type="string">
            <text:p>C:\Users\henkj\IOT\DesigningHousingsInFreeCAD\images\09-hinge\separation-bottom-2.png</text:p>
          </table:table-cell>
          <table:table-cell office:value-type="float" office:value="1239" calcext:value-type="float">
            <text:p>1239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&quot;  &lt;img src=&quot;&amp;CHAR(34)&amp;SUBSTITUTE(SUBSTITUTE([.B94];&quot;C:\Users\henkj\IOT\DesigningHousingsInFreeCAD&quot;;&quot;.&quot;);&quot;\&quot;;&quot;/&quot;)&amp; CHAR(34) &amp; &quot; alt=&quot;&amp;CHAR(34)&amp;UPPER(LEFT(SUBSTITUTE([.A94];&quot;.png&quot;;&quot;&quot;);1))&amp;LOWER(MID(SUBSTITUTE(SUBSTITUTE([.A94];&quot;.png&quot;;&quot;&quot;);&quot;-&quot;;&quot; &quot;);2;255))&amp;CHAR(34)&amp;&quot; width=&quot;&amp;CHAR(34)&amp;ROUND([.C94]*[.$I$1])&amp;CHAR(34)&amp;&quot;&gt;&quot;" office:value-type="string" office:string-value="  &lt;img src=&quot;./images/09-hinge/separation-bottom-2.png&quot; alt=&quot;Separation bottom 2&quot; width=&quot;945&quot;&gt;" calcext:value-type="string">
            <text:p>  &lt;img src="./images/09-hinge/separation-bottom-2.png" alt="Separation bottom 2" width="945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paration-bottom-3.png</text:p>
          </table:table-cell>
          <table:table-cell office:value-type="string" calcext:value-type="string">
            <text:p>C:\Users\henkj\IOT\DesigningHousingsInFreeCAD\images\09-hinge\separation-bottom-3.png</text:p>
          </table:table-cell>
          <table:table-cell office:value-type="float" office:value="1043" calcext:value-type="float">
            <text:p>1043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&quot;  &lt;img src=&quot;&amp;CHAR(34)&amp;SUBSTITUTE(SUBSTITUTE([.B95];&quot;C:\Users\henkj\IOT\DesigningHousingsInFreeCAD&quot;;&quot;.&quot;);&quot;\&quot;;&quot;/&quot;)&amp; CHAR(34) &amp; &quot; alt=&quot;&amp;CHAR(34)&amp;UPPER(LEFT(SUBSTITUTE([.A95];&quot;.png&quot;;&quot;&quot;);1))&amp;LOWER(MID(SUBSTITUTE(SUBSTITUTE([.A95];&quot;.png&quot;;&quot;&quot;);&quot;-&quot;;&quot; &quot;);2;255))&amp;CHAR(34)&amp;&quot; width=&quot;&amp;CHAR(34)&amp;ROUND([.C95]*[.$I$1])&amp;CHAR(34)&amp;&quot;&gt;&quot;" office:value-type="string" office:string-value="  &lt;img src=&quot;./images/09-hinge/separation-bottom-3.png&quot; alt=&quot;Separation bottom 3&quot; width=&quot;796&quot;&gt;" calcext:value-type="string">
            <text:p>  &lt;img src="./images/09-hinge/separation-bottom-3.png" alt="Separation bottom 3" width="796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paration-bottom-4.png</text:p>
          </table:table-cell>
          <table:table-cell office:value-type="string" calcext:value-type="string">
            <text:p>C:\Users\henkj\IOT\DesigningHousingsInFreeCAD\images\09-hinge\separation-bottom-4.png</text:p>
          </table:table-cell>
          <table:table-cell office:value-type="float" office:value="1061" calcext:value-type="float">
            <text:p>1061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&quot;  &lt;img src=&quot;&amp;CHAR(34)&amp;SUBSTITUTE(SUBSTITUTE([.B96];&quot;C:\Users\henkj\IOT\DesigningHousingsInFreeCAD&quot;;&quot;.&quot;);&quot;\&quot;;&quot;/&quot;)&amp; CHAR(34) &amp; &quot; alt=&quot;&amp;CHAR(34)&amp;UPPER(LEFT(SUBSTITUTE([.A96];&quot;.png&quot;;&quot;&quot;);1))&amp;LOWER(MID(SUBSTITUTE(SUBSTITUTE([.A96];&quot;.png&quot;;&quot;&quot;);&quot;-&quot;;&quot; &quot;);2;255))&amp;CHAR(34)&amp;&quot; width=&quot;&amp;CHAR(34)&amp;ROUND([.C96]*[.$I$1])&amp;CHAR(34)&amp;&quot;&gt;&quot;" office:value-type="string" office:string-value="  &lt;img src=&quot;./images/09-hinge/separation-bottom-4.png&quot; alt=&quot;Separation bottom 4&quot; width=&quot;809&quot;&gt;" calcext:value-type="string">
            <text:p>  &lt;img src="./images/09-hinge/separation-bottom-4.png" alt="Separation bottom 4" width="809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paration-bottom-5.png</text:p>
          </table:table-cell>
          <table:table-cell office:value-type="string" calcext:value-type="string">
            <text:p>C:\Users\henkj\IOT\DesigningHousingsInFreeCAD\images\09-hinge\separation-bottom-5.png</text:p>
          </table:table-cell>
          <table:table-cell office:value-type="float" office:value="852" calcext:value-type="float">
            <text:p>852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&quot;  &lt;img src=&quot;&amp;CHAR(34)&amp;SUBSTITUTE(SUBSTITUTE([.B97];&quot;C:\Users\henkj\IOT\DesigningHousingsInFreeCAD&quot;;&quot;.&quot;);&quot;\&quot;;&quot;/&quot;)&amp; CHAR(34) &amp; &quot; alt=&quot;&amp;CHAR(34)&amp;UPPER(LEFT(SUBSTITUTE([.A97];&quot;.png&quot;;&quot;&quot;);1))&amp;LOWER(MID(SUBSTITUTE(SUBSTITUTE([.A97];&quot;.png&quot;;&quot;&quot;);&quot;-&quot;;&quot; &quot;);2;255))&amp;CHAR(34)&amp;&quot; width=&quot;&amp;CHAR(34)&amp;ROUND([.C97]*[.$I$1])&amp;CHAR(34)&amp;&quot;&gt;&quot;" office:value-type="string" office:string-value="  &lt;img src=&quot;./images/09-hinge/separation-bottom-5.png&quot; alt=&quot;Separation bottom 5&quot; width=&quot;650&quot;&gt;" calcext:value-type="string">
            <text:p>  &lt;img src="./images/09-hinge/separation-bottom-5.png" alt="Separation bottom 5" width="650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paration-bottom-6.png</text:p>
          </table:table-cell>
          <table:table-cell office:value-type="string" calcext:value-type="string">
            <text:p>C:\Users\henkj\IOT\DesigningHousingsInFreeCAD\images\09-hinge\separation-bottom-6.png</text:p>
          </table:table-cell>
          <table:table-cell office:value-type="float" office:value="1065" calcext:value-type="float">
            <text:p>1065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&quot;  &lt;img src=&quot;&amp;CHAR(34)&amp;SUBSTITUTE(SUBSTITUTE([.B98];&quot;C:\Users\henkj\IOT\DesigningHousingsInFreeCAD&quot;;&quot;.&quot;);&quot;\&quot;;&quot;/&quot;)&amp; CHAR(34) &amp; &quot; alt=&quot;&amp;CHAR(34)&amp;UPPER(LEFT(SUBSTITUTE([.A98];&quot;.png&quot;;&quot;&quot;);1))&amp;LOWER(MID(SUBSTITUTE(SUBSTITUTE([.A98];&quot;.png&quot;;&quot;&quot;);&quot;-&quot;;&quot; &quot;);2;255))&amp;CHAR(34)&amp;&quot; width=&quot;&amp;CHAR(34)&amp;ROUND([.C98]*[.$I$1])&amp;CHAR(34)&amp;&quot;&gt;&quot;" office:value-type="string" office:string-value="  &lt;img src=&quot;./images/09-hinge/separation-bottom-6.png&quot; alt=&quot;Separation bottom 6&quot; width=&quot;813&quot;&gt;" calcext:value-type="string">
            <text:p>  &lt;img src="./images/09-hinge/separation-bottom-6.png" alt="Separation bottom 6" width="813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paration-bottom-7.png</text:p>
          </table:table-cell>
          <table:table-cell office:value-type="string" calcext:value-type="string">
            <text:p>C:\Users\henkj\IOT\DesigningHousingsInFreeCAD\images\09-hinge\separation-bottom-7.png</text:p>
          </table:table-cell>
          <table:table-cell office:value-type="float" office:value="1013" calcext:value-type="float">
            <text:p>1013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&quot;  &lt;img src=&quot;&amp;CHAR(34)&amp;SUBSTITUTE(SUBSTITUTE([.B99];&quot;C:\Users\henkj\IOT\DesigningHousingsInFreeCAD&quot;;&quot;.&quot;);&quot;\&quot;;&quot;/&quot;)&amp; CHAR(34) &amp; &quot; alt=&quot;&amp;CHAR(34)&amp;UPPER(LEFT(SUBSTITUTE([.A99];&quot;.png&quot;;&quot;&quot;);1))&amp;LOWER(MID(SUBSTITUTE(SUBSTITUTE([.A99];&quot;.png&quot;;&quot;&quot;);&quot;-&quot;;&quot; &quot;);2;255))&amp;CHAR(34)&amp;&quot; width=&quot;&amp;CHAR(34)&amp;ROUND([.C99]*[.$I$1])&amp;CHAR(34)&amp;&quot;&gt;&quot;" office:value-type="string" office:string-value="  &lt;img src=&quot;./images/09-hinge/separation-bottom-7.png&quot; alt=&quot;Separation bottom 7&quot; width=&quot;773&quot;&gt;" calcext:value-type="string">
            <text:p>  &lt;img src="./images/09-hinge/separation-bottom-7.png" alt="Separation bottom 7" width="773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paration-bottom-8.png</text:p>
          </table:table-cell>
          <table:table-cell office:value-type="string" calcext:value-type="string">
            <text:p>C:\Users\henkj\IOT\DesigningHousingsInFreeCAD\images\09-hinge\separation-bottom-8.png</text:p>
          </table:table-cell>
          <table:table-cell office:value-type="float" office:value="1321" calcext:value-type="float">
            <text:p>1321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&quot;  &lt;img src=&quot;&amp;CHAR(34)&amp;SUBSTITUTE(SUBSTITUTE([.B100];&quot;C:\Users\henkj\IOT\DesigningHousingsInFreeCAD&quot;;&quot;.&quot;);&quot;\&quot;;&quot;/&quot;)&amp; CHAR(34) &amp; &quot; alt=&quot;&amp;CHAR(34)&amp;UPPER(LEFT(SUBSTITUTE([.A100];&quot;.png&quot;;&quot;&quot;);1))&amp;LOWER(MID(SUBSTITUTE(SUBSTITUTE([.A100];&quot;.png&quot;;&quot;&quot;);&quot;-&quot;;&quot; &quot;);2;255))&amp;CHAR(34)&amp;&quot; width=&quot;&amp;CHAR(34)&amp;ROUND([.C100]*[.$I$1])&amp;CHAR(34)&amp;&quot;&gt;&quot;" office:value-type="string" office:string-value="  &lt;img src=&quot;./images/09-hinge/separation-bottom-8.png&quot; alt=&quot;Separation bottom 8&quot; width=&quot;1008&quot;&gt;" calcext:value-type="string">
            <text:p>  &lt;img src="./images/09-hinge/separation-bottom-8.png" alt="Separation bottom 8" width="1008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eparation-top.png</text:p>
          </table:table-cell>
          <table:table-cell office:value-type="string" calcext:value-type="string">
            <text:p>C:\Users\henkj\IOT\DesigningHousingsInFreeCAD\images\09-hinge\separation-top.png</text:p>
          </table:table-cell>
          <table:table-cell office:value-type="float" office:value="1438" calcext:value-type="float">
            <text:p>1438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&quot;  &lt;img src=&quot;&amp;CHAR(34)&amp;SUBSTITUTE(SUBSTITUTE([.B101];&quot;C:\Users\henkj\IOT\DesigningHousingsInFreeCAD&quot;;&quot;.&quot;);&quot;\&quot;;&quot;/&quot;)&amp; CHAR(34) &amp; &quot; alt=&quot;&amp;CHAR(34)&amp;UPPER(LEFT(SUBSTITUTE([.A101];&quot;.png&quot;;&quot;&quot;);1))&amp;LOWER(MID(SUBSTITUTE(SUBSTITUTE([.A101];&quot;.png&quot;;&quot;&quot;);&quot;-&quot;;&quot; &quot;);2;255))&amp;CHAR(34)&amp;&quot; width=&quot;&amp;CHAR(34)&amp;ROUND([.C101]*[.$I$1])&amp;CHAR(34)&amp;&quot;&gt;&quot;" office:value-type="string" office:string-value="  &lt;img src=&quot;./images/09-hinge/separation-top.png&quot; alt=&quot;Separation top&quot; width=&quot;1097&quot;&gt;" calcext:value-type="string">
            <text:p>  &lt;img src="./images/09-hinge/separation-top.png" alt="Separation top" width="1097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ketch-hinge-right.png</text:p>
          </table:table-cell>
          <table:table-cell office:value-type="string" calcext:value-type="string">
            <text:p>C:\Users\henkj\IOT\DesigningHousingsInFreeCAD\images\09-hinge\sketch-hinge-right.png</text:p>
          </table:table-cell>
          <table:table-cell office:value-type="float" office:value="404" calcext:value-type="float">
            <text:p>404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&quot;  &lt;img src=&quot;&amp;CHAR(34)&amp;SUBSTITUTE(SUBSTITUTE([.B102];&quot;C:\Users\henkj\IOT\DesigningHousingsInFreeCAD&quot;;&quot;.&quot;);&quot;\&quot;;&quot;/&quot;)&amp; CHAR(34) &amp; &quot; alt=&quot;&amp;CHAR(34)&amp;UPPER(LEFT(SUBSTITUTE([.A102];&quot;.png&quot;;&quot;&quot;);1))&amp;LOWER(MID(SUBSTITUTE(SUBSTITUTE([.A102];&quot;.png&quot;;&quot;&quot;);&quot;-&quot;;&quot; &quot;);2;255))&amp;CHAR(34)&amp;&quot; width=&quot;&amp;CHAR(34)&amp;ROUND([.C102]*[.$I$1])&amp;CHAR(34)&amp;&quot;&gt;&quot;" office:value-type="string" office:string-value="  &lt;img src=&quot;./images/09-hinge/sketch-hinge-right.png&quot; alt=&quot;Sketch hinge right&quot; width=&quot;308&quot;&gt;" calcext:value-type="string">
            <text:p>  &lt;img src="./images/09-hinge/sketch-hinge-right.png" alt="Sketch hinge right" width="308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ketch-hinge-top.png</text:p>
          </table:table-cell>
          <table:table-cell office:value-type="string" calcext:value-type="string">
            <text:p>C:\Users\henkj\IOT\DesigningHousingsInFreeCAD\images\09-hinge\sketch-hinge-top.png</text:p>
          </table:table-cell>
          <table:table-cell office:value-type="float" office:value="807" calcext:value-type="float">
            <text:p>807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&quot;  &lt;img src=&quot;&amp;CHAR(34)&amp;SUBSTITUTE(SUBSTITUTE([.B103];&quot;C:\Users\henkj\IOT\DesigningHousingsInFreeCAD&quot;;&quot;.&quot;);&quot;\&quot;;&quot;/&quot;)&amp; CHAR(34) &amp; &quot; alt=&quot;&amp;CHAR(34)&amp;UPPER(LEFT(SUBSTITUTE([.A103];&quot;.png&quot;;&quot;&quot;);1))&amp;LOWER(MID(SUBSTITUTE(SUBSTITUTE([.A103];&quot;.png&quot;;&quot;&quot;);&quot;-&quot;;&quot; &quot;);2;255))&amp;CHAR(34)&amp;&quot; width=&quot;&amp;CHAR(34)&amp;ROUND([.C103]*[.$I$1])&amp;CHAR(34)&amp;&quot;&gt;&quot;" office:value-type="string" office:string-value="  &lt;img src=&quot;./images/09-hinge/sketch-hinge-top.png&quot; alt=&quot;Sketch hinge top&quot; width=&quot;616&quot;&gt;" calcext:value-type="string">
            <text:p>  &lt;img src="./images/09-hinge/sketch-hinge-top.png" alt="Sketch hinge top" width="616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ketches-hinge.png</text:p>
          </table:table-cell>
          <table:table-cell office:value-type="string" calcext:value-type="string">
            <text:p>C:\Users\henkj\IOT\DesigningHousingsInFreeCAD\images\09-hinge\sketches-hinge.png</text:p>
          </table:table-cell>
          <table:table-cell office:value-type="float" office:value="1727" calcext:value-type="float">
            <text:p>1727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&quot;  &lt;img src=&quot;&amp;CHAR(34)&amp;SUBSTITUTE(SUBSTITUTE([.B104];&quot;C:\Users\henkj\IOT\DesigningHousingsInFreeCAD&quot;;&quot;.&quot;);&quot;\&quot;;&quot;/&quot;)&amp; CHAR(34) &amp; &quot; alt=&quot;&amp;CHAR(34)&amp;UPPER(LEFT(SUBSTITUTE([.A104];&quot;.png&quot;;&quot;&quot;);1))&amp;LOWER(MID(SUBSTITUTE(SUBSTITUTE([.A104];&quot;.png&quot;;&quot;&quot;);&quot;-&quot;;&quot; &quot;);2;255))&amp;CHAR(34)&amp;&quot; width=&quot;&amp;CHAR(34)&amp;ROUND([.C104]*[.$I$1])&amp;CHAR(34)&amp;&quot;&gt;&quot;" office:value-type="string" office:string-value="  &lt;img src=&quot;./images/09-hinge/sketches-hinge.png&quot; alt=&quot;Sketches hinge&quot; width=&quot;1318&quot;&gt;" calcext:value-type="string">
            <text:p>  &lt;img src="./images/09-hinge/sketches-hinge.png" alt="Sketches hinge" width="1318"&gt;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ketches-housing.png</text:p>
          </table:table-cell>
          <table:table-cell office:value-type="string" calcext:value-type="string">
            <text:p>C:\Users\henkj\IOT\DesigningHousingsInFreeCAD\images\09-hinge\sketches-housing.png</text:p>
          </table:table-cell>
          <table:table-cell office:value-type="float" office:value="1533" calcext:value-type="float">
            <text:p>1533</text:p>
          </table:table-cell>
          <table:table-cell office:value-type="float" office:value="393" calcext:value-type="float">
            <text:p>393</text:p>
          </table:table-cell>
          <table:table-cell/>
          <table:table-cell table:formula="of:=&quot;  &lt;img src=&quot;&amp;CHAR(34)&amp;SUBSTITUTE(SUBSTITUTE([.B105];&quot;C:\Users\henkj\IOT\DesigningHousingsInFreeCAD&quot;;&quot;.&quot;);&quot;\&quot;;&quot;/&quot;)&amp; CHAR(34) &amp; &quot; alt=&quot;&amp;CHAR(34)&amp;UPPER(LEFT(SUBSTITUTE([.A105];&quot;.png&quot;;&quot;&quot;);1))&amp;LOWER(MID(SUBSTITUTE(SUBSTITUTE([.A105];&quot;.png&quot;;&quot;&quot;);&quot;-&quot;;&quot; &quot;);2;255))&amp;CHAR(34)&amp;&quot; width=&quot;&amp;CHAR(34)&amp;ROUND([.C105]*[.$I$1])&amp;CHAR(34)&amp;&quot;&gt;&quot;" office:value-type="string" office:string-value="  &lt;img src=&quot;./images/09-hinge/sketches-housing.png&quot; alt=&quot;Sketches housing&quot; width=&quot;1170&quot;&gt;" calcext:value-type="string">
            <text:p>  &lt;img src="./images/09-hinge/sketches-housing.png" alt="Sketches housing" width="117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06];&quot;C:\Users\henkj\IOT\DesigningHousingsInFreeCAD&quot;;&quot;.&quot;);&quot;\&quot;;&quot;/&quot;)&amp; CHAR(34) &amp; &quot; alt=&quot;&amp;CHAR(34)&amp;UPPER(LEFT(SUBSTITUTE([.A106];&quot;.png&quot;;&quot;&quot;);1))&amp;LOWER(MID(SUBSTITUTE(SUBSTITUTE([.A106];&quot;.png&quot;;&quot;&quot;);&quot;-&quot;;&quot; &quot;);2;255))&amp;CHAR(34)&amp;&quot; width=&quot;&amp;CHAR(34)&amp;ROUND([.C106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07];&quot;C:\Users\henkj\IOT\DesigningHousingsInFreeCAD&quot;;&quot;.&quot;);&quot;\&quot;;&quot;/&quot;)&amp; CHAR(34) &amp; &quot; alt=&quot;&amp;CHAR(34)&amp;UPPER(LEFT(SUBSTITUTE([.A107];&quot;.png&quot;;&quot;&quot;);1))&amp;LOWER(MID(SUBSTITUTE(SUBSTITUTE([.A107];&quot;.png&quot;;&quot;&quot;);&quot;-&quot;;&quot; &quot;);2;255))&amp;CHAR(34)&amp;&quot; width=&quot;&amp;CHAR(34)&amp;ROUND([.C107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08];&quot;C:\Users\henkj\IOT\DesigningHousingsInFreeCAD&quot;;&quot;.&quot;);&quot;\&quot;;&quot;/&quot;)&amp; CHAR(34) &amp; &quot; alt=&quot;&amp;CHAR(34)&amp;UPPER(LEFT(SUBSTITUTE([.A108];&quot;.png&quot;;&quot;&quot;);1))&amp;LOWER(MID(SUBSTITUTE(SUBSTITUTE([.A108];&quot;.png&quot;;&quot;&quot;);&quot;-&quot;;&quot; &quot;);2;255))&amp;CHAR(34)&amp;&quot; width=&quot;&amp;CHAR(34)&amp;ROUND([.C108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09];&quot;C:\Users\henkj\IOT\DesigningHousingsInFreeCAD&quot;;&quot;.&quot;);&quot;\&quot;;&quot;/&quot;)&amp; CHAR(34) &amp; &quot; alt=&quot;&amp;CHAR(34)&amp;UPPER(LEFT(SUBSTITUTE([.A109];&quot;.png&quot;;&quot;&quot;);1))&amp;LOWER(MID(SUBSTITUTE(SUBSTITUTE([.A109];&quot;.png&quot;;&quot;&quot;);&quot;-&quot;;&quot; &quot;);2;255))&amp;CHAR(34)&amp;&quot; width=&quot;&amp;CHAR(34)&amp;ROUND([.C109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10];&quot;C:\Users\henkj\IOT\DesigningHousingsInFreeCAD&quot;;&quot;.&quot;);&quot;\&quot;;&quot;/&quot;)&amp; CHAR(34) &amp; &quot; alt=&quot;&amp;CHAR(34)&amp;UPPER(LEFT(SUBSTITUTE([.A110];&quot;.png&quot;;&quot;&quot;);1))&amp;LOWER(MID(SUBSTITUTE(SUBSTITUTE([.A110];&quot;.png&quot;;&quot;&quot;);&quot;-&quot;;&quot; &quot;);2;255))&amp;CHAR(34)&amp;&quot; width=&quot;&amp;CHAR(34)&amp;ROUND([.C110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11];&quot;C:\Users\henkj\IOT\DesigningHousingsInFreeCAD&quot;;&quot;.&quot;);&quot;\&quot;;&quot;/&quot;)&amp; CHAR(34) &amp; &quot; alt=&quot;&amp;CHAR(34)&amp;UPPER(LEFT(SUBSTITUTE([.A111];&quot;.png&quot;;&quot;&quot;);1))&amp;LOWER(MID(SUBSTITUTE(SUBSTITUTE([.A111];&quot;.png&quot;;&quot;&quot;);&quot;-&quot;;&quot; &quot;);2;255))&amp;CHAR(34)&amp;&quot; width=&quot;&amp;CHAR(34)&amp;ROUND([.C111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12];&quot;C:\Users\henkj\IOT\DesigningHousingsInFreeCAD&quot;;&quot;.&quot;);&quot;\&quot;;&quot;/&quot;)&amp; CHAR(34) &amp; &quot; alt=&quot;&amp;CHAR(34)&amp;UPPER(LEFT(SUBSTITUTE([.A112];&quot;.png&quot;;&quot;&quot;);1))&amp;LOWER(MID(SUBSTITUTE(SUBSTITUTE([.A112];&quot;.png&quot;;&quot;&quot;);&quot;-&quot;;&quot; &quot;);2;255))&amp;CHAR(34)&amp;&quot; width=&quot;&amp;CHAR(34)&amp;ROUND([.C112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13];&quot;C:\Users\henkj\IOT\DesigningHousingsInFreeCAD&quot;;&quot;.&quot;);&quot;\&quot;;&quot;/&quot;)&amp; CHAR(34) &amp; &quot; alt=&quot;&amp;CHAR(34)&amp;UPPER(LEFT(SUBSTITUTE([.A113];&quot;.png&quot;;&quot;&quot;);1))&amp;LOWER(MID(SUBSTITUTE(SUBSTITUTE([.A113];&quot;.png&quot;;&quot;&quot;);&quot;-&quot;;&quot; &quot;);2;255))&amp;CHAR(34)&amp;&quot; width=&quot;&amp;CHAR(34)&amp;ROUND([.C113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14];&quot;C:\Users\henkj\IOT\DesigningHousingsInFreeCAD&quot;;&quot;.&quot;);&quot;\&quot;;&quot;/&quot;)&amp; CHAR(34) &amp; &quot; alt=&quot;&amp;CHAR(34)&amp;UPPER(LEFT(SUBSTITUTE([.A114];&quot;.png&quot;;&quot;&quot;);1))&amp;LOWER(MID(SUBSTITUTE(SUBSTITUTE([.A114];&quot;.png&quot;;&quot;&quot;);&quot;-&quot;;&quot; &quot;);2;255))&amp;CHAR(34)&amp;&quot; width=&quot;&amp;CHAR(34)&amp;ROUND([.C114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15];&quot;C:\Users\henkj\IOT\DesigningHousingsInFreeCAD&quot;;&quot;.&quot;);&quot;\&quot;;&quot;/&quot;)&amp; CHAR(34) &amp; &quot; alt=&quot;&amp;CHAR(34)&amp;UPPER(LEFT(SUBSTITUTE([.A115];&quot;.png&quot;;&quot;&quot;);1))&amp;LOWER(MID(SUBSTITUTE(SUBSTITUTE([.A115];&quot;.png&quot;;&quot;&quot;);&quot;-&quot;;&quot; &quot;);2;255))&amp;CHAR(34)&amp;&quot; width=&quot;&amp;CHAR(34)&amp;ROUND([.C115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16];&quot;C:\Users\henkj\IOT\DesigningHousingsInFreeCAD&quot;;&quot;.&quot;);&quot;\&quot;;&quot;/&quot;)&amp; CHAR(34) &amp; &quot; alt=&quot;&amp;CHAR(34)&amp;UPPER(LEFT(SUBSTITUTE([.A116];&quot;.png&quot;;&quot;&quot;);1))&amp;LOWER(MID(SUBSTITUTE(SUBSTITUTE([.A116];&quot;.png&quot;;&quot;&quot;);&quot;-&quot;;&quot; &quot;);2;255))&amp;CHAR(34)&amp;&quot; width=&quot;&amp;CHAR(34)&amp;ROUND([.C116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17];&quot;C:\Users\henkj\IOT\DesigningHousingsInFreeCAD&quot;;&quot;.&quot;);&quot;\&quot;;&quot;/&quot;)&amp; CHAR(34) &amp; &quot; alt=&quot;&amp;CHAR(34)&amp;UPPER(LEFT(SUBSTITUTE([.A117];&quot;.png&quot;;&quot;&quot;);1))&amp;LOWER(MID(SUBSTITUTE(SUBSTITUTE([.A117];&quot;.png&quot;;&quot;&quot;);&quot;-&quot;;&quot; &quot;);2;255))&amp;CHAR(34)&amp;&quot; width=&quot;&amp;CHAR(34)&amp;ROUND([.C117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18];&quot;C:\Users\henkj\IOT\DesigningHousingsInFreeCAD&quot;;&quot;.&quot;);&quot;\&quot;;&quot;/&quot;)&amp; CHAR(34) &amp; &quot; alt=&quot;&amp;CHAR(34)&amp;UPPER(LEFT(SUBSTITUTE([.A118];&quot;.png&quot;;&quot;&quot;);1))&amp;LOWER(MID(SUBSTITUTE(SUBSTITUTE([.A118];&quot;.png&quot;;&quot;&quot;);&quot;-&quot;;&quot; &quot;);2;255))&amp;CHAR(34)&amp;&quot; width=&quot;&amp;CHAR(34)&amp;ROUND([.C118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19];&quot;C:\Users\henkj\IOT\DesigningHousingsInFreeCAD&quot;;&quot;.&quot;);&quot;\&quot;;&quot;/&quot;)&amp; CHAR(34) &amp; &quot; alt=&quot;&amp;CHAR(34)&amp;UPPER(LEFT(SUBSTITUTE([.A119];&quot;.png&quot;;&quot;&quot;);1))&amp;LOWER(MID(SUBSTITUTE(SUBSTITUTE([.A119];&quot;.png&quot;;&quot;&quot;);&quot;-&quot;;&quot; &quot;);2;255))&amp;CHAR(34)&amp;&quot; width=&quot;&amp;CHAR(34)&amp;ROUND([.C119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20];&quot;C:\Users\henkj\IOT\DesigningHousingsInFreeCAD&quot;;&quot;.&quot;);&quot;\&quot;;&quot;/&quot;)&amp; CHAR(34) &amp; &quot; alt=&quot;&amp;CHAR(34)&amp;UPPER(LEFT(SUBSTITUTE([.A120];&quot;.png&quot;;&quot;&quot;);1))&amp;LOWER(MID(SUBSTITUTE(SUBSTITUTE([.A120];&quot;.png&quot;;&quot;&quot;);&quot;-&quot;;&quot; &quot;);2;255))&amp;CHAR(34)&amp;&quot; width=&quot;&amp;CHAR(34)&amp;ROUND([.C120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21];&quot;C:\Users\henkj\IOT\DesigningHousingsInFreeCAD&quot;;&quot;.&quot;);&quot;\&quot;;&quot;/&quot;)&amp; CHAR(34) &amp; &quot; alt=&quot;&amp;CHAR(34)&amp;UPPER(LEFT(SUBSTITUTE([.A121];&quot;.png&quot;;&quot;&quot;);1))&amp;LOWER(MID(SUBSTITUTE(SUBSTITUTE([.A121];&quot;.png&quot;;&quot;&quot;);&quot;-&quot;;&quot; &quot;);2;255))&amp;CHAR(34)&amp;&quot; width=&quot;&amp;CHAR(34)&amp;ROUND([.C121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22];&quot;C:\Users\henkj\IOT\DesigningHousingsInFreeCAD&quot;;&quot;.&quot;);&quot;\&quot;;&quot;/&quot;)&amp; CHAR(34) &amp; &quot; alt=&quot;&amp;CHAR(34)&amp;UPPER(LEFT(SUBSTITUTE([.A122];&quot;.png&quot;;&quot;&quot;);1))&amp;LOWER(MID(SUBSTITUTE(SUBSTITUTE([.A122];&quot;.png&quot;;&quot;&quot;);&quot;-&quot;;&quot; &quot;);2;255))&amp;CHAR(34)&amp;&quot; width=&quot;&amp;CHAR(34)&amp;ROUND([.C122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23];&quot;C:\Users\henkj\IOT\DesigningHousingsInFreeCAD&quot;;&quot;.&quot;);&quot;\&quot;;&quot;/&quot;)&amp; CHAR(34) &amp; &quot; alt=&quot;&amp;CHAR(34)&amp;UPPER(LEFT(SUBSTITUTE([.A123];&quot;.png&quot;;&quot;&quot;);1))&amp;LOWER(MID(SUBSTITUTE(SUBSTITUTE([.A123];&quot;.png&quot;;&quot;&quot;);&quot;-&quot;;&quot; &quot;);2;255))&amp;CHAR(34)&amp;&quot; width=&quot;&amp;CHAR(34)&amp;ROUND([.C123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24];&quot;C:\Users\henkj\IOT\DesigningHousingsInFreeCAD&quot;;&quot;.&quot;);&quot;\&quot;;&quot;/&quot;)&amp; CHAR(34) &amp; &quot; alt=&quot;&amp;CHAR(34)&amp;UPPER(LEFT(SUBSTITUTE([.A124];&quot;.png&quot;;&quot;&quot;);1))&amp;LOWER(MID(SUBSTITUTE(SUBSTITUTE([.A124];&quot;.png&quot;;&quot;&quot;);&quot;-&quot;;&quot; &quot;);2;255))&amp;CHAR(34)&amp;&quot; width=&quot;&amp;CHAR(34)&amp;ROUND([.C124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25];&quot;C:\Users\henkj\IOT\DesigningHousingsInFreeCAD&quot;;&quot;.&quot;);&quot;\&quot;;&quot;/&quot;)&amp; CHAR(34) &amp; &quot; alt=&quot;&amp;CHAR(34)&amp;UPPER(LEFT(SUBSTITUTE([.A125];&quot;.png&quot;;&quot;&quot;);1))&amp;LOWER(MID(SUBSTITUTE(SUBSTITUTE([.A125];&quot;.png&quot;;&quot;&quot;);&quot;-&quot;;&quot; &quot;);2;255))&amp;CHAR(34)&amp;&quot; width=&quot;&amp;CHAR(34)&amp;ROUND([.C125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26];&quot;C:\Users\henkj\IOT\DesigningHousingsInFreeCAD&quot;;&quot;.&quot;);&quot;\&quot;;&quot;/&quot;)&amp; CHAR(34) &amp; &quot; alt=&quot;&amp;CHAR(34)&amp;UPPER(LEFT(SUBSTITUTE([.A126];&quot;.png&quot;;&quot;&quot;);1))&amp;LOWER(MID(SUBSTITUTE(SUBSTITUTE([.A126];&quot;.png&quot;;&quot;&quot;);&quot;-&quot;;&quot; &quot;);2;255))&amp;CHAR(34)&amp;&quot; width=&quot;&amp;CHAR(34)&amp;ROUND([.C126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27];&quot;C:\Users\henkj\IOT\DesigningHousingsInFreeCAD&quot;;&quot;.&quot;);&quot;\&quot;;&quot;/&quot;)&amp; CHAR(34) &amp; &quot; alt=&quot;&amp;CHAR(34)&amp;UPPER(LEFT(SUBSTITUTE([.A127];&quot;.png&quot;;&quot;&quot;);1))&amp;LOWER(MID(SUBSTITUTE(SUBSTITUTE([.A127];&quot;.png&quot;;&quot;&quot;);&quot;-&quot;;&quot; &quot;);2;255))&amp;CHAR(34)&amp;&quot; width=&quot;&amp;CHAR(34)&amp;ROUND([.C127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28];&quot;C:\Users\henkj\IOT\DesigningHousingsInFreeCAD&quot;;&quot;.&quot;);&quot;\&quot;;&quot;/&quot;)&amp; CHAR(34) &amp; &quot; alt=&quot;&amp;CHAR(34)&amp;UPPER(LEFT(SUBSTITUTE([.A128];&quot;.png&quot;;&quot;&quot;);1))&amp;LOWER(MID(SUBSTITUTE(SUBSTITUTE([.A128];&quot;.png&quot;;&quot;&quot;);&quot;-&quot;;&quot; &quot;);2;255))&amp;CHAR(34)&amp;&quot; width=&quot;&amp;CHAR(34)&amp;ROUND([.C128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29];&quot;C:\Users\henkj\IOT\DesigningHousingsInFreeCAD&quot;;&quot;.&quot;);&quot;\&quot;;&quot;/&quot;)&amp; CHAR(34) &amp; &quot; alt=&quot;&amp;CHAR(34)&amp;UPPER(LEFT(SUBSTITUTE([.A129];&quot;.png&quot;;&quot;&quot;);1))&amp;LOWER(MID(SUBSTITUTE(SUBSTITUTE([.A129];&quot;.png&quot;;&quot;&quot;);&quot;-&quot;;&quot; &quot;);2;255))&amp;CHAR(34)&amp;&quot; width=&quot;&amp;CHAR(34)&amp;ROUND([.C129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30];&quot;C:\Users\henkj\IOT\DesigningHousingsInFreeCAD&quot;;&quot;.&quot;);&quot;\&quot;;&quot;/&quot;)&amp; CHAR(34) &amp; &quot; alt=&quot;&amp;CHAR(34)&amp;UPPER(LEFT(SUBSTITUTE([.A130];&quot;.png&quot;;&quot;&quot;);1))&amp;LOWER(MID(SUBSTITUTE(SUBSTITUTE([.A130];&quot;.png&quot;;&quot;&quot;);&quot;-&quot;;&quot; &quot;);2;255))&amp;CHAR(34)&amp;&quot; width=&quot;&amp;CHAR(34)&amp;ROUND([.C130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31];&quot;C:\Users\henkj\IOT\DesigningHousingsInFreeCAD&quot;;&quot;.&quot;);&quot;\&quot;;&quot;/&quot;)&amp; CHAR(34) &amp; &quot; alt=&quot;&amp;CHAR(34)&amp;UPPER(LEFT(SUBSTITUTE([.A131];&quot;.png&quot;;&quot;&quot;);1))&amp;LOWER(MID(SUBSTITUTE(SUBSTITUTE([.A131];&quot;.png&quot;;&quot;&quot;);&quot;-&quot;;&quot; &quot;);2;255))&amp;CHAR(34)&amp;&quot; width=&quot;&amp;CHAR(34)&amp;ROUND([.C131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32];&quot;C:\Users\henkj\IOT\DesigningHousingsInFreeCAD&quot;;&quot;.&quot;);&quot;\&quot;;&quot;/&quot;)&amp; CHAR(34) &amp; &quot; alt=&quot;&amp;CHAR(34)&amp;UPPER(LEFT(SUBSTITUTE([.A132];&quot;.png&quot;;&quot;&quot;);1))&amp;LOWER(MID(SUBSTITUTE(SUBSTITUTE([.A132];&quot;.png&quot;;&quot;&quot;);&quot;-&quot;;&quot; &quot;);2;255))&amp;CHAR(34)&amp;&quot; width=&quot;&amp;CHAR(34)&amp;ROUND([.C132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33];&quot;C:\Users\henkj\IOT\DesigningHousingsInFreeCAD&quot;;&quot;.&quot;);&quot;\&quot;;&quot;/&quot;)&amp; CHAR(34) &amp; &quot; alt=&quot;&amp;CHAR(34)&amp;UPPER(LEFT(SUBSTITUTE([.A133];&quot;.png&quot;;&quot;&quot;);1))&amp;LOWER(MID(SUBSTITUTE(SUBSTITUTE([.A133];&quot;.png&quot;;&quot;&quot;);&quot;-&quot;;&quot; &quot;);2;255))&amp;CHAR(34)&amp;&quot; width=&quot;&amp;CHAR(34)&amp;ROUND([.C133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34];&quot;C:\Users\henkj\IOT\DesigningHousingsInFreeCAD&quot;;&quot;.&quot;);&quot;\&quot;;&quot;/&quot;)&amp; CHAR(34) &amp; &quot; alt=&quot;&amp;CHAR(34)&amp;UPPER(LEFT(SUBSTITUTE([.A134];&quot;.png&quot;;&quot;&quot;);1))&amp;LOWER(MID(SUBSTITUTE(SUBSTITUTE([.A134];&quot;.png&quot;;&quot;&quot;);&quot;-&quot;;&quot; &quot;);2;255))&amp;CHAR(34)&amp;&quot; width=&quot;&amp;CHAR(34)&amp;ROUND([.C134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35];&quot;C:\Users\henkj\IOT\DesigningHousingsInFreeCAD&quot;;&quot;.&quot;);&quot;\&quot;;&quot;/&quot;)&amp; CHAR(34) &amp; &quot; alt=&quot;&amp;CHAR(34)&amp;UPPER(LEFT(SUBSTITUTE([.A135];&quot;.png&quot;;&quot;&quot;);1))&amp;LOWER(MID(SUBSTITUTE(SUBSTITUTE([.A135];&quot;.png&quot;;&quot;&quot;);&quot;-&quot;;&quot; &quot;);2;255))&amp;CHAR(34)&amp;&quot; width=&quot;&amp;CHAR(34)&amp;ROUND([.C135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36];&quot;C:\Users\henkj\IOT\DesigningHousingsInFreeCAD&quot;;&quot;.&quot;);&quot;\&quot;;&quot;/&quot;)&amp; CHAR(34) &amp; &quot; alt=&quot;&amp;CHAR(34)&amp;UPPER(LEFT(SUBSTITUTE([.A136];&quot;.png&quot;;&quot;&quot;);1))&amp;LOWER(MID(SUBSTITUTE(SUBSTITUTE([.A136];&quot;.png&quot;;&quot;&quot;);&quot;-&quot;;&quot; &quot;);2;255))&amp;CHAR(34)&amp;&quot; width=&quot;&amp;CHAR(34)&amp;ROUND([.C136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37];&quot;C:\Users\henkj\IOT\DesigningHousingsInFreeCAD&quot;;&quot;.&quot;);&quot;\&quot;;&quot;/&quot;)&amp; CHAR(34) &amp; &quot; alt=&quot;&amp;CHAR(34)&amp;UPPER(LEFT(SUBSTITUTE([.A137];&quot;.png&quot;;&quot;&quot;);1))&amp;LOWER(MID(SUBSTITUTE(SUBSTITUTE([.A137];&quot;.png&quot;;&quot;&quot;);&quot;-&quot;;&quot; &quot;);2;255))&amp;CHAR(34)&amp;&quot; width=&quot;&amp;CHAR(34)&amp;ROUND([.C137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38];&quot;C:\Users\henkj\IOT\DesigningHousingsInFreeCAD&quot;;&quot;.&quot;);&quot;\&quot;;&quot;/&quot;)&amp; CHAR(34) &amp; &quot; alt=&quot;&amp;CHAR(34)&amp;UPPER(LEFT(SUBSTITUTE([.A138];&quot;.png&quot;;&quot;&quot;);1))&amp;LOWER(MID(SUBSTITUTE(SUBSTITUTE([.A138];&quot;.png&quot;;&quot;&quot;);&quot;-&quot;;&quot; &quot;);2;255))&amp;CHAR(34)&amp;&quot; width=&quot;&amp;CHAR(34)&amp;ROUND([.C138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39];&quot;C:\Users\henkj\IOT\DesigningHousingsInFreeCAD&quot;;&quot;.&quot;);&quot;\&quot;;&quot;/&quot;)&amp; CHAR(34) &amp; &quot; alt=&quot;&amp;CHAR(34)&amp;UPPER(LEFT(SUBSTITUTE([.A139];&quot;.png&quot;;&quot;&quot;);1))&amp;LOWER(MID(SUBSTITUTE(SUBSTITUTE([.A139];&quot;.png&quot;;&quot;&quot;);&quot;-&quot;;&quot; &quot;);2;255))&amp;CHAR(34)&amp;&quot; width=&quot;&amp;CHAR(34)&amp;ROUND([.C139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40];&quot;C:\Users\henkj\IOT\DesigningHousingsInFreeCAD&quot;;&quot;.&quot;);&quot;\&quot;;&quot;/&quot;)&amp; CHAR(34) &amp; &quot; alt=&quot;&amp;CHAR(34)&amp;UPPER(LEFT(SUBSTITUTE([.A140];&quot;.png&quot;;&quot;&quot;);1))&amp;LOWER(MID(SUBSTITUTE(SUBSTITUTE([.A140];&quot;.png&quot;;&quot;&quot;);&quot;-&quot;;&quot; &quot;);2;255))&amp;CHAR(34)&amp;&quot; width=&quot;&amp;CHAR(34)&amp;ROUND([.C140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41];&quot;C:\Users\henkj\IOT\DesigningHousingsInFreeCAD&quot;;&quot;.&quot;);&quot;\&quot;;&quot;/&quot;)&amp; CHAR(34) &amp; &quot; alt=&quot;&amp;CHAR(34)&amp;UPPER(LEFT(SUBSTITUTE([.A141];&quot;.png&quot;;&quot;&quot;);1))&amp;LOWER(MID(SUBSTITUTE(SUBSTITUTE([.A141];&quot;.png&quot;;&quot;&quot;);&quot;-&quot;;&quot; &quot;);2;255))&amp;CHAR(34)&amp;&quot; width=&quot;&amp;CHAR(34)&amp;ROUND([.C141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42];&quot;C:\Users\henkj\IOT\DesigningHousingsInFreeCAD&quot;;&quot;.&quot;);&quot;\&quot;;&quot;/&quot;)&amp; CHAR(34) &amp; &quot; alt=&quot;&amp;CHAR(34)&amp;UPPER(LEFT(SUBSTITUTE([.A142];&quot;.png&quot;;&quot;&quot;);1))&amp;LOWER(MID(SUBSTITUTE(SUBSTITUTE([.A142];&quot;.png&quot;;&quot;&quot;);&quot;-&quot;;&quot; &quot;);2;255))&amp;CHAR(34)&amp;&quot; width=&quot;&amp;CHAR(34)&amp;ROUND([.C142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43];&quot;C:\Users\henkj\IOT\DesigningHousingsInFreeCAD&quot;;&quot;.&quot;);&quot;\&quot;;&quot;/&quot;)&amp; CHAR(34) &amp; &quot; alt=&quot;&amp;CHAR(34)&amp;UPPER(LEFT(SUBSTITUTE([.A143];&quot;.png&quot;;&quot;&quot;);1))&amp;LOWER(MID(SUBSTITUTE(SUBSTITUTE([.A143];&quot;.png&quot;;&quot;&quot;);&quot;-&quot;;&quot; &quot;);2;255))&amp;CHAR(34)&amp;&quot; width=&quot;&amp;CHAR(34)&amp;ROUND([.C143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44];&quot;C:\Users\henkj\IOT\DesigningHousingsInFreeCAD&quot;;&quot;.&quot;);&quot;\&quot;;&quot;/&quot;)&amp; CHAR(34) &amp; &quot; alt=&quot;&amp;CHAR(34)&amp;UPPER(LEFT(SUBSTITUTE([.A144];&quot;.png&quot;;&quot;&quot;);1))&amp;LOWER(MID(SUBSTITUTE(SUBSTITUTE([.A144];&quot;.png&quot;;&quot;&quot;);&quot;-&quot;;&quot; &quot;);2;255))&amp;CHAR(34)&amp;&quot; width=&quot;&amp;CHAR(34)&amp;ROUND([.C144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45];&quot;C:\Users\henkj\IOT\DesigningHousingsInFreeCAD&quot;;&quot;.&quot;);&quot;\&quot;;&quot;/&quot;)&amp; CHAR(34) &amp; &quot; alt=&quot;&amp;CHAR(34)&amp;UPPER(LEFT(SUBSTITUTE([.A145];&quot;.png&quot;;&quot;&quot;);1))&amp;LOWER(MID(SUBSTITUTE(SUBSTITUTE([.A145];&quot;.png&quot;;&quot;&quot;);&quot;-&quot;;&quot; &quot;);2;255))&amp;CHAR(34)&amp;&quot; width=&quot;&amp;CHAR(34)&amp;ROUND([.C145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46];&quot;C:\Users\henkj\IOT\DesigningHousingsInFreeCAD&quot;;&quot;.&quot;);&quot;\&quot;;&quot;/&quot;)&amp; CHAR(34) &amp; &quot; alt=&quot;&amp;CHAR(34)&amp;UPPER(LEFT(SUBSTITUTE([.A146];&quot;.png&quot;;&quot;&quot;);1))&amp;LOWER(MID(SUBSTITUTE(SUBSTITUTE([.A146];&quot;.png&quot;;&quot;&quot;);&quot;-&quot;;&quot; &quot;);2;255))&amp;CHAR(34)&amp;&quot; width=&quot;&amp;CHAR(34)&amp;ROUND([.C146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47];&quot;C:\Users\henkj\IOT\DesigningHousingsInFreeCAD&quot;;&quot;.&quot;);&quot;\&quot;;&quot;/&quot;)&amp; CHAR(34) &amp; &quot; alt=&quot;&amp;CHAR(34)&amp;UPPER(LEFT(SUBSTITUTE([.A147];&quot;.png&quot;;&quot;&quot;);1))&amp;LOWER(MID(SUBSTITUTE(SUBSTITUTE([.A147];&quot;.png&quot;;&quot;&quot;);&quot;-&quot;;&quot; &quot;);2;255))&amp;CHAR(34)&amp;&quot; width=&quot;&amp;CHAR(34)&amp;ROUND([.C147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48];&quot;C:\Users\henkj\IOT\DesigningHousingsInFreeCAD&quot;;&quot;.&quot;);&quot;\&quot;;&quot;/&quot;)&amp; CHAR(34) &amp; &quot; alt=&quot;&amp;CHAR(34)&amp;UPPER(LEFT(SUBSTITUTE([.A148];&quot;.png&quot;;&quot;&quot;);1))&amp;LOWER(MID(SUBSTITUTE(SUBSTITUTE([.A148];&quot;.png&quot;;&quot;&quot;);&quot;-&quot;;&quot; &quot;);2;255))&amp;CHAR(34)&amp;&quot; width=&quot;&amp;CHAR(34)&amp;ROUND([.C148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49];&quot;C:\Users\henkj\IOT\DesigningHousingsInFreeCAD&quot;;&quot;.&quot;);&quot;\&quot;;&quot;/&quot;)&amp; CHAR(34) &amp; &quot; alt=&quot;&amp;CHAR(34)&amp;UPPER(LEFT(SUBSTITUTE([.A149];&quot;.png&quot;;&quot;&quot;);1))&amp;LOWER(MID(SUBSTITUTE(SUBSTITUTE([.A149];&quot;.png&quot;;&quot;&quot;);&quot;-&quot;;&quot; &quot;);2;255))&amp;CHAR(34)&amp;&quot; width=&quot;&amp;CHAR(34)&amp;ROUND([.C149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50];&quot;C:\Users\henkj\IOT\DesigningHousingsInFreeCAD&quot;;&quot;.&quot;);&quot;\&quot;;&quot;/&quot;)&amp; CHAR(34) &amp; &quot; alt=&quot;&amp;CHAR(34)&amp;UPPER(LEFT(SUBSTITUTE([.A150];&quot;.png&quot;;&quot;&quot;);1))&amp;LOWER(MID(SUBSTITUTE(SUBSTITUTE([.A150];&quot;.png&quot;;&quot;&quot;);&quot;-&quot;;&quot; &quot;);2;255))&amp;CHAR(34)&amp;&quot; width=&quot;&amp;CHAR(34)&amp;ROUND([.C150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51];&quot;C:\Users\henkj\IOT\DesigningHousingsInFreeCAD&quot;;&quot;.&quot;);&quot;\&quot;;&quot;/&quot;)&amp; CHAR(34) &amp; &quot; alt=&quot;&amp;CHAR(34)&amp;UPPER(LEFT(SUBSTITUTE([.A151];&quot;.png&quot;;&quot;&quot;);1))&amp;LOWER(MID(SUBSTITUTE(SUBSTITUTE([.A151];&quot;.png&quot;;&quot;&quot;);&quot;-&quot;;&quot; &quot;);2;255))&amp;CHAR(34)&amp;&quot; width=&quot;&amp;CHAR(34)&amp;ROUND([.C151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52];&quot;C:\Users\henkj\IOT\DesigningHousingsInFreeCAD&quot;;&quot;.&quot;);&quot;\&quot;;&quot;/&quot;)&amp; CHAR(34) &amp; &quot; alt=&quot;&amp;CHAR(34)&amp;UPPER(LEFT(SUBSTITUTE([.A152];&quot;.png&quot;;&quot;&quot;);1))&amp;LOWER(MID(SUBSTITUTE(SUBSTITUTE([.A152];&quot;.png&quot;;&quot;&quot;);&quot;-&quot;;&quot; &quot;);2;255))&amp;CHAR(34)&amp;&quot; width=&quot;&amp;CHAR(34)&amp;ROUND([.C152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53];&quot;C:\Users\henkj\IOT\DesigningHousingsInFreeCAD&quot;;&quot;.&quot;);&quot;\&quot;;&quot;/&quot;)&amp; CHAR(34) &amp; &quot; alt=&quot;&amp;CHAR(34)&amp;UPPER(LEFT(SUBSTITUTE([.A153];&quot;.png&quot;;&quot;&quot;);1))&amp;LOWER(MID(SUBSTITUTE(SUBSTITUTE([.A153];&quot;.png&quot;;&quot;&quot;);&quot;-&quot;;&quot; &quot;);2;255))&amp;CHAR(34)&amp;&quot; width=&quot;&amp;CHAR(34)&amp;ROUND([.C153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54];&quot;C:\Users\henkj\IOT\DesigningHousingsInFreeCAD&quot;;&quot;.&quot;);&quot;\&quot;;&quot;/&quot;)&amp; CHAR(34) &amp; &quot; alt=&quot;&amp;CHAR(34)&amp;UPPER(LEFT(SUBSTITUTE([.A154];&quot;.png&quot;;&quot;&quot;);1))&amp;LOWER(MID(SUBSTITUTE(SUBSTITUTE([.A154];&quot;.png&quot;;&quot;&quot;);&quot;-&quot;;&quot; &quot;);2;255))&amp;CHAR(34)&amp;&quot; width=&quot;&amp;CHAR(34)&amp;ROUND([.C154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55];&quot;C:\Users\henkj\IOT\DesigningHousingsInFreeCAD&quot;;&quot;.&quot;);&quot;\&quot;;&quot;/&quot;)&amp; CHAR(34) &amp; &quot; alt=&quot;&amp;CHAR(34)&amp;UPPER(LEFT(SUBSTITUTE([.A155];&quot;.png&quot;;&quot;&quot;);1))&amp;LOWER(MID(SUBSTITUTE(SUBSTITUTE([.A155];&quot;.png&quot;;&quot;&quot;);&quot;-&quot;;&quot; &quot;);2;255))&amp;CHAR(34)&amp;&quot; width=&quot;&amp;CHAR(34)&amp;ROUND([.C155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56];&quot;C:\Users\henkj\IOT\DesigningHousingsInFreeCAD&quot;;&quot;.&quot;);&quot;\&quot;;&quot;/&quot;)&amp; CHAR(34) &amp; &quot; alt=&quot;&amp;CHAR(34)&amp;UPPER(LEFT(SUBSTITUTE([.A156];&quot;.png&quot;;&quot;&quot;);1))&amp;LOWER(MID(SUBSTITUTE(SUBSTITUTE([.A156];&quot;.png&quot;;&quot;&quot;);&quot;-&quot;;&quot; &quot;);2;255))&amp;CHAR(34)&amp;&quot; width=&quot;&amp;CHAR(34)&amp;ROUND([.C156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57];&quot;C:\Users\henkj\IOT\DesigningHousingsInFreeCAD&quot;;&quot;.&quot;);&quot;\&quot;;&quot;/&quot;)&amp; CHAR(34) &amp; &quot; alt=&quot;&amp;CHAR(34)&amp;UPPER(LEFT(SUBSTITUTE([.A157];&quot;.png&quot;;&quot;&quot;);1))&amp;LOWER(MID(SUBSTITUTE(SUBSTITUTE([.A157];&quot;.png&quot;;&quot;&quot;);&quot;-&quot;;&quot; &quot;);2;255))&amp;CHAR(34)&amp;&quot; width=&quot;&amp;CHAR(34)&amp;ROUND([.C157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58];&quot;C:\Users\henkj\IOT\DesigningHousingsInFreeCAD&quot;;&quot;.&quot;);&quot;\&quot;;&quot;/&quot;)&amp; CHAR(34) &amp; &quot; alt=&quot;&amp;CHAR(34)&amp;UPPER(LEFT(SUBSTITUTE([.A158];&quot;.png&quot;;&quot;&quot;);1))&amp;LOWER(MID(SUBSTITUTE(SUBSTITUTE([.A158];&quot;.png&quot;;&quot;&quot;);&quot;-&quot;;&quot; &quot;);2;255))&amp;CHAR(34)&amp;&quot; width=&quot;&amp;CHAR(34)&amp;ROUND([.C158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59];&quot;C:\Users\henkj\IOT\DesigningHousingsInFreeCAD&quot;;&quot;.&quot;);&quot;\&quot;;&quot;/&quot;)&amp; CHAR(34) &amp; &quot; alt=&quot;&amp;CHAR(34)&amp;UPPER(LEFT(SUBSTITUTE([.A159];&quot;.png&quot;;&quot;&quot;);1))&amp;LOWER(MID(SUBSTITUTE(SUBSTITUTE([.A159];&quot;.png&quot;;&quot;&quot;);&quot;-&quot;;&quot; &quot;);2;255))&amp;CHAR(34)&amp;&quot; width=&quot;&amp;CHAR(34)&amp;ROUND([.C159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60];&quot;C:\Users\henkj\IOT\DesigningHousingsInFreeCAD&quot;;&quot;.&quot;);&quot;\&quot;;&quot;/&quot;)&amp; CHAR(34) &amp; &quot; alt=&quot;&amp;CHAR(34)&amp;UPPER(LEFT(SUBSTITUTE([.A160];&quot;.png&quot;;&quot;&quot;);1))&amp;LOWER(MID(SUBSTITUTE(SUBSTITUTE([.A160];&quot;.png&quot;;&quot;&quot;);&quot;-&quot;;&quot; &quot;);2;255))&amp;CHAR(34)&amp;&quot; width=&quot;&amp;CHAR(34)&amp;ROUND([.C160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61];&quot;C:\Users\henkj\IOT\DesigningHousingsInFreeCAD&quot;;&quot;.&quot;);&quot;\&quot;;&quot;/&quot;)&amp; CHAR(34) &amp; &quot; alt=&quot;&amp;CHAR(34)&amp;UPPER(LEFT(SUBSTITUTE([.A161];&quot;.png&quot;;&quot;&quot;);1))&amp;LOWER(MID(SUBSTITUTE(SUBSTITUTE([.A161];&quot;.png&quot;;&quot;&quot;);&quot;-&quot;;&quot; &quot;);2;255))&amp;CHAR(34)&amp;&quot; width=&quot;&amp;CHAR(34)&amp;ROUND([.C161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62];&quot;C:\Users\henkj\IOT\DesigningHousingsInFreeCAD&quot;;&quot;.&quot;);&quot;\&quot;;&quot;/&quot;)&amp; CHAR(34) &amp; &quot; alt=&quot;&amp;CHAR(34)&amp;UPPER(LEFT(SUBSTITUTE([.A162];&quot;.png&quot;;&quot;&quot;);1))&amp;LOWER(MID(SUBSTITUTE(SUBSTITUTE([.A162];&quot;.png&quot;;&quot;&quot;);&quot;-&quot;;&quot; &quot;);2;255))&amp;CHAR(34)&amp;&quot; width=&quot;&amp;CHAR(34)&amp;ROUND([.C162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63];&quot;C:\Users\henkj\IOT\DesigningHousingsInFreeCAD&quot;;&quot;.&quot;);&quot;\&quot;;&quot;/&quot;)&amp; CHAR(34) &amp; &quot; alt=&quot;&amp;CHAR(34)&amp;UPPER(LEFT(SUBSTITUTE([.A163];&quot;.png&quot;;&quot;&quot;);1))&amp;LOWER(MID(SUBSTITUTE(SUBSTITUTE([.A163];&quot;.png&quot;;&quot;&quot;);&quot;-&quot;;&quot; &quot;);2;255))&amp;CHAR(34)&amp;&quot; width=&quot;&amp;CHAR(34)&amp;ROUND([.C163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64];&quot;C:\Users\henkj\IOT\DesigningHousingsInFreeCAD&quot;;&quot;.&quot;);&quot;\&quot;;&quot;/&quot;)&amp; CHAR(34) &amp; &quot; alt=&quot;&amp;CHAR(34)&amp;UPPER(LEFT(SUBSTITUTE([.A164];&quot;.png&quot;;&quot;&quot;);1))&amp;LOWER(MID(SUBSTITUTE(SUBSTITUTE([.A164];&quot;.png&quot;;&quot;&quot;);&quot;-&quot;;&quot; &quot;);2;255))&amp;CHAR(34)&amp;&quot; width=&quot;&amp;CHAR(34)&amp;ROUND([.C164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65];&quot;C:\Users\henkj\IOT\DesigningHousingsInFreeCAD&quot;;&quot;.&quot;);&quot;\&quot;;&quot;/&quot;)&amp; CHAR(34) &amp; &quot; alt=&quot;&amp;CHAR(34)&amp;UPPER(LEFT(SUBSTITUTE([.A165];&quot;.png&quot;;&quot;&quot;);1))&amp;LOWER(MID(SUBSTITUTE(SUBSTITUTE([.A165];&quot;.png&quot;;&quot;&quot;);&quot;-&quot;;&quot; &quot;);2;255))&amp;CHAR(34)&amp;&quot; width=&quot;&amp;CHAR(34)&amp;ROUND([.C165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66];&quot;C:\Users\henkj\IOT\DesigningHousingsInFreeCAD&quot;;&quot;.&quot;);&quot;\&quot;;&quot;/&quot;)&amp; CHAR(34) &amp; &quot; alt=&quot;&amp;CHAR(34)&amp;UPPER(LEFT(SUBSTITUTE([.A166];&quot;.png&quot;;&quot;&quot;);1))&amp;LOWER(MID(SUBSTITUTE(SUBSTITUTE([.A166];&quot;.png&quot;;&quot;&quot;);&quot;-&quot;;&quot; &quot;);2;255))&amp;CHAR(34)&amp;&quot; width=&quot;&amp;CHAR(34)&amp;ROUND([.C166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67];&quot;C:\Users\henkj\IOT\DesigningHousingsInFreeCAD&quot;;&quot;.&quot;);&quot;\&quot;;&quot;/&quot;)&amp; CHAR(34) &amp; &quot; alt=&quot;&amp;CHAR(34)&amp;UPPER(LEFT(SUBSTITUTE([.A167];&quot;.png&quot;;&quot;&quot;);1))&amp;LOWER(MID(SUBSTITUTE(SUBSTITUTE([.A167];&quot;.png&quot;;&quot;&quot;);&quot;-&quot;;&quot; &quot;);2;255))&amp;CHAR(34)&amp;&quot; width=&quot;&amp;CHAR(34)&amp;ROUND([.C167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68];&quot;C:\Users\henkj\IOT\DesigningHousingsInFreeCAD&quot;;&quot;.&quot;);&quot;\&quot;;&quot;/&quot;)&amp; CHAR(34) &amp; &quot; alt=&quot;&amp;CHAR(34)&amp;UPPER(LEFT(SUBSTITUTE([.A168];&quot;.png&quot;;&quot;&quot;);1))&amp;LOWER(MID(SUBSTITUTE(SUBSTITUTE([.A168];&quot;.png&quot;;&quot;&quot;);&quot;-&quot;;&quot; &quot;);2;255))&amp;CHAR(34)&amp;&quot; width=&quot;&amp;CHAR(34)&amp;ROUND([.C168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69];&quot;C:\Users\henkj\IOT\DesigningHousingsInFreeCAD&quot;;&quot;.&quot;);&quot;\&quot;;&quot;/&quot;)&amp; CHAR(34) &amp; &quot; alt=&quot;&amp;CHAR(34)&amp;UPPER(LEFT(SUBSTITUTE([.A169];&quot;.png&quot;;&quot;&quot;);1))&amp;LOWER(MID(SUBSTITUTE(SUBSTITUTE([.A169];&quot;.png&quot;;&quot;&quot;);&quot;-&quot;;&quot; &quot;);2;255))&amp;CHAR(34)&amp;&quot; width=&quot;&amp;CHAR(34)&amp;ROUND([.C169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70];&quot;C:\Users\henkj\IOT\DesigningHousingsInFreeCAD&quot;;&quot;.&quot;);&quot;\&quot;;&quot;/&quot;)&amp; CHAR(34) &amp; &quot; alt=&quot;&amp;CHAR(34)&amp;UPPER(LEFT(SUBSTITUTE([.A170];&quot;.png&quot;;&quot;&quot;);1))&amp;LOWER(MID(SUBSTITUTE(SUBSTITUTE([.A170];&quot;.png&quot;;&quot;&quot;);&quot;-&quot;;&quot; &quot;);2;255))&amp;CHAR(34)&amp;&quot; width=&quot;&amp;CHAR(34)&amp;ROUND([.C170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71];&quot;C:\Users\henkj\IOT\DesigningHousingsInFreeCAD&quot;;&quot;.&quot;);&quot;\&quot;;&quot;/&quot;)&amp; CHAR(34) &amp; &quot; alt=&quot;&amp;CHAR(34)&amp;UPPER(LEFT(SUBSTITUTE([.A171];&quot;.png&quot;;&quot;&quot;);1))&amp;LOWER(MID(SUBSTITUTE(SUBSTITUTE([.A171];&quot;.png&quot;;&quot;&quot;);&quot;-&quot;;&quot; &quot;);2;255))&amp;CHAR(34)&amp;&quot; width=&quot;&amp;CHAR(34)&amp;ROUND([.C171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72];&quot;C:\Users\henkj\IOT\DesigningHousingsInFreeCAD&quot;;&quot;.&quot;);&quot;\&quot;;&quot;/&quot;)&amp; CHAR(34) &amp; &quot; alt=&quot;&amp;CHAR(34)&amp;UPPER(LEFT(SUBSTITUTE([.A172];&quot;.png&quot;;&quot;&quot;);1))&amp;LOWER(MID(SUBSTITUTE(SUBSTITUTE([.A172];&quot;.png&quot;;&quot;&quot;);&quot;-&quot;;&quot; &quot;);2;255))&amp;CHAR(34)&amp;&quot; width=&quot;&amp;CHAR(34)&amp;ROUND([.C172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73];&quot;C:\Users\henkj\IOT\DesigningHousingsInFreeCAD&quot;;&quot;.&quot;);&quot;\&quot;;&quot;/&quot;)&amp; CHAR(34) &amp; &quot; alt=&quot;&amp;CHAR(34)&amp;UPPER(LEFT(SUBSTITUTE([.A173];&quot;.png&quot;;&quot;&quot;);1))&amp;LOWER(MID(SUBSTITUTE(SUBSTITUTE([.A173];&quot;.png&quot;;&quot;&quot;);&quot;-&quot;;&quot; &quot;);2;255))&amp;CHAR(34)&amp;&quot; width=&quot;&amp;CHAR(34)&amp;ROUND([.C173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74];&quot;C:\Users\henkj\IOT\DesigningHousingsInFreeCAD&quot;;&quot;.&quot;);&quot;\&quot;;&quot;/&quot;)&amp; CHAR(34) &amp; &quot; alt=&quot;&amp;CHAR(34)&amp;UPPER(LEFT(SUBSTITUTE([.A174];&quot;.png&quot;;&quot;&quot;);1))&amp;LOWER(MID(SUBSTITUTE(SUBSTITUTE([.A174];&quot;.png&quot;;&quot;&quot;);&quot;-&quot;;&quot; &quot;);2;255))&amp;CHAR(34)&amp;&quot; width=&quot;&amp;CHAR(34)&amp;ROUND([.C174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75];&quot;C:\Users\henkj\IOT\DesigningHousingsInFreeCAD&quot;;&quot;.&quot;);&quot;\&quot;;&quot;/&quot;)&amp; CHAR(34) &amp; &quot; alt=&quot;&amp;CHAR(34)&amp;UPPER(LEFT(SUBSTITUTE([.A175];&quot;.png&quot;;&quot;&quot;);1))&amp;LOWER(MID(SUBSTITUTE(SUBSTITUTE([.A175];&quot;.png&quot;;&quot;&quot;);&quot;-&quot;;&quot; &quot;);2;255))&amp;CHAR(34)&amp;&quot; width=&quot;&amp;CHAR(34)&amp;ROUND([.C175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76];&quot;C:\Users\henkj\IOT\DesigningHousingsInFreeCAD&quot;;&quot;.&quot;);&quot;\&quot;;&quot;/&quot;)&amp; CHAR(34) &amp; &quot; alt=&quot;&amp;CHAR(34)&amp;UPPER(LEFT(SUBSTITUTE([.A176];&quot;.png&quot;;&quot;&quot;);1))&amp;LOWER(MID(SUBSTITUTE(SUBSTITUTE([.A176];&quot;.png&quot;;&quot;&quot;);&quot;-&quot;;&quot; &quot;);2;255))&amp;CHAR(34)&amp;&quot; width=&quot;&amp;CHAR(34)&amp;ROUND([.C176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77];&quot;C:\Users\henkj\IOT\DesigningHousingsInFreeCAD&quot;;&quot;.&quot;);&quot;\&quot;;&quot;/&quot;)&amp; CHAR(34) &amp; &quot; alt=&quot;&amp;CHAR(34)&amp;UPPER(LEFT(SUBSTITUTE([.A177];&quot;.png&quot;;&quot;&quot;);1))&amp;LOWER(MID(SUBSTITUTE(SUBSTITUTE([.A177];&quot;.png&quot;;&quot;&quot;);&quot;-&quot;;&quot; &quot;);2;255))&amp;CHAR(34)&amp;&quot; width=&quot;&amp;CHAR(34)&amp;ROUND([.C177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78];&quot;C:\Users\henkj\IOT\DesigningHousingsInFreeCAD&quot;;&quot;.&quot;);&quot;\&quot;;&quot;/&quot;)&amp; CHAR(34) &amp; &quot; alt=&quot;&amp;CHAR(34)&amp;UPPER(LEFT(SUBSTITUTE([.A178];&quot;.png&quot;;&quot;&quot;);1))&amp;LOWER(MID(SUBSTITUTE(SUBSTITUTE([.A178];&quot;.png&quot;;&quot;&quot;);&quot;-&quot;;&quot; &quot;);2;255))&amp;CHAR(34)&amp;&quot; width=&quot;&amp;CHAR(34)&amp;ROUND([.C178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79];&quot;C:\Users\henkj\IOT\DesigningHousingsInFreeCAD&quot;;&quot;.&quot;);&quot;\&quot;;&quot;/&quot;)&amp; CHAR(34) &amp; &quot; alt=&quot;&amp;CHAR(34)&amp;UPPER(LEFT(SUBSTITUTE([.A179];&quot;.png&quot;;&quot;&quot;);1))&amp;LOWER(MID(SUBSTITUTE(SUBSTITUTE([.A179];&quot;.png&quot;;&quot;&quot;);&quot;-&quot;;&quot; &quot;);2;255))&amp;CHAR(34)&amp;&quot; width=&quot;&amp;CHAR(34)&amp;ROUND([.C179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80];&quot;C:\Users\henkj\IOT\DesigningHousingsInFreeCAD&quot;;&quot;.&quot;);&quot;\&quot;;&quot;/&quot;)&amp; CHAR(34) &amp; &quot; alt=&quot;&amp;CHAR(34)&amp;UPPER(LEFT(SUBSTITUTE([.A180];&quot;.png&quot;;&quot;&quot;);1))&amp;LOWER(MID(SUBSTITUTE(SUBSTITUTE([.A180];&quot;.png&quot;;&quot;&quot;);&quot;-&quot;;&quot; &quot;);2;255))&amp;CHAR(34)&amp;&quot; width=&quot;&amp;CHAR(34)&amp;ROUND([.C180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81];&quot;C:\Users\henkj\IOT\DesigningHousingsInFreeCAD&quot;;&quot;.&quot;);&quot;\&quot;;&quot;/&quot;)&amp; CHAR(34) &amp; &quot; alt=&quot;&amp;CHAR(34)&amp;UPPER(LEFT(SUBSTITUTE([.A181];&quot;.png&quot;;&quot;&quot;);1))&amp;LOWER(MID(SUBSTITUTE(SUBSTITUTE([.A181];&quot;.png&quot;;&quot;&quot;);&quot;-&quot;;&quot; &quot;);2;255))&amp;CHAR(34)&amp;&quot; width=&quot;&amp;CHAR(34)&amp;ROUND([.C181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82];&quot;C:\Users\henkj\IOT\DesigningHousingsInFreeCAD&quot;;&quot;.&quot;);&quot;\&quot;;&quot;/&quot;)&amp; CHAR(34) &amp; &quot; alt=&quot;&amp;CHAR(34)&amp;UPPER(LEFT(SUBSTITUTE([.A182];&quot;.png&quot;;&quot;&quot;);1))&amp;LOWER(MID(SUBSTITUTE(SUBSTITUTE([.A182];&quot;.png&quot;;&quot;&quot;);&quot;-&quot;;&quot; &quot;);2;255))&amp;CHAR(34)&amp;&quot; width=&quot;&amp;CHAR(34)&amp;ROUND([.C182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83];&quot;C:\Users\henkj\IOT\DesigningHousingsInFreeCAD&quot;;&quot;.&quot;);&quot;\&quot;;&quot;/&quot;)&amp; CHAR(34) &amp; &quot; alt=&quot;&amp;CHAR(34)&amp;UPPER(LEFT(SUBSTITUTE([.A183];&quot;.png&quot;;&quot;&quot;);1))&amp;LOWER(MID(SUBSTITUTE(SUBSTITUTE([.A183];&quot;.png&quot;;&quot;&quot;);&quot;-&quot;;&quot; &quot;);2;255))&amp;CHAR(34)&amp;&quot; width=&quot;&amp;CHAR(34)&amp;ROUND([.C183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84];&quot;C:\Users\henkj\IOT\DesigningHousingsInFreeCAD&quot;;&quot;.&quot;);&quot;\&quot;;&quot;/&quot;)&amp; CHAR(34) &amp; &quot; alt=&quot;&amp;CHAR(34)&amp;UPPER(LEFT(SUBSTITUTE([.A184];&quot;.png&quot;;&quot;&quot;);1))&amp;LOWER(MID(SUBSTITUTE(SUBSTITUTE([.A184];&quot;.png&quot;;&quot;&quot;);&quot;-&quot;;&quot; &quot;);2;255))&amp;CHAR(34)&amp;&quot; width=&quot;&amp;CHAR(34)&amp;ROUND([.C184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85];&quot;C:\Users\henkj\IOT\DesigningHousingsInFreeCAD&quot;;&quot;.&quot;);&quot;\&quot;;&quot;/&quot;)&amp; CHAR(34) &amp; &quot; alt=&quot;&amp;CHAR(34)&amp;UPPER(LEFT(SUBSTITUTE([.A185];&quot;.png&quot;;&quot;&quot;);1))&amp;LOWER(MID(SUBSTITUTE(SUBSTITUTE([.A185];&quot;.png&quot;;&quot;&quot;);&quot;-&quot;;&quot; &quot;);2;255))&amp;CHAR(34)&amp;&quot; width=&quot;&amp;CHAR(34)&amp;ROUND([.C185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86];&quot;C:\Users\henkj\IOT\DesigningHousingsInFreeCAD&quot;;&quot;.&quot;);&quot;\&quot;;&quot;/&quot;)&amp; CHAR(34) &amp; &quot; alt=&quot;&amp;CHAR(34)&amp;UPPER(LEFT(SUBSTITUTE([.A186];&quot;.png&quot;;&quot;&quot;);1))&amp;LOWER(MID(SUBSTITUTE(SUBSTITUTE([.A186];&quot;.png&quot;;&quot;&quot;);&quot;-&quot;;&quot; &quot;);2;255))&amp;CHAR(34)&amp;&quot; width=&quot;&amp;CHAR(34)&amp;ROUND([.C186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87];&quot;C:\Users\henkj\IOT\DesigningHousingsInFreeCAD&quot;;&quot;.&quot;);&quot;\&quot;;&quot;/&quot;)&amp; CHAR(34) &amp; &quot; alt=&quot;&amp;CHAR(34)&amp;UPPER(LEFT(SUBSTITUTE([.A187];&quot;.png&quot;;&quot;&quot;);1))&amp;LOWER(MID(SUBSTITUTE(SUBSTITUTE([.A187];&quot;.png&quot;;&quot;&quot;);&quot;-&quot;;&quot; &quot;);2;255))&amp;CHAR(34)&amp;&quot; width=&quot;&amp;CHAR(34)&amp;ROUND([.C187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88];&quot;C:\Users\henkj\IOT\DesigningHousingsInFreeCAD&quot;;&quot;.&quot;);&quot;\&quot;;&quot;/&quot;)&amp; CHAR(34) &amp; &quot; alt=&quot;&amp;CHAR(34)&amp;UPPER(LEFT(SUBSTITUTE([.A188];&quot;.png&quot;;&quot;&quot;);1))&amp;LOWER(MID(SUBSTITUTE(SUBSTITUTE([.A188];&quot;.png&quot;;&quot;&quot;);&quot;-&quot;;&quot; &quot;);2;255))&amp;CHAR(34)&amp;&quot; width=&quot;&amp;CHAR(34)&amp;ROUND([.C188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89];&quot;C:\Users\henkj\IOT\DesigningHousingsInFreeCAD&quot;;&quot;.&quot;);&quot;\&quot;;&quot;/&quot;)&amp; CHAR(34) &amp; &quot; alt=&quot;&amp;CHAR(34)&amp;UPPER(LEFT(SUBSTITUTE([.A189];&quot;.png&quot;;&quot;&quot;);1))&amp;LOWER(MID(SUBSTITUTE(SUBSTITUTE([.A189];&quot;.png&quot;;&quot;&quot;);&quot;-&quot;;&quot; &quot;);2;255))&amp;CHAR(34)&amp;&quot; width=&quot;&amp;CHAR(34)&amp;ROUND([.C189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90];&quot;C:\Users\henkj\IOT\DesigningHousingsInFreeCAD&quot;;&quot;.&quot;);&quot;\&quot;;&quot;/&quot;)&amp; CHAR(34) &amp; &quot; alt=&quot;&amp;CHAR(34)&amp;UPPER(LEFT(SUBSTITUTE([.A190];&quot;.png&quot;;&quot;&quot;);1))&amp;LOWER(MID(SUBSTITUTE(SUBSTITUTE([.A190];&quot;.png&quot;;&quot;&quot;);&quot;-&quot;;&quot; &quot;);2;255))&amp;CHAR(34)&amp;&quot; width=&quot;&amp;CHAR(34)&amp;ROUND([.C190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91];&quot;C:\Users\henkj\IOT\DesigningHousingsInFreeCAD&quot;;&quot;.&quot;);&quot;\&quot;;&quot;/&quot;)&amp; CHAR(34) &amp; &quot; alt=&quot;&amp;CHAR(34)&amp;UPPER(LEFT(SUBSTITUTE([.A191];&quot;.png&quot;;&quot;&quot;);1))&amp;LOWER(MID(SUBSTITUTE(SUBSTITUTE([.A191];&quot;.png&quot;;&quot;&quot;);&quot;-&quot;;&quot; &quot;);2;255))&amp;CHAR(34)&amp;&quot; width=&quot;&amp;CHAR(34)&amp;ROUND([.C191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92];&quot;C:\Users\henkj\IOT\DesigningHousingsInFreeCAD&quot;;&quot;.&quot;);&quot;\&quot;;&quot;/&quot;)&amp; CHAR(34) &amp; &quot; alt=&quot;&amp;CHAR(34)&amp;UPPER(LEFT(SUBSTITUTE([.A192];&quot;.png&quot;;&quot;&quot;);1))&amp;LOWER(MID(SUBSTITUTE(SUBSTITUTE([.A192];&quot;.png&quot;;&quot;&quot;);&quot;-&quot;;&quot; &quot;);2;255))&amp;CHAR(34)&amp;&quot; width=&quot;&amp;CHAR(34)&amp;ROUND([.C192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93];&quot;C:\Users\henkj\IOT\DesigningHousingsInFreeCAD&quot;;&quot;.&quot;);&quot;\&quot;;&quot;/&quot;)&amp; CHAR(34) &amp; &quot; alt=&quot;&amp;CHAR(34)&amp;UPPER(LEFT(SUBSTITUTE([.A193];&quot;.png&quot;;&quot;&quot;);1))&amp;LOWER(MID(SUBSTITUTE(SUBSTITUTE([.A193];&quot;.png&quot;;&quot;&quot;);&quot;-&quot;;&quot; &quot;);2;255))&amp;CHAR(34)&amp;&quot; width=&quot;&amp;CHAR(34)&amp;ROUND([.C193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94];&quot;C:\Users\henkj\IOT\DesigningHousingsInFreeCAD&quot;;&quot;.&quot;);&quot;\&quot;;&quot;/&quot;)&amp; CHAR(34) &amp; &quot; alt=&quot;&amp;CHAR(34)&amp;UPPER(LEFT(SUBSTITUTE([.A194];&quot;.png&quot;;&quot;&quot;);1))&amp;LOWER(MID(SUBSTITUTE(SUBSTITUTE([.A194];&quot;.png&quot;;&quot;&quot;);&quot;-&quot;;&quot; &quot;);2;255))&amp;CHAR(34)&amp;&quot; width=&quot;&amp;CHAR(34)&amp;ROUND([.C194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95];&quot;C:\Users\henkj\IOT\DesigningHousingsInFreeCAD&quot;;&quot;.&quot;);&quot;\&quot;;&quot;/&quot;)&amp; CHAR(34) &amp; &quot; alt=&quot;&amp;CHAR(34)&amp;UPPER(LEFT(SUBSTITUTE([.A195];&quot;.png&quot;;&quot;&quot;);1))&amp;LOWER(MID(SUBSTITUTE(SUBSTITUTE([.A195];&quot;.png&quot;;&quot;&quot;);&quot;-&quot;;&quot; &quot;);2;255))&amp;CHAR(34)&amp;&quot; width=&quot;&amp;CHAR(34)&amp;ROUND([.C195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96];&quot;C:\Users\henkj\IOT\DesigningHousingsInFreeCAD&quot;;&quot;.&quot;);&quot;\&quot;;&quot;/&quot;)&amp; CHAR(34) &amp; &quot; alt=&quot;&amp;CHAR(34)&amp;UPPER(LEFT(SUBSTITUTE([.A196];&quot;.png&quot;;&quot;&quot;);1))&amp;LOWER(MID(SUBSTITUTE(SUBSTITUTE([.A196];&quot;.png&quot;;&quot;&quot;);&quot;-&quot;;&quot; &quot;);2;255))&amp;CHAR(34)&amp;&quot; width=&quot;&amp;CHAR(34)&amp;ROUND([.C196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97];&quot;C:\Users\henkj\IOT\DesigningHousingsInFreeCAD&quot;;&quot;.&quot;);&quot;\&quot;;&quot;/&quot;)&amp; CHAR(34) &amp; &quot; alt=&quot;&amp;CHAR(34)&amp;UPPER(LEFT(SUBSTITUTE([.A197];&quot;.png&quot;;&quot;&quot;);1))&amp;LOWER(MID(SUBSTITUTE(SUBSTITUTE([.A197];&quot;.png&quot;;&quot;&quot;);&quot;-&quot;;&quot; &quot;);2;255))&amp;CHAR(34)&amp;&quot; width=&quot;&amp;CHAR(34)&amp;ROUND([.C197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98];&quot;C:\Users\henkj\IOT\DesigningHousingsInFreeCAD&quot;;&quot;.&quot;);&quot;\&quot;;&quot;/&quot;)&amp; CHAR(34) &amp; &quot; alt=&quot;&amp;CHAR(34)&amp;UPPER(LEFT(SUBSTITUTE([.A198];&quot;.png&quot;;&quot;&quot;);1))&amp;LOWER(MID(SUBSTITUTE(SUBSTITUTE([.A198];&quot;.png&quot;;&quot;&quot;);&quot;-&quot;;&quot; &quot;);2;255))&amp;CHAR(34)&amp;&quot; width=&quot;&amp;CHAR(34)&amp;ROUND([.C198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199];&quot;C:\Users\henkj\IOT\DesigningHousingsInFreeCAD&quot;;&quot;.&quot;);&quot;\&quot;;&quot;/&quot;)&amp; CHAR(34) &amp; &quot; alt=&quot;&amp;CHAR(34)&amp;UPPER(LEFT(SUBSTITUTE([.A199];&quot;.png&quot;;&quot;&quot;);1))&amp;LOWER(MID(SUBSTITUTE(SUBSTITUTE([.A199];&quot;.png&quot;;&quot;&quot;);&quot;-&quot;;&quot; &quot;);2;255))&amp;CHAR(34)&amp;&quot; width=&quot;&amp;CHAR(34)&amp;ROUND([.C199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00];&quot;C:\Users\henkj\IOT\DesigningHousingsInFreeCAD&quot;;&quot;.&quot;);&quot;\&quot;;&quot;/&quot;)&amp; CHAR(34) &amp; &quot; alt=&quot;&amp;CHAR(34)&amp;UPPER(LEFT(SUBSTITUTE([.A200];&quot;.png&quot;;&quot;&quot;);1))&amp;LOWER(MID(SUBSTITUTE(SUBSTITUTE([.A200];&quot;.png&quot;;&quot;&quot;);&quot;-&quot;;&quot; &quot;);2;255))&amp;CHAR(34)&amp;&quot; width=&quot;&amp;CHAR(34)&amp;ROUND([.C200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01];&quot;C:\Users\henkj\IOT\DesigningHousingsInFreeCAD&quot;;&quot;.&quot;);&quot;\&quot;;&quot;/&quot;)&amp; CHAR(34) &amp; &quot; alt=&quot;&amp;CHAR(34)&amp;UPPER(LEFT(SUBSTITUTE([.A201];&quot;.png&quot;;&quot;&quot;);1))&amp;LOWER(MID(SUBSTITUTE(SUBSTITUTE([.A201];&quot;.png&quot;;&quot;&quot;);&quot;-&quot;;&quot; &quot;);2;255))&amp;CHAR(34)&amp;&quot; width=&quot;&amp;CHAR(34)&amp;ROUND([.C201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02];&quot;C:\Users\henkj\IOT\DesigningHousingsInFreeCAD&quot;;&quot;.&quot;);&quot;\&quot;;&quot;/&quot;)&amp; CHAR(34) &amp; &quot; alt=&quot;&amp;CHAR(34)&amp;UPPER(LEFT(SUBSTITUTE([.A202];&quot;.png&quot;;&quot;&quot;);1))&amp;LOWER(MID(SUBSTITUTE(SUBSTITUTE([.A202];&quot;.png&quot;;&quot;&quot;);&quot;-&quot;;&quot; &quot;);2;255))&amp;CHAR(34)&amp;&quot; width=&quot;&amp;CHAR(34)&amp;ROUND([.C202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03];&quot;C:\Users\henkj\IOT\DesigningHousingsInFreeCAD&quot;;&quot;.&quot;);&quot;\&quot;;&quot;/&quot;)&amp; CHAR(34) &amp; &quot; alt=&quot;&amp;CHAR(34)&amp;UPPER(LEFT(SUBSTITUTE([.A203];&quot;.png&quot;;&quot;&quot;);1))&amp;LOWER(MID(SUBSTITUTE(SUBSTITUTE([.A203];&quot;.png&quot;;&quot;&quot;);&quot;-&quot;;&quot; &quot;);2;255))&amp;CHAR(34)&amp;&quot; width=&quot;&amp;CHAR(34)&amp;ROUND([.C203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04];&quot;C:\Users\henkj\IOT\DesigningHousingsInFreeCAD&quot;;&quot;.&quot;);&quot;\&quot;;&quot;/&quot;)&amp; CHAR(34) &amp; &quot; alt=&quot;&amp;CHAR(34)&amp;UPPER(LEFT(SUBSTITUTE([.A204];&quot;.png&quot;;&quot;&quot;);1))&amp;LOWER(MID(SUBSTITUTE(SUBSTITUTE([.A204];&quot;.png&quot;;&quot;&quot;);&quot;-&quot;;&quot; &quot;);2;255))&amp;CHAR(34)&amp;&quot; width=&quot;&amp;CHAR(34)&amp;ROUND([.C204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05];&quot;C:\Users\henkj\IOT\DesigningHousingsInFreeCAD&quot;;&quot;.&quot;);&quot;\&quot;;&quot;/&quot;)&amp; CHAR(34) &amp; &quot; alt=&quot;&amp;CHAR(34)&amp;UPPER(LEFT(SUBSTITUTE([.A205];&quot;.png&quot;;&quot;&quot;);1))&amp;LOWER(MID(SUBSTITUTE(SUBSTITUTE([.A205];&quot;.png&quot;;&quot;&quot;);&quot;-&quot;;&quot; &quot;);2;255))&amp;CHAR(34)&amp;&quot; width=&quot;&amp;CHAR(34)&amp;ROUND([.C205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06];&quot;C:\Users\henkj\IOT\DesigningHousingsInFreeCAD&quot;;&quot;.&quot;);&quot;\&quot;;&quot;/&quot;)&amp; CHAR(34) &amp; &quot; alt=&quot;&amp;CHAR(34)&amp;UPPER(LEFT(SUBSTITUTE([.A206];&quot;.png&quot;;&quot;&quot;);1))&amp;LOWER(MID(SUBSTITUTE(SUBSTITUTE([.A206];&quot;.png&quot;;&quot;&quot;);&quot;-&quot;;&quot; &quot;);2;255))&amp;CHAR(34)&amp;&quot; width=&quot;&amp;CHAR(34)&amp;ROUND([.C206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07];&quot;C:\Users\henkj\IOT\DesigningHousingsInFreeCAD&quot;;&quot;.&quot;);&quot;\&quot;;&quot;/&quot;)&amp; CHAR(34) &amp; &quot; alt=&quot;&amp;CHAR(34)&amp;UPPER(LEFT(SUBSTITUTE([.A207];&quot;.png&quot;;&quot;&quot;);1))&amp;LOWER(MID(SUBSTITUTE(SUBSTITUTE([.A207];&quot;.png&quot;;&quot;&quot;);&quot;-&quot;;&quot; &quot;);2;255))&amp;CHAR(34)&amp;&quot; width=&quot;&amp;CHAR(34)&amp;ROUND([.C207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08];&quot;C:\Users\henkj\IOT\DesigningHousingsInFreeCAD&quot;;&quot;.&quot;);&quot;\&quot;;&quot;/&quot;)&amp; CHAR(34) &amp; &quot; alt=&quot;&amp;CHAR(34)&amp;UPPER(LEFT(SUBSTITUTE([.A208];&quot;.png&quot;;&quot;&quot;);1))&amp;LOWER(MID(SUBSTITUTE(SUBSTITUTE([.A208];&quot;.png&quot;;&quot;&quot;);&quot;-&quot;;&quot; &quot;);2;255))&amp;CHAR(34)&amp;&quot; width=&quot;&amp;CHAR(34)&amp;ROUND([.C208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09];&quot;C:\Users\henkj\IOT\DesigningHousingsInFreeCAD&quot;;&quot;.&quot;);&quot;\&quot;;&quot;/&quot;)&amp; CHAR(34) &amp; &quot; alt=&quot;&amp;CHAR(34)&amp;UPPER(LEFT(SUBSTITUTE([.A209];&quot;.png&quot;;&quot;&quot;);1))&amp;LOWER(MID(SUBSTITUTE(SUBSTITUTE([.A209];&quot;.png&quot;;&quot;&quot;);&quot;-&quot;;&quot; &quot;);2;255))&amp;CHAR(34)&amp;&quot; width=&quot;&amp;CHAR(34)&amp;ROUND([.C209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10];&quot;C:\Users\henkj\IOT\DesigningHousingsInFreeCAD&quot;;&quot;.&quot;);&quot;\&quot;;&quot;/&quot;)&amp; CHAR(34) &amp; &quot; alt=&quot;&amp;CHAR(34)&amp;UPPER(LEFT(SUBSTITUTE([.A210];&quot;.png&quot;;&quot;&quot;);1))&amp;LOWER(MID(SUBSTITUTE(SUBSTITUTE([.A210];&quot;.png&quot;;&quot;&quot;);&quot;-&quot;;&quot; &quot;);2;255))&amp;CHAR(34)&amp;&quot; width=&quot;&amp;CHAR(34)&amp;ROUND([.C210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11];&quot;C:\Users\henkj\IOT\DesigningHousingsInFreeCAD&quot;;&quot;.&quot;);&quot;\&quot;;&quot;/&quot;)&amp; CHAR(34) &amp; &quot; alt=&quot;&amp;CHAR(34)&amp;UPPER(LEFT(SUBSTITUTE([.A211];&quot;.png&quot;;&quot;&quot;);1))&amp;LOWER(MID(SUBSTITUTE(SUBSTITUTE([.A211];&quot;.png&quot;;&quot;&quot;);&quot;-&quot;;&quot; &quot;);2;255))&amp;CHAR(34)&amp;&quot; width=&quot;&amp;CHAR(34)&amp;ROUND([.C211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12];&quot;C:\Users\henkj\IOT\DesigningHousingsInFreeCAD&quot;;&quot;.&quot;);&quot;\&quot;;&quot;/&quot;)&amp; CHAR(34) &amp; &quot; alt=&quot;&amp;CHAR(34)&amp;UPPER(LEFT(SUBSTITUTE([.A212];&quot;.png&quot;;&quot;&quot;);1))&amp;LOWER(MID(SUBSTITUTE(SUBSTITUTE([.A212];&quot;.png&quot;;&quot;&quot;);&quot;-&quot;;&quot; &quot;);2;255))&amp;CHAR(34)&amp;&quot; width=&quot;&amp;CHAR(34)&amp;ROUND([.C212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13];&quot;C:\Users\henkj\IOT\DesigningHousingsInFreeCAD&quot;;&quot;.&quot;);&quot;\&quot;;&quot;/&quot;)&amp; CHAR(34) &amp; &quot; alt=&quot;&amp;CHAR(34)&amp;UPPER(LEFT(SUBSTITUTE([.A213];&quot;.png&quot;;&quot;&quot;);1))&amp;LOWER(MID(SUBSTITUTE(SUBSTITUTE([.A213];&quot;.png&quot;;&quot;&quot;);&quot;-&quot;;&quot; &quot;);2;255))&amp;CHAR(34)&amp;&quot; width=&quot;&amp;CHAR(34)&amp;ROUND([.C213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14];&quot;C:\Users\henkj\IOT\DesigningHousingsInFreeCAD&quot;;&quot;.&quot;);&quot;\&quot;;&quot;/&quot;)&amp; CHAR(34) &amp; &quot; alt=&quot;&amp;CHAR(34)&amp;UPPER(LEFT(SUBSTITUTE([.A214];&quot;.png&quot;;&quot;&quot;);1))&amp;LOWER(MID(SUBSTITUTE(SUBSTITUTE([.A214];&quot;.png&quot;;&quot;&quot;);&quot;-&quot;;&quot; &quot;);2;255))&amp;CHAR(34)&amp;&quot; width=&quot;&amp;CHAR(34)&amp;ROUND([.C214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15];&quot;C:\Users\henkj\IOT\DesigningHousingsInFreeCAD&quot;;&quot;.&quot;);&quot;\&quot;;&quot;/&quot;)&amp; CHAR(34) &amp; &quot; alt=&quot;&amp;CHAR(34)&amp;UPPER(LEFT(SUBSTITUTE([.A215];&quot;.png&quot;;&quot;&quot;);1))&amp;LOWER(MID(SUBSTITUTE(SUBSTITUTE([.A215];&quot;.png&quot;;&quot;&quot;);&quot;-&quot;;&quot; &quot;);2;255))&amp;CHAR(34)&amp;&quot; width=&quot;&amp;CHAR(34)&amp;ROUND([.C215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16];&quot;C:\Users\henkj\IOT\DesigningHousingsInFreeCAD&quot;;&quot;.&quot;);&quot;\&quot;;&quot;/&quot;)&amp; CHAR(34) &amp; &quot; alt=&quot;&amp;CHAR(34)&amp;UPPER(LEFT(SUBSTITUTE([.A216];&quot;.png&quot;;&quot;&quot;);1))&amp;LOWER(MID(SUBSTITUTE(SUBSTITUTE([.A216];&quot;.png&quot;;&quot;&quot;);&quot;-&quot;;&quot; &quot;);2;255))&amp;CHAR(34)&amp;&quot; width=&quot;&amp;CHAR(34)&amp;ROUND([.C216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17];&quot;C:\Users\henkj\IOT\DesigningHousingsInFreeCAD&quot;;&quot;.&quot;);&quot;\&quot;;&quot;/&quot;)&amp; CHAR(34) &amp; &quot; alt=&quot;&amp;CHAR(34)&amp;UPPER(LEFT(SUBSTITUTE([.A217];&quot;.png&quot;;&quot;&quot;);1))&amp;LOWER(MID(SUBSTITUTE(SUBSTITUTE([.A217];&quot;.png&quot;;&quot;&quot;);&quot;-&quot;;&quot; &quot;);2;255))&amp;CHAR(34)&amp;&quot; width=&quot;&amp;CHAR(34)&amp;ROUND([.C217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18];&quot;C:\Users\henkj\IOT\DesigningHousingsInFreeCAD&quot;;&quot;.&quot;);&quot;\&quot;;&quot;/&quot;)&amp; CHAR(34) &amp; &quot; alt=&quot;&amp;CHAR(34)&amp;UPPER(LEFT(SUBSTITUTE([.A218];&quot;.png&quot;;&quot;&quot;);1))&amp;LOWER(MID(SUBSTITUTE(SUBSTITUTE([.A218];&quot;.png&quot;;&quot;&quot;);&quot;-&quot;;&quot; &quot;);2;255))&amp;CHAR(34)&amp;&quot; width=&quot;&amp;CHAR(34)&amp;ROUND([.C218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19];&quot;C:\Users\henkj\IOT\DesigningHousingsInFreeCAD&quot;;&quot;.&quot;);&quot;\&quot;;&quot;/&quot;)&amp; CHAR(34) &amp; &quot; alt=&quot;&amp;CHAR(34)&amp;UPPER(LEFT(SUBSTITUTE([.A219];&quot;.png&quot;;&quot;&quot;);1))&amp;LOWER(MID(SUBSTITUTE(SUBSTITUTE([.A219];&quot;.png&quot;;&quot;&quot;);&quot;-&quot;;&quot; &quot;);2;255))&amp;CHAR(34)&amp;&quot; width=&quot;&amp;CHAR(34)&amp;ROUND([.C219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20];&quot;C:\Users\henkj\IOT\DesigningHousingsInFreeCAD&quot;;&quot;.&quot;);&quot;\&quot;;&quot;/&quot;)&amp; CHAR(34) &amp; &quot; alt=&quot;&amp;CHAR(34)&amp;UPPER(LEFT(SUBSTITUTE([.A220];&quot;.png&quot;;&quot;&quot;);1))&amp;LOWER(MID(SUBSTITUTE(SUBSTITUTE([.A220];&quot;.png&quot;;&quot;&quot;);&quot;-&quot;;&quot; &quot;);2;255))&amp;CHAR(34)&amp;&quot; width=&quot;&amp;CHAR(34)&amp;ROUND([.C220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21];&quot;C:\Users\henkj\IOT\DesigningHousingsInFreeCAD&quot;;&quot;.&quot;);&quot;\&quot;;&quot;/&quot;)&amp; CHAR(34) &amp; &quot; alt=&quot;&amp;CHAR(34)&amp;UPPER(LEFT(SUBSTITUTE([.A221];&quot;.png&quot;;&quot;&quot;);1))&amp;LOWER(MID(SUBSTITUTE(SUBSTITUTE([.A221];&quot;.png&quot;;&quot;&quot;);&quot;-&quot;;&quot; &quot;);2;255))&amp;CHAR(34)&amp;&quot; width=&quot;&amp;CHAR(34)&amp;ROUND([.C221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22];&quot;C:\Users\henkj\IOT\DesigningHousingsInFreeCAD&quot;;&quot;.&quot;);&quot;\&quot;;&quot;/&quot;)&amp; CHAR(34) &amp; &quot; alt=&quot;&amp;CHAR(34)&amp;UPPER(LEFT(SUBSTITUTE([.A222];&quot;.png&quot;;&quot;&quot;);1))&amp;LOWER(MID(SUBSTITUTE(SUBSTITUTE([.A222];&quot;.png&quot;;&quot;&quot;);&quot;-&quot;;&quot; &quot;);2;255))&amp;CHAR(34)&amp;&quot; width=&quot;&amp;CHAR(34)&amp;ROUND([.C222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  <table:table-row table:style-name="ro3">
          <table:table-cell table:number-columns-repeated="5"/>
          <table:table-cell table:formula="of:=&quot;  &lt;img src=&quot;&amp;CHAR(34)&amp;SUBSTITUTE(SUBSTITUTE([.B223];&quot;C:\Users\henkj\IOT\DesigningHousingsInFreeCAD&quot;;&quot;.&quot;);&quot;\&quot;;&quot;/&quot;)&amp; CHAR(34) &amp; &quot; alt=&quot;&amp;CHAR(34)&amp;UPPER(LEFT(SUBSTITUTE([.A223];&quot;.png&quot;;&quot;&quot;);1))&amp;LOWER(MID(SUBSTITUTE(SUBSTITUTE([.A223];&quot;.png&quot;;&quot;&quot;);&quot;-&quot;;&quot; &quot;);2;255))&amp;CHAR(34)&amp;&quot; width=&quot;&amp;CHAR(34)&amp;ROUND([.C223]*[.$I$1])&amp;CHAR(34)&amp;&quot;&gt;&quot;" office:value-type="string" office:string-value="  &lt;img src=&quot;&quot; alt=&quot;&quot; width=&quot;0&quot;&gt;" calcext:value-type="string">
            <text:p>  &lt;img src="" alt="" width="0"&gt;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alibri1" fo:font-family="Calibri" style:font-style-name="Regular" style:font-family-generic="swiss" style:font-pitch="variable" fo:font-size="10.5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18:08:31.699000000</meta:creation-date>
    <dc:date>2023-08-25T19:50:08.910000000</dc:date>
    <meta:editing-duration>PT1H41M39S</meta:editing-duration>
    <meta:editing-cycles>1</meta:editing-cycles>
    <meta:document-statistic meta:table-count="1" meta:cell-count="646" meta:object-count="0"/>
    <meta:generator>LibreOffice/7.5.4.2$Windows_X86_64 LibreOffice_project/36ccfdc35048b057fd9854c757a8b67ec53977b6</meta:generator>
  </office:meta>
</office:document-meta>
</file>